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098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2181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1.0728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2335in"/>
    </style:style>
    <style:style style:name="co21" style:family="table-column">
      <style:table-column-properties fo:break-before="auto" style:column-width="0.3063in"/>
    </style:style>
    <style:style style:name="co22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89">
            <text:p>28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519">
            <text:p>51.9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44">
            <text:p>54.4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8274">
            <text:p>2827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30156">
            <text:p>3015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1373">
            <text:p>3137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22">
            <text:p>2021-04-22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2 - 1.23)">
            <text:p>(0.72 - 1.2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77">
            <text:p>0.7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6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number-columns-repeated="3" table:default-cell-style-name="Default"/>
        <table:table-column table:style-name="co12" table:number-columns-repeated="3" table:default-cell-style-name="Default"/>
        <table:table-column table:style-name="co18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60.75">
            <text:p>160.7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12127210345738">
            <text:p>0.021212721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7512648350704">
            <text:p>1.075126483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3.0213756405791">
            <text:p>33.0213756406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25">
            <text:p>-1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60276958584434">
            <text:p>-0.0160276959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44406563083128">
            <text:p>0.944406563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.625">
            <text:p>6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0452620072419212">
            <text:p>0.0004526201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0158457178873">
            <text:p>1.0015845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17.75">
            <text:p>117.75</text:p>
          </table:table-cell>
          <table:table-cell office:value-type="float" office:value="-55">
            <text:p>-55</text:p>
          </table:table-cell>
          <table:table-cell office:value-type="float" office:value="56">
            <text:p>56</text:p>
          </table:table-cell>
          <table:table-cell office:value-type="float" office:value="0.0156374501992032">
            <text:p>0.0156374502</text:p>
          </table:table-cell>
          <table:table-cell office:value-type="float" office:value="-0.00484069706037669">
            <text:p>-0.0048406971</text:p>
          </table:table-cell>
          <table:table-cell office:value-type="float" office:value="0.0032364329884991">
            <text:p>0.003236433</text:p>
          </table:table-cell>
          <table:table-cell office:value-type="float" office:value="1.05521035420073">
            <text:p>1.0552103542</text:p>
          </table:table-cell>
          <table:table-cell office:value-type="float" office:value="0.983103487690821">
            <text:p>0.9831034877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18">
            <text:p>11618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02.75">
            <text:p>102.7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0884403511792047">
            <text:p>0.0088440351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3110742814877">
            <text:p>1.0311074281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240">
            <text:p>10240</text:p>
          </table:table-cell>
          <table:table-cell office:value-type="float" office:value="15231">
            <text:p>15231</text:p>
          </table:table-cell>
          <table:table-cell office:value-type="float" office:value="-115.125">
            <text:p>-115.125</text:p>
          </table:table-cell>
          <table:table-cell office:value-type="float" office:value="302.125">
            <text:p>302.125</text:p>
          </table:table-cell>
          <table:table-cell office:value-type="float" office:value="-122">
            <text:p>-122</text:p>
          </table:table-cell>
          <table:table-cell office:value-type="float" office:value="-0.0148166023166023">
            <text:p>-0.0148166023</text:p>
          </table:table-cell>
          <table:table-cell office:value-type="float" office:value="0.02950439453125">
            <text:p>0.0295043945</text:p>
          </table:table-cell>
          <table:table-cell office:value-type="float" office:value="-0.00800997964677303">
            <text:p>-0.0080099796</text:p>
          </table:table-cell>
          <table:table-cell office:value-type="float" office:value="0.94857217403214">
            <text:p>0.948572174</text:p>
          </table:table-cell>
          <table:table-cell office:value-type="float" office:value="1.10497157908082">
            <text:p>1.1049715791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3.8379089382745">
            <text:p>23.8379089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15">
            <text:p>10415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336.75">
            <text:p>336.75</text:p>
          </table:table-cell>
          <table:table-cell office:value-type="float" office:value="53.875">
            <text:p>53.875</text:p>
          </table:table-cell>
          <table:table-cell office:value-type="float" office:value="0.0118152866242038">
            <text:p>0.0118152866</text:p>
          </table:table-cell>
          <table:table-cell office:value-type="float" office:value="0.0323331733077292">
            <text:p>0.0323331733</text:p>
          </table:table-cell>
          <table:table-cell office:value-type="float" office:value="0.00360826468421405">
            <text:p>0.0036082647</text:p>
          </table:table-cell>
          <table:table-cell office:value-type="float" office:value="1.04162712114082">
            <text:p>1.0416271211</text:p>
          </table:table-cell>
          <table:table-cell office:value-type="float" office:value="1.1152151574055">
            <text:p>1.1152151574</text:p>
          </table:table-cell>
          <table:table-cell office:value-type="float" office:value="1.01265444475985">
            <text:p>1.0126544448</text:p>
          </table:table-cell>
          <table:table-cell office:value-type="float" office:value="0">
            <text:p>0</text:p>
          </table:table-cell>
          <table:table-cell office:value-type="float" office:value="21.7823833088327">
            <text:p>21.7823833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320">
            <text:p>10320</text:p>
          </table:table-cell>
          <table:table-cell office:value-type="float" office:value="17303">
            <text:p>17303</text:p>
          </table:table-cell>
          <table:table-cell office:value-type="float" office:value="87.5">
            <text:p>87.5</text:p>
          </table:table-cell>
          <table:table-cell office:value-type="float" office:value="34.875">
            <text:p>34.875</text:p>
          </table:table-cell>
          <table:table-cell office:value-type="float" office:value="56">
            <text:p>56</text:p>
          </table:table-cell>
          <table:table-cell office:value-type="float" office:value="0.0114919884423431">
            <text:p>0.0114919884</text:p>
          </table:table-cell>
          <table:table-cell office:value-type="float" office:value="0.00337936046511628">
            <text:p>0.0033793605</text:p>
          </table:table-cell>
          <table:table-cell office:value-type="float" office:value="0.0032364329884991">
            <text:p>0.003236433</text:p>
          </table:table-cell>
          <table:table-cell office:value-type="float" office:value="1.04048080851298">
            <text:p>1.0404808085</text:p>
          </table:table-cell>
          <table:table-cell office:value-type="float" office:value="1.01185014497913">
            <text:p>1.011850145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469">
            <text:p>10469</text:p>
          </table:table-cell>
          <table:table-cell office:value-type="float" office:value="15503">
            <text:p>15503</text:p>
          </table:table-cell>
          <table:table-cell office:value-type="float" office:value="-50.5">
            <text:p>-50.5</text:p>
          </table:table-cell>
          <table:table-cell office:value-type="float" office:value="115">
            <text:p>115</text:p>
          </table:table-cell>
          <table:table-cell office:value-type="float" office:value="155.75">
            <text:p>155.75</text:p>
          </table:table-cell>
          <table:table-cell office:value-type="float" office:value="-0.00668697033898305">
            <text:p>-0.0066869703</text:p>
          </table:table-cell>
          <table:table-cell office:value-type="float" office:value="0.0109848123029898">
            <text:p>0.0109848123</text:p>
          </table:table-cell>
          <table:table-cell office:value-type="float" office:value="0.0100464426240083">
            <text:p>0.0100464426</text:p>
          </table:table-cell>
          <table:table-cell office:value-type="float" office:value="0.976683246335296">
            <text:p>0.9766832463</text:p>
          </table:table-cell>
          <table:table-cell office:value-type="float" office:value="1.03868334861907">
            <text:p>1.0386833486</text:p>
          </table:table-cell>
          <table:table-cell office:value-type="float" office:value="1.03536037396245">
            <text:p>1.0353603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38">
            <text:p>10438</text:p>
          </table:table-cell>
          <table:table-cell office:value-type="float" office:value="16835">
            <text:p>16835</text:p>
          </table:table-cell>
          <table:table-cell office:value-type="float" office:value="-82.75">
            <text:p>-82.75</text:p>
          </table:table-cell>
          <table:table-cell office:value-type="float" office:value="304.25">
            <text:p>304.25</text:p>
          </table:table-cell>
          <table:table-cell office:value-type="float" office:value="447.5">
            <text:p>447.5</text:p>
          </table:table-cell>
          <table:table-cell office:value-type="float" office:value="-0.0106499356499356">
            <text:p>-0.0106499356</text:p>
          </table:table-cell>
          <table:table-cell office:value-type="float" office:value="0.0291483042728492">
            <text:p>0.0291483043</text:p>
          </table:table-cell>
          <table:table-cell office:value-type="float" office:value="0.0265815265815266">
            <text:p>0.0265815266</text:p>
          </table:table-cell>
          <table:table-cell office:value-type="float" office:value="0.962947530638747">
            <text:p>0.9629475306</text:p>
          </table:table-cell>
          <table:table-cell office:value-type="float" office:value="1.10368432729326">
            <text:p>1.1036843273</text:p>
          </table:table-cell>
          <table:table-cell office:value-type="float" office:value="1.09442023504394">
            <text:p>1.094420235</text:p>
          </table:table-cell>
          <table:table-cell office:value-type="float" office:value="0">
            <text:p>0</text:p>
          </table:table-cell>
          <table:table-cell office:value-type="float" office:value="24.1249313360187">
            <text:p>24.124931336</text:p>
          </table:table-cell>
          <table:table-cell office:value-type="float" office:value="26.4213326299466">
            <text:p>26.421332629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12">
            <text:p>8112</text:p>
          </table:table-cell>
          <table:table-cell office:value-type="float" office:value="11248">
            <text:p>11248</text:p>
          </table:table-cell>
          <table:table-cell office:value-type="float" office:value="19130">
            <text:p>19130</text:p>
          </table:table-cell>
          <table:table-cell office:value-type="float" office:value="285.875">
            <text:p>285.875</text:p>
          </table:table-cell>
          <table:table-cell office:value-type="float" office:value="293.125">
            <text:p>293.125</text:p>
          </table:table-cell>
          <table:table-cell office:value-type="float" office:value="475.75">
            <text:p>475.75</text:p>
          </table:table-cell>
          <table:table-cell office:value-type="float" office:value="0.0352410009861933">
            <text:p>0.035241001</text:p>
          </table:table-cell>
          <table:table-cell office:value-type="float" office:value="0.0260601884779516">
            <text:p>0.0260601885</text:p>
          </table:table-cell>
          <table:table-cell office:value-type="float" office:value="0.0248693152117094">
            <text:p>0.0248693152</text:p>
          </table:table-cell>
          <table:table-cell office:value-type="float" office:value="1.12577768262667">
            <text:p>1.1257776826</text:p>
          </table:table-cell>
          <table:table-cell office:value-type="float" office:value="1.0925417611829">
            <text:p>1.0925417612</text:p>
          </table:table-cell>
          <table:table-cell office:value-type="float" office:value="1.08825482960562">
            <text:p>1.0882548296</text:p>
          </table:table-cell>
          <table:table-cell office:value-type="float" office:value="20.0133441442325">
            <text:p>20.0133441442</text:p>
          </table:table-cell>
          <table:table-cell office:value-type="float" office:value="26.9430218748568">
            <text:p>26.9430218749</text:p>
          </table:table-cell>
          <table:table-cell office:value-type="float" office:value="28.216737567139">
            <text:p>28.216737567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7908">
            <text:p>7908</text:p>
          </table:table-cell>
          <table:table-cell office:value-type="float" office:value="12434">
            <text:p>12434</text:p>
          </table:table-cell>
          <table:table-cell office:value-type="float" office:value="17733">
            <text:p>17733</text:p>
          </table:table-cell>
          <table:table-cell office:value-type="float" office:value="29.75">
            <text:p>29.75</text:p>
          </table:table-cell>
          <table:table-cell office:value-type="float" office:value="21">
            <text:p>21</text:p>
          </table:table-cell>
          <table:table-cell office:value-type="float" office:value="723">
            <text:p>723</text:p>
          </table:table-cell>
          <table:table-cell office:value-type="float" office:value="0.00376201315123925">
            <text:p>0.0037620132</text:p>
          </table:table-cell>
          <table:table-cell office:value-type="float" office:value="0.00168891748431719">
            <text:p>0.0016889175</text:p>
          </table:table-cell>
          <table:table-cell office:value-type="float" office:value="0.0407714430722382">
            <text:p>0.0407714431</text:p>
          </table:table-cell>
          <table:table-cell office:value-type="float" office:value="1.01319478540552">
            <text:p>1.0131947854</text:p>
          </table:table-cell>
          <table:table-cell office:value-type="float" office:value="1.00591680198196">
            <text:p>1.005916802</text:p>
          </table:table-cell>
          <table:table-cell office:value-type="float" office:value="1.14595817947041">
            <text:p>1.1459581795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50661086177">
            <text:p>17.345066108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630">
            <text:p>630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191">
            <text:p>8191</text:p>
          </table:table-cell>
          <table:table-cell office:value-type="float" office:value="11486">
            <text:p>11486</text:p>
          </table:table-cell>
          <table:table-cell office:value-type="float" office:value="17169">
            <text:p>17169</text:p>
          </table:table-cell>
          <table:table-cell office:value-type="float" office:value="92">
            <text:p>92</text:p>
          </table:table-cell>
          <table:table-cell office:value-type="float" office:value="125">
            <text:p>125</text:p>
          </table:table-cell>
          <table:table-cell office:value-type="float" office:value="889.25">
            <text:p>889.25</text:p>
          </table:table-cell>
          <table:table-cell office:value-type="float" office:value="0.0112318398241973">
            <text:p>0.0112318398</text:p>
          </table:table-cell>
          <table:table-cell office:value-type="float" office:value="0.0108828138603517">
            <text:p>0.0108828139</text:p>
          </table:table-cell>
          <table:table-cell office:value-type="float" office:value="0.0517939309220106">
            <text:p>0.0517939309</text:p>
          </table:table-cell>
          <table:table-cell office:value-type="float" office:value="1.03955870166733">
            <text:p>1.0395587017</text:p>
          </table:table-cell>
          <table:table-cell office:value-type="float" office:value="1.03832198236077">
            <text:p>1.0383219824</text:p>
          </table:table-cell>
          <table:table-cell office:value-type="float" office:value="1.18653667633653">
            <text:p>1.1865366763</text:p>
          </table:table-cell>
          <table:table-cell table:number-columns-repeated="2" office:value-type="float" office:value="0">
            <text:p>0</text:p>
          </table:table-cell>
          <table:table-cell office:value-type="float" office:value="13.7264445593127">
            <text:p>13.726444559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8184">
            <text:p>8184</text:p>
          </table:table-cell>
          <table:table-cell office:value-type="float" office:value="12432">
            <text:p>12432</text:p>
          </table:table-cell>
          <table:table-cell office:value-type="float" office:value="17694">
            <text:p>17694</text:p>
          </table:table-cell>
          <table:table-cell office:value-type="float" office:value="211">
            <text:p>211</text:p>
          </table:table-cell>
          <table:table-cell office:value-type="float" office:value="266.875">
            <text:p>266.875</text:p>
          </table:table-cell>
          <table:table-cell office:value-type="float" office:value="884.25">
            <text:p>884.25</text:p>
          </table:table-cell>
          <table:table-cell office:value-type="float" office:value="0.0257820136852395">
            <text:p>0.0257820137</text:p>
          </table:table-cell>
          <table:table-cell office:value-type="float" office:value="0.0214667792792793">
            <text:p>0.0214667793</text:p>
          </table:table-cell>
          <table:table-cell office:value-type="float" office:value="0.0499745676500509">
            <text:p>0.0499745677</text:p>
          </table:table-cell>
          <table:table-cell office:value-type="float" office:value="1.09153988386848">
            <text:p>1.0915398839</text:p>
          </table:table-cell>
          <table:table-cell office:value-type="float" office:value="1.07603693979822">
            <text:p>1.0760369398</text:p>
          </table:table-cell>
          <table:table-cell office:value-type="float" office:value="1.17980600330232">
            <text:p>1.1798060033</text:p>
          </table:table-cell>
          <table:table-cell office:value-type="float" office:value="27.2300156966633">
            <text:p>27.2300156967</text:p>
          </table:table-cell>
          <table:table-cell office:value-type="float" office:value="32.6346422968944">
            <text:p>32.6346422969</text:p>
          </table:table-cell>
          <table:table-cell office:value-type="float" office:value="14.2137554149528">
            <text:p>14.213755415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416">
            <text:p>416</text:p>
          </table:table-cell>
          <table:table-cell office:value-type="float" office:value="8112">
            <text:p>8112</text:p>
          </table:table-cell>
          <table:table-cell office:value-type="float" office:value="13070">
            <text:p>13070</text:p>
          </table:table-cell>
          <table:table-cell office:value-type="float" office:value="18556">
            <text:p>18556</text:p>
          </table:table-cell>
          <table:table-cell office:value-type="float" office:value="285.875">
            <text:p>285.875</text:p>
          </table:table-cell>
          <table:table-cell office:value-type="float" office:value="437.5">
            <text:p>437.5</text:p>
          </table:table-cell>
          <table:table-cell office:value-type="float" office:value="454.25">
            <text:p>454.25</text:p>
          </table:table-cell>
          <table:table-cell office:value-type="float" office:value="0.0352410009861933">
            <text:p>0.035241001</text:p>
          </table:table-cell>
          <table:table-cell office:value-type="float" office:value="0.0334736036725325">
            <text:p>0.0334736037</text:p>
          </table:table-cell>
          <table:table-cell office:value-type="float" office:value="0.0244799525759862">
            <text:p>0.0244799526</text:p>
          </table:table-cell>
          <table:table-cell office:value-type="float" office:value="1.12577768262667">
            <text:p>1.1257776826</text:p>
          </table:table-cell>
          <table:table-cell office:value-type="float" office:value="1.1193537578538">
            <text:p>1.1193537579</text:p>
          </table:table-cell>
          <table:table-cell office:value-type="float" office:value="1.08685439944907">
            <text:p>1.0868543994</text:p>
          </table:table-cell>
          <table:table-cell office:value-type="float" office:value="20.0133441442325">
            <text:p>20.0133441442</text:p>
          </table:table-cell>
          <table:table-cell office:value-type="float" office:value="21.0519486838701">
            <text:p>21.0519486839</text:p>
          </table:table-cell>
          <table:table-cell office:value-type="float" office:value="28.6600672769221">
            <text:p>28.660067276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612">
            <text:p>612</text:p>
          </table:table-cell>
          <table:table-cell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8061">
            <text:p>8061</text:p>
          </table:table-cell>
          <table:table-cell office:value-type="float" office:value="13133">
            <text:p>13133</text:p>
          </table:table-cell>
          <table:table-cell office:value-type="float" office:value="19467">
            <text:p>19467</text:p>
          </table:table-cell>
          <table:table-cell office:value-type="float" office:value="69.375">
            <text:p>69.375</text:p>
          </table:table-cell>
          <table:table-cell office:value-type="float" office:value="517">
            <text:p>517</text:p>
          </table:table-cell>
          <table:table-cell office:value-type="float" office:value="639.5">
            <text:p>639.5</text:p>
          </table:table-cell>
          <table:table-cell office:value-type="float" office:value="0.00860625232601414">
            <text:p>0.0086062523</text:p>
          </table:table-cell>
          <table:table-cell office:value-type="float" office:value="0.0393664813827762">
            <text:p>0.0393664814</text:p>
          </table:table-cell>
          <table:table-cell office:value-type="float" office:value="0.0328504648892998">
            <text:p>0.0328504649</text:p>
          </table:table-cell>
          <table:table-cell office:value-type="float" office:value="1.03026705559608">
            <text:p>1.0302670556</text:p>
          </table:table-cell>
          <table:table-cell office:value-type="float" office:value="1.14082013575838">
            <text:p>1.1408201358</text:p>
          </table:table-cell>
          <table:table-cell office:value-type="float" office:value="1.1170917670777">
            <text:p>1.1170917671</text:p>
          </table:table-cell>
          <table:table-cell office:value-type="float" office:value="0">
            <text:p>0</text:p>
          </table:table-cell>
          <table:table-cell office:value-type="float" office:value="17.9518906036955">
            <text:p>17.9518906037</text:p>
          </table:table-cell>
          <table:table-cell office:value-type="float" office:value="21.4447787940916">
            <text:p>21.4447787941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392">
            <text:p>392</text:p>
          </table:table-cell>
          <table:table-cell office:value-type="float" office:value="270">
            <text:p>270</text:p>
          </table:table-cell>
          <table:table-cell office:value-type="float" office:value="8198">
            <text:p>8198</text:p>
          </table:table-cell>
          <table:table-cell office:value-type="float" office:value="12915">
            <text:p>12915</text:p>
          </table:table-cell>
          <table:table-cell office:value-type="float" office:value="21902">
            <text:p>21902</text:p>
          </table:table-cell>
          <table:table-cell office:value-type="float" office:value="82.125">
            <text:p>82.125</text:p>
          </table:table-cell>
          <table:table-cell office:value-type="float" office:value="430.5">
            <text:p>430.5</text:p>
          </table:table-cell>
          <table:table-cell office:value-type="float" office:value="784.25">
            <text:p>784.25</text:p>
          </table:table-cell>
          <table:table-cell office:value-type="float" office:value="0.0100176872407904">
            <text:p>0.0100176872</text:p>
          </table:table-cell>
          <table:table-cell office:value-type="float" office:value="0.0333333333333333">
            <text:p>0.0333333333</text:p>
          </table:table-cell>
          <table:table-cell office:value-type="float" office:value="0.035807232216236">
            <text:p>0.0358072322</text:p>
          </table:table-cell>
          <table:table-cell office:value-type="float" office:value="1.03525859929577">
            <text:p>1.0352585993</text:p>
          </table:table-cell>
          <table:table-cell office:value-type="float" office:value="1.11884444444444">
            <text:p>1.1188444444</text:p>
          </table:table-cell>
          <table:table-cell office:value-type="float" office:value="1.12783834219964">
            <text:p>1.1278383422</text:p>
          </table:table-cell>
          <table:table-cell office:value-type="float" office:value="0">
            <text:p>0</text:p>
          </table:table-cell>
          <table:table-cell office:value-type="float" office:value="21.1390950265805">
            <text:p>21.1390950266</text:p>
          </table:table-cell>
          <table:table-cell office:value-type="float" office:value="19.7022839857189">
            <text:p>19.702283985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260">
            <text:p>260</text:p>
          </table:table-cell>
          <table:table-cell office:value-type="float" office:value="9752">
            <text:p>9752</text:p>
          </table:table-cell>
          <table:table-cell office:value-type="float" office:value="14188">
            <text:p>14188</text:p>
          </table:table-cell>
          <table:table-cell office:value-type="float" office:value="23791">
            <text:p>23791</text:p>
          </table:table-cell>
          <table:table-cell office:value-type="float" office:value="253">
            <text:p>253</text:p>
          </table:table-cell>
          <table:table-cell office:value-type="float" office:value="518.75">
            <text:p>518.75</text:p>
          </table:table-cell>
          <table:table-cell office:value-type="float" office:value="803.375">
            <text:p>803.375</text:p>
          </table:table-cell>
          <table:table-cell office:value-type="float" office:value="0.0259433962264151">
            <text:p>0.0259433962</text:p>
          </table:table-cell>
          <table:table-cell office:value-type="float" office:value="0.0365625881026219">
            <text:p>0.0365625881</text:p>
          </table:table-cell>
          <table:table-cell office:value-type="float" office:value="0.0337680215207431">
            <text:p>0.0337680215</text:p>
          </table:table-cell>
          <table:table-cell office:value-type="float" office:value="1.09212108401566">
            <text:p>1.092121084</text:p>
          </table:table-cell>
          <table:table-cell office:value-type="float" office:value="1.13058923114275">
            <text:p>1.1305892311</text:p>
          </table:table-cell>
          <table:table-cell office:value-type="float" office:value="1.12042302270635">
            <text:p>1.1204230227</text:p>
          </table:table-cell>
          <table:table-cell office:value-type="float" office:value="27.0627673076432">
            <text:p>27.0627673076</text:p>
          </table:table-cell>
          <table:table-cell office:value-type="float" office:value="19.3023253133302">
            <text:p>19.3023253133</text:p>
          </table:table-cell>
          <table:table-cell office:value-type="float" office:value="20.8713888762704">
            <text:p>20.871388876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589">
            <text:p>589</text:p>
          </table:table-cell>
          <table:table-cell office:value-type="float" office:value="399">
            <text:p>399</text:p>
          </table:table-cell>
          <table:table-cell office:value-type="float" office:value="589">
            <text:p>589</text:p>
          </table:table-cell>
          <table:table-cell office:value-type="float" office:value="10402">
            <text:p>10402</text:p>
          </table:table-cell>
          <table:table-cell office:value-type="float" office:value="14028">
            <text:p>14028</text:p>
          </table:table-cell>
          <table:table-cell office:value-type="float" office:value="23417">
            <text:p>23417</text:p>
          </table:table-cell>
          <table:table-cell office:value-type="float" office:value="366.25">
            <text:p>366.25</text:p>
          </table:table-cell>
          <table:table-cell office:value-type="float" office:value="535.25">
            <text:p>535.25</text:p>
          </table:table-cell>
          <table:table-cell office:value-type="float" office:value="974.125">
            <text:p>974.125</text:p>
          </table:table-cell>
          <table:table-cell office:value-type="float" office:value="0.0352095750817151">
            <text:p>0.0352095751</text:p>
          </table:table-cell>
          <table:table-cell office:value-type="float" office:value="0.0381558311947534">
            <text:p>0.0381558312</text:p>
          </table:table-cell>
          <table:table-cell office:value-type="float" office:value="0.0415990519707905">
            <text:p>0.041599052</text:p>
          </table:table-cell>
          <table:table-cell office:value-type="float" office:value="1.12566335257378">
            <text:p>1.1256633526</text:p>
          </table:table-cell>
          <table:table-cell office:value-type="float" office:value="1.1363989093918">
            <text:p>1.1363989094</text:p>
          </table:table-cell>
          <table:table-cell office:value-type="float" office:value="1.14898842490251">
            <text:p>1.1489884249</text:p>
          </table:table-cell>
          <table:table-cell office:value-type="float" office:value="20.0309010347765">
            <text:p>20.0309010348</text:p>
          </table:table-cell>
          <table:table-cell office:value-type="float" office:value="18.5106295484558">
            <text:p>18.5106295485</text:p>
          </table:table-cell>
          <table:table-cell office:value-type="float" office:value="17.0067910005191">
            <text:p>17.006791000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10360">
            <text:p>10360</text:p>
          </table:table-cell>
          <table:table-cell office:value-type="float" office:value="14374">
            <text:p>14374</text:p>
          </table:table-cell>
          <table:table-cell office:value-type="float" office:value="22817">
            <text:p>22817</text:p>
          </table:table-cell>
          <table:table-cell office:value-type="float" office:value="399">
            <text:p>399</text:p>
          </table:table-cell>
          <table:table-cell office:value-type="float" office:value="450.625">
            <text:p>450.625</text:p>
          </table:table-cell>
          <table:table-cell office:value-type="float" office:value="831">
            <text:p>831</text:p>
          </table:table-cell>
          <table:table-cell office:value-type="float" office:value="0.0385135135135135">
            <text:p>0.0385135135</text:p>
          </table:table-cell>
          <table:table-cell office:value-type="float" office:value="0.0313500069570057">
            <text:p>0.031350007</text:p>
          </table:table-cell>
          <table:table-cell office:value-type="float" office:value="0.0364202129990796">
            <text:p>0.036420213</text:p>
          </table:table-cell>
          <table:table-cell office:value-type="float" office:value="1.13770454711468">
            <text:p>1.1377045471</text:p>
          </table:table-cell>
          <table:table-cell office:value-type="float" office:value="1.11165135730448">
            <text:p>1.1116513573</text:p>
          </table:table-cell>
          <table:table-cell office:value-type="float" office:value="1.13007055204998">
            <text:p>1.130070552</text:p>
          </table:table-cell>
          <table:table-cell office:value-type="float" office:value="18.3418965253292">
            <text:p>18.3418965253</text:p>
          </table:table-cell>
          <table:table-cell office:value-type="float" office:value="22.4547435826735">
            <text:p>22.4547435827</text:p>
          </table:table-cell>
          <table:table-cell office:value-type="float" office:value="19.3764438085136">
            <text:p>19.3764438085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308">
            <text:p>308</text:p>
          </table:table-cell>
          <table:table-cell office:value-type="float" office:value="9894">
            <text:p>9894</text:p>
          </table:table-cell>
          <table:table-cell office:value-type="float" office:value="16110">
            <text:p>16110</text:p>
          </table:table-cell>
          <table:table-cell office:value-type="float" office:value="22871">
            <text:p>22871</text:p>
          </table:table-cell>
          <table:table-cell office:value-type="float" office:value="540.25">
            <text:p>540.25</text:p>
          </table:table-cell>
          <table:table-cell office:value-type="float" office:value="541.625">
            <text:p>541.625</text:p>
          </table:table-cell>
          <table:table-cell office:value-type="float" office:value="703.375">
            <text:p>703.375</text:p>
          </table:table-cell>
          <table:table-cell office:value-type="float" office:value="0.0546038002829998">
            <text:p>0.0546038003</text:p>
          </table:table-cell>
          <table:table-cell office:value-type="float" office:value="0.0336204220980757">
            <text:p>0.0336204221</text:p>
          </table:table-cell>
          <table:table-cell office:value-type="float" office:value="0.030754011630449">
            <text:p>0.0307540116</text:p>
          </table:table-cell>
          <table:table-cell office:value-type="float" office:value="1.19695718800098">
            <text:p>1.196957188</text:p>
          </table:table-cell>
          <table:table-cell office:value-type="float" office:value="1.11988692959609">
            <text:p>1.1198869296</text:p>
          </table:table-cell>
          <table:table-cell office:value-type="float" office:value="1.10949282680005">
            <text:p>1.1094928268</text:p>
          </table:table-cell>
          <table:table-cell office:value-type="float" office:value="13.0376225629849">
            <text:p>13.037622563</text:p>
          </table:table-cell>
          <table:table-cell office:value-type="float" office:value="20.9615130065419">
            <text:p>20.9615130065</text:p>
          </table:table-cell>
          <table:table-cell office:value-type="float" office:value="22.8832553366969">
            <text:p>22.883255336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10110">
            <text:p>10110</text:p>
          </table:table-cell>
          <table:table-cell office:value-type="float" office:value="17202">
            <text:p>17202</text:p>
          </table:table-cell>
          <table:table-cell office:value-type="float" office:value="24741">
            <text:p>24741</text:p>
          </table:table-cell>
          <table:table-cell office:value-type="float" office:value="563.5">
            <text:p>563.5</text:p>
          </table:table-cell>
          <table:table-cell office:value-type="float" office:value="893.875">
            <text:p>893.875</text:p>
          </table:table-cell>
          <table:table-cell office:value-type="float" office:value="541.875">
            <text:p>541.875</text:p>
          </table:table-cell>
          <table:table-cell office:value-type="float" office:value="0.0557368941641939">
            <text:p>0.0557368942</text:p>
          </table:table-cell>
          <table:table-cell office:value-type="float" office:value="0.0519634344843623">
            <text:p>0.0519634345</text:p>
          </table:table-cell>
          <table:table-cell office:value-type="float" office:value="0.0219019037225658">
            <text:p>0.0219019037</text:p>
          </table:table-cell>
          <table:table-cell office:value-type="float" office:value="1.20116806826198">
            <text:p>1.2011680683</text:p>
          </table:table-cell>
          <table:table-cell office:value-type="float" office:value="1.18716440980115">
            <text:p>1.1871644098</text:p>
          </table:table-cell>
          <table:table-cell office:value-type="float" office:value="1.07759686206686">
            <text:p>1.0775968621</text:p>
          </table:table-cell>
          <table:table-cell office:value-type="float" office:value="12.779497556209">
            <text:p>12.7794975562</text:p>
          </table:table-cell>
          <table:table-cell office:value-type="float" office:value="13.6827808980647">
            <text:p>13.6827808981</text:p>
          </table:table-cell>
          <table:table-cell office:value-type="float" office:value="31.9931272620347">
            <text:p>31.993127262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306">
            <text:p>306</text:p>
          </table:table-cell>
          <table:table-cell office:value-type="float" office:value="10405">
            <text:p>10405</text:p>
          </table:table-cell>
          <table:table-cell office:value-type="float" office:value="17351">
            <text:p>17351</text:p>
          </table:table-cell>
          <table:table-cell office:value-type="float" office:value="25530">
            <text:p>25530</text:p>
          </table:table-cell>
          <table:table-cell office:value-type="float" office:value="312.125">
            <text:p>312.125</text:p>
          </table:table-cell>
          <table:table-cell office:value-type="float" office:value="673.5">
            <text:p>673.5</text:p>
          </table:table-cell>
          <table:table-cell office:value-type="float" office:value="460.25">
            <text:p>460.25</text:p>
          </table:table-cell>
          <table:table-cell office:value-type="float" office:value="0.0299975973089861">
            <text:p>0.0299975973</text:p>
          </table:table-cell>
          <table:table-cell office:value-type="float" office:value="0.0388162065586998">
            <text:p>0.0388162066</text:p>
          </table:table-cell>
          <table:table-cell office:value-type="float" office:value="0.0180278104191148">
            <text:p>0.0180278104</text:p>
          </table:table-cell>
          <table:table-cell office:value-type="float" office:value="1.1067553080363">
            <text:p>1.106755308</text:p>
          </table:table-cell>
          <table:table-cell office:value-type="float" office:value="1.138809850823">
            <text:p>1.1388098508</text:p>
          </table:table-cell>
          <table:table-cell office:value-type="float" office:value="1.06373434028598">
            <text:p>1.0637343403</text:p>
          </table:table-cell>
          <table:table-cell office:value-type="float" office:value="23.451622998392">
            <text:p>23.4516229984</text:p>
          </table:table-cell>
          <table:table-cell office:value-type="float" office:value="18.2015331652209">
            <text:p>18.20153316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82">
            <text:p>582</text:p>
          </table:table-cell>
          <table:table-cell office:value-type="float" office:value="390">
            <text:p>390</text:p>
          </table:table-cell>
          <table:table-cell office:value-type="float" office:value="582">
            <text:p>582</text:p>
          </table:table-cell>
          <table:table-cell office:value-type="float" office:value="11275">
            <text:p>11275</text:p>
          </table:table-cell>
          <table:table-cell office:value-type="float" office:value="16774">
            <text:p>16774</text:p>
          </table:table-cell>
          <table:table-cell office:value-type="float" office:value="26217">
            <text:p>26217</text:p>
          </table:table-cell>
          <table:table-cell office:value-type="float" office:value="369.625">
            <text:p>369.625</text:p>
          </table:table-cell>
          <table:table-cell office:value-type="float" office:value="620.125">
            <text:p>620.125</text:p>
          </table:table-cell>
          <table:table-cell office:value-type="float" office:value="428.875">
            <text:p>428.875</text:p>
          </table:table-cell>
          <table:table-cell office:value-type="float" office:value="0.0327827050997783">
            <text:p>0.0327827051</text:p>
          </table:table-cell>
          <table:table-cell office:value-type="float" office:value="0.036969416954811">
            <text:p>0.036969417</text:p>
          </table:table-cell>
          <table:table-cell office:value-type="float" office:value="0.0163586604111836">
            <text:p>0.0163586604</text:p>
          </table:table-cell>
          <table:table-cell office:value-type="float" office:value="1.1168458911264">
            <text:p>1.1168458911</text:p>
          </table:table-cell>
          <table:table-cell office:value-type="float" office:value="1.1320717654102">
            <text:p>1.1320717654</text:p>
          </table:table-cell>
          <table:table-cell office:value-type="float" office:value="1.05777981874922">
            <text:p>1.0577798187</text:p>
          </table:table-cell>
          <table:table-cell office:value-type="float" office:value="21.488395105581">
            <text:p>21.4883951056</text:p>
          </table:table-cell>
          <table:table-cell office:value-type="float" office:value="19.0936818157957">
            <text:p>19.09368181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66">
            <text:p>566</text:p>
          </table:table-cell>
          <table:table-cell office:value-type="float" office:value="374">
            <text:p>374</text:p>
          </table:table-cell>
          <table:table-cell office:value-type="float" office:value="12669">
            <text:p>12669</text:p>
          </table:table-cell>
          <table:table-cell office:value-type="float" office:value="17012">
            <text:p>17012</text:p>
          </table:table-cell>
          <table:table-cell office:value-type="float" office:value="27959">
            <text:p>27959</text:p>
          </table:table-cell>
          <table:table-cell office:value-type="float" office:value="461.25">
            <text:p>461.25</text:p>
          </table:table-cell>
          <table:table-cell office:value-type="float" office:value="593.75">
            <text:p>593.75</text:p>
          </table:table-cell>
          <table:table-cell office:value-type="float" office:value="673.25">
            <text:p>673.25</text:p>
          </table:table-cell>
          <table:table-cell office:value-type="float" office:value="0.0364077669902913">
            <text:p>0.036407767</text:p>
          </table:table-cell>
          <table:table-cell office:value-type="float" office:value="0.0349018339995297">
            <text:p>0.034901834</text:p>
          </table:table-cell>
          <table:table-cell office:value-type="float" office:value="0.0240799027146894">
            <text:p>0.0240799027</text:p>
          </table:table-cell>
          <table:table-cell office:value-type="float" office:value="1.13002521444057">
            <text:p>1.1300252144</text:p>
          </table:table-cell>
          <table:table-cell office:value-type="float" office:value="1.12454396951075">
            <text:p>1.1245439695</text:p>
          </table:table-cell>
          <table:table-cell office:value-type="float" office:value="1.08541614926232">
            <text:p>1.0854161493</text:p>
          </table:table-cell>
          <table:table-cell office:value-type="float" office:value="19.3829505767392">
            <text:p>19.3829505767</text:p>
          </table:table-cell>
          <table:table-cell office:value-type="float" office:value="20.2044990953045">
            <text:p>20.2044990953</text:p>
          </table:table-cell>
          <table:table-cell office:value-type="float" office:value="29.1304973880086">
            <text:p>29.130497388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288">
            <text:p>288</text:p>
          </table:table-cell>
          <table:table-cell office:value-type="float" office:value="13895">
            <text:p>13895</text:p>
          </table:table-cell>
          <table:table-cell office:value-type="float" office:value="18247">
            <text:p>18247</text:p>
          </table:table-cell>
          <table:table-cell office:value-type="float" office:value="28767">
            <text:p>28767</text:p>
          </table:table-cell>
          <table:table-cell office:value-type="float" office:value="503.5">
            <text:p>503.5</text:p>
          </table:table-cell>
          <table:table-cell office:value-type="float" office:value="462.125">
            <text:p>462.125</text:p>
          </table:table-cell>
          <table:table-cell office:value-type="float" office:value="688.125">
            <text:p>688.125</text:p>
          </table:table-cell>
          <table:table-cell office:value-type="float" office:value="0.0362360561353005">
            <text:p>0.0362360561</text:p>
          </table:table-cell>
          <table:table-cell office:value-type="float" office:value="0.0253260809996164">
            <text:p>0.025326081</text:p>
          </table:table-cell>
          <table:table-cell office:value-type="float" office:value="0.0239206382313067">
            <text:p>0.0239206382</text:p>
          </table:table-cell>
          <table:table-cell office:value-type="float" office:value="1.12939977793146">
            <text:p>1.1293997779</text:p>
          </table:table-cell>
          <table:table-cell office:value-type="float" office:value="1.0898984478411">
            <text:p>1.0898984478</text:p>
          </table:table-cell>
          <table:table-cell office:value-type="float" office:value="1.08484373979902">
            <text:p>1.0848437398</text:p>
          </table:table-cell>
          <table:table-cell office:value-type="float" office:value="19.4731771185728">
            <text:p>19.4731771186</text:p>
          </table:table-cell>
          <table:table-cell office:value-type="float" office:value="27.7140369186482">
            <text:p>27.7140369186</text:p>
          </table:table-cell>
          <table:table-cell office:value-type="float" office:value="29.3221599389031">
            <text:p>29.3221599389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13615">
            <text:p>13615</text:p>
          </table:table-cell>
          <table:table-cell office:value-type="float" office:value="18750">
            <text:p>18750</text:p>
          </table:table-cell>
          <table:table-cell office:value-type="float" office:value="26682">
            <text:p>26682</text:p>
          </table:table-cell>
          <table:table-cell office:value-type="float" office:value="541.125">
            <text:p>541.125</text:p>
          </table:table-cell>
          <table:table-cell office:value-type="float" office:value="304.5">
            <text:p>304.5</text:p>
          </table:table-cell>
          <table:table-cell office:value-type="float" office:value="789.125">
            <text:p>789.125</text:p>
          </table:table-cell>
          <table:table-cell office:value-type="float" office:value="0.0397447668013221">
            <text:p>0.0397447668</text:p>
          </table:table-cell>
          <table:table-cell office:value-type="float" office:value="0.01624">
            <text:p>0.01624</text:p>
          </table:table-cell>
          <table:table-cell office:value-type="float" office:value="0.029575181770482">
            <text:p>0.0295751818</text:p>
          </table:table-cell>
          <table:table-cell office:value-type="float" office:value="1.14220279092129">
            <text:p>1.1422027909</text:p>
          </table:table-cell>
          <table:table-cell office:value-type="float" office:value="1.057356925696">
            <text:p>1.0573569257</text:p>
          </table:table-cell>
          <table:table-cell office:value-type="float" office:value="1.10522753129513">
            <text:p>1.1052275313</text:p>
          </table:table-cell>
          <table:table-cell office:value-type="float" office:value="17.7842832869854">
            <text:p>17.784283287</text:p>
          </table:table-cell>
          <table:table-cell office:value-type="float" office:value="0">
            <text:p>0</text:p>
          </table:table-cell>
          <table:table-cell office:value-type="float" office:value="23.7816751970012">
            <text:p>23.78167519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619">
            <text:p>619</text:p>
          </table:table-cell>
          <table:table-cell office:value-type="float" office:value="424">
            <text:p>424</text:p>
          </table:table-cell>
          <table:table-cell office:value-type="float" office:value="13290">
            <text:p>13290</text:p>
          </table:table-cell>
          <table:table-cell office:value-type="float" office:value="19386">
            <text:p>19386</text:p>
          </table:table-cell>
          <table:table-cell office:value-type="float" office:value="26261">
            <text:p>26261</text:p>
          </table:table-cell>
          <table:table-cell office:value-type="float" office:value="516.25">
            <text:p>516.25</text:p>
          </table:table-cell>
          <table:table-cell office:value-type="float" office:value="331.5">
            <text:p>331.5</text:p>
          </table:table-cell>
          <table:table-cell office:value-type="float" office:value="397.5">
            <text:p>397.5</text:p>
          </table:table-cell>
          <table:table-cell office:value-type="float" office:value="0.0388449962377728">
            <text:p>0.0388449962</text:p>
          </table:table-cell>
          <table:table-cell office:value-type="float" office:value="0.0170999690498298">
            <text:p>0.017099969</text:p>
          </table:table-cell>
          <table:table-cell office:value-type="float" office:value="0.0151365142226115">
            <text:p>0.0151365142</text:p>
          </table:table-cell>
          <table:table-cell office:value-type="float" office:value="1.13891499694832">
            <text:p>1.1389149969</text:p>
          </table:table-cell>
          <table:table-cell office:value-type="float" office:value="1.06042301319975">
            <text:p>1.0604230132</text:p>
          </table:table-cell>
          <table:table-cell office:value-type="float" office:value="1.05342686334225">
            <text:p>1.0534268633</text:p>
          </table:table-cell>
          <table:table-cell office:value-type="float" office:value="18.1882968642519">
            <text:p>18.18829686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443">
            <text:p>443</text:p>
          </table:table-cell>
          <table:table-cell office:value-type="float" office:value="321">
            <text:p>321</text:p>
          </table:table-cell>
          <table:table-cell office:value-type="float" office:value="13582">
            <text:p>13582</text:p>
          </table:table-cell>
          <table:table-cell office:value-type="float" office:value="20884">
            <text:p>20884</text:p>
          </table:table-cell>
          <table:table-cell office:value-type="float" office:value="28904">
            <text:p>28904</text:p>
          </table:table-cell>
          <table:table-cell office:value-type="float" office:value="497.25">
            <text:p>497.25</text:p>
          </table:table-cell>
          <table:table-cell office:value-type="float" office:value="539.875">
            <text:p>539.875</text:p>
          </table:table-cell>
          <table:table-cell office:value-type="float" office:value="1203.5">
            <text:p>1203.5</text:p>
          </table:table-cell>
          <table:table-cell office:value-type="float" office:value="0.0366109556766308">
            <text:p>0.0366109557</text:p>
          </table:table-cell>
          <table:table-cell office:value-type="float" office:value="0.0258511300517142">
            <text:p>0.0258511301</text:p>
          </table:table-cell>
          <table:table-cell office:value-type="float" office:value="0.0416378355936895">
            <text:p>0.0416378356</text:p>
          </table:table-cell>
          <table:table-cell office:value-type="float" office:value="1.1307654545363">
            <text:p>1.1307654545</text:p>
          </table:table-cell>
          <table:table-cell office:value-type="float" office:value="1.0917887857939">
            <text:p>1.0917887858</text:p>
          </table:table-cell>
          <table:table-cell office:value-type="float" office:value="1.14913049490965">
            <text:p>1.1491304949</text:p>
          </table:table-cell>
          <table:table-cell office:value-type="float" office:value="19.2772769992573">
            <text:p>19.2772769993</text:p>
          </table:table-cell>
          <table:table-cell office:value-type="float" office:value="27.1581314864683">
            <text:p>27.1581314865</text:p>
          </table:table-cell>
          <table:table-cell office:value-type="float" office:value="16.9912684733071">
            <text:p>16.9912684733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14275">
            <text:p>14275</text:p>
          </table:table-cell>
          <table:table-cell office:value-type="float" office:value="21121">
            <text:p>21121</text:p>
          </table:table-cell>
          <table:table-cell office:value-type="float" office:value="30212">
            <text:p>30212</text:p>
          </table:table-cell>
          <table:table-cell office:value-type="float" office:value="313.25">
            <text:p>313.25</text:p>
          </table:table-cell>
          <table:table-cell office:value-type="float" office:value="509.125">
            <text:p>509.125</text:p>
          </table:table-cell>
          <table:table-cell office:value-type="float" office:value="1233.125">
            <text:p>1233.125</text:p>
          </table:table-cell>
          <table:table-cell office:value-type="float" office:value="0.0219439579684764">
            <text:p>0.021943958</text:p>
          </table:table-cell>
          <table:table-cell office:value-type="float" office:value="0.0241051560058709">
            <text:p>0.024105156</text:p>
          </table:table-cell>
          <table:table-cell office:value-type="float" office:value="0.0408157354693499">
            <text:p>0.0408157355</text:p>
          </table:table-cell>
          <table:table-cell office:value-type="float" office:value="1.07774766598066">
            <text:p>1.077747666</text:p>
          </table:table-cell>
          <table:table-cell office:value-type="float" office:value="1.08550692077084">
            <text:p>1.0855069208</text:p>
          </table:table-cell>
          <table:table-cell office:value-type="float" office:value="1.14612028569606">
            <text:p>1.1461202857</text:p>
          </table:table-cell>
          <table:table-cell office:value-type="float" office:value="31.9324738128745">
            <text:p>31.9324738129</text:p>
          </table:table-cell>
          <table:table-cell office:value-type="float" office:value="29.1003396138368">
            <text:p>29.1003396138</text:p>
          </table:table-cell>
          <table:table-cell office:value-type="float" office:value="17.3266147311452">
            <text:p>17.3266147311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4905">
            <text:p>14905</text:p>
          </table:table-cell>
          <table:table-cell office:value-type="float" office:value="19870">
            <text:p>19870</text:p>
          </table:table-cell>
          <table:table-cell office:value-type="float" office:value="32257">
            <text:p>32257</text:p>
          </table:table-cell>
          <table:table-cell office:value-type="float" office:value="253.875">
            <text:p>253.875</text:p>
          </table:table-cell>
          <table:table-cell office:value-type="float" office:value="686.75">
            <text:p>686.75</text:p>
          </table:table-cell>
          <table:table-cell office:value-type="float" office:value="1700.625">
            <text:p>1700.625</text:p>
          </table:table-cell>
          <table:table-cell office:value-type="float" office:value="0.0170328748742033">
            <text:p>0.0170328749</text:p>
          </table:table-cell>
          <table:table-cell office:value-type="float" office:value="0.0345621540010065">
            <text:p>0.034562154</text:p>
          </table:table-cell>
          <table:table-cell office:value-type="float" office:value="0.0527211147967883">
            <text:p>0.0527211148</text:p>
          </table:table-cell>
          <table:table-cell office:value-type="float" office:value="1.06018369495961">
            <text:p>1.060183695</text:p>
          </table:table-cell>
          <table:table-cell office:value-type="float" office:value="1.12330884228233">
            <text:p>1.1233088423</text:p>
          </table:table-cell>
          <table:table-cell office:value-type="float" office:value="1.18997175304177">
            <text:p>1.189971753</text:p>
          </table:table-cell>
          <table:table-cell office:value-type="float" office:value="0">
            <text:p>0</text:p>
          </table:table-cell>
          <table:table-cell office:value-type="float" office:value="20.3997030326524">
            <text:p>20.3997030327</text:p>
          </table:table-cell>
          <table:table-cell office:value-type="float" office:value="13.4910362612156">
            <text:p>13.4910362612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599">
            <text:p>599</text:p>
          </table:table-cell>
          <table:table-cell table:number-columns-repeated="2" office:value-type="float" office:value="275">
            <text:p>275</text:p>
          </table:table-cell>
          <table:table-cell office:value-type="float" office:value="15236">
            <text:p>15236</text:p>
          </table:table-cell>
          <table:table-cell office:value-type="float" office:value="21396">
            <text:p>21396</text:p>
          </table:table-cell>
          <table:table-cell office:value-type="float" office:value="35921">
            <text:p>35921</text:p>
          </table:table-cell>
          <table:table-cell office:value-type="float" office:value="739.5">
            <text:p>739.5</text:p>
          </table:table-cell>
          <table:table-cell office:value-type="float" office:value="1128.25">
            <text:p>1128.25</text:p>
          </table:table-cell>
          <table:table-cell office:value-type="float" office:value="1926.125">
            <text:p>1926.125</text:p>
          </table:table-cell>
          <table:table-cell office:value-type="float" office:value="0.0485363612496718">
            <text:p>0.0485363612</text:p>
          </table:table-cell>
          <table:table-cell office:value-type="float" office:value="0.0527318190315947">
            <text:p>0.052731819</text:p>
          </table:table-cell>
          <table:table-cell office:value-type="float" office:value="0.0536211408368364">
            <text:p>0.0536211408</text:p>
          </table:table-cell>
          <table:table-cell office:value-type="float" office:value="1.17449458996603">
            <text:p>1.17449459</text:p>
          </table:table-cell>
          <table:table-cell office:value-type="float" office:value="1.19001143029781">
            <text:p>1.1900114303</text:p>
          </table:table-cell>
          <table:table-cell office:value-type="float" office:value="1.19330943734843">
            <text:p>1.1933094373</text:p>
          </table:table-cell>
          <table:table-cell office:value-type="float" office:value="14.624823788323">
            <text:p>14.6248237883</text:p>
          </table:table-cell>
          <table:table-cell office:value-type="float" office:value="13.4883668265111">
            <text:p>13.4883668265</text:p>
          </table:table-cell>
          <table:table-cell office:value-type="float" office:value="13.270308466986">
            <text:p>13.270308467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table:number-columns-repeated="2" office:value-type="float" office:value="637">
            <text:p>637</text:p>
          </table:table-cell>
          <table:table-cell office:value-type="float" office:value="16405">
            <text:p>16405</text:p>
          </table:table-cell>
          <table:table-cell office:value-type="float" office:value="22645">
            <text:p>22645</text:p>
          </table:table-cell>
          <table:table-cell office:value-type="float" office:value="38197">
            <text:p>38197</text:p>
          </table:table-cell>
          <table:table-cell office:value-type="float" office:value="394.875">
            <text:p>394.875</text:p>
          </table:table-cell>
          <table:table-cell office:value-type="float" office:value="1223.25">
            <text:p>1223.25</text:p>
          </table:table-cell>
          <table:table-cell office:value-type="float" office:value="1889.125">
            <text:p>1889.125</text:p>
          </table:table-cell>
          <table:table-cell office:value-type="float" office:value="0.0240704053642182">
            <text:p>0.0240704054</text:p>
          </table:table-cell>
          <table:table-cell office:value-type="float" office:value="0.0540185471406492">
            <text:p>0.0540185471</text:p>
          </table:table-cell>
          <table:table-cell office:value-type="float" office:value="0.049457418121842">
            <text:p>0.0494574181</text:p>
          </table:table-cell>
          <table:table-cell office:value-type="float" office:value="1.08538201222698">
            <text:p>1.0853820122</text:p>
          </table:table-cell>
          <table:table-cell office:value-type="float" office:value="1.19478420172524">
            <text:p>1.1947842017</text:p>
          </table:table-cell>
          <table:table-cell office:value-type="float" office:value="1.17789519439271">
            <text:p>1.1778951944</text:p>
          </table:table-cell>
          <table:table-cell office:value-type="float" office:value="29.1418556080032">
            <text:p>29.141855608</text:p>
          </table:table-cell>
          <table:table-cell office:value-type="float" office:value="13.1751865237183">
            <text:p>13.1751865237</text:p>
          </table:table-cell>
          <table:table-cell office:value-type="float" office:value="14.3588149574471">
            <text:p>14.3588149574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650">
            <text:p>650</text:p>
          </table:table-cell>
          <table:table-cell office:value-type="float" office:value="320">
            <text:p>320</text:p>
          </table:table-cell>
          <table:table-cell office:value-type="float" office:value="650">
            <text:p>650</text:p>
          </table:table-cell>
          <table:table-cell office:value-type="float" office:value="16530">
            <text:p>16530</text:p>
          </table:table-cell>
          <table:table-cell office:value-type="float" office:value="22695">
            <text:p>22695</text:p>
          </table:table-cell>
          <table:table-cell office:value-type="float" office:value="38114">
            <text:p>38114</text:p>
          </table:table-cell>
          <table:table-cell office:value-type="float" office:value="426.25">
            <text:p>426.25</text:p>
          </table:table-cell>
          <table:table-cell office:value-type="float" office:value="947.25">
            <text:p>947.25</text:p>
          </table:table-cell>
          <table:table-cell office:value-type="float" office:value="2120.75">
            <text:p>2120.75</text:p>
          </table:table-cell>
          <table:table-cell office:value-type="float" office:value="0.0257864488808227">
            <text:p>0.0257864489</text:p>
          </table:table-cell>
          <table:table-cell office:value-type="float" office:value="0.0417382683410443">
            <text:p>0.0417382683</text:p>
          </table:table-cell>
          <table:table-cell office:value-type="float" office:value="0.0556422836752899">
            <text:p>0.0556422837</text:p>
          </table:table-cell>
          <table:table-cell office:value-type="float" office:value="1.09155585533681">
            <text:p>1.0915558553</text:p>
          </table:table-cell>
          <table:table-cell office:value-type="float" office:value="1.14949842196011">
            <text:p>1.149498422</text:p>
          </table:table-cell>
          <table:table-cell office:value-type="float" office:value="1.20081627777941">
            <text:p>1.2008162778</text:p>
          </table:table-cell>
          <table:table-cell office:value-type="float" office:value="27.2253913187441">
            <text:p>27.2253913187</text:p>
          </table:table-cell>
          <table:table-cell office:value-type="float" office:value="16.951205922168">
            <text:p>16.9512059222</text:p>
          </table:table-cell>
          <table:table-cell office:value-type="float" office:value="12.8006481871961">
            <text:p>12.8006481872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55">
            <text:p>655</text:p>
          </table:table-cell>
          <table:table-cell office:value-type="float" office:value="15864">
            <text:p>15864</text:p>
          </table:table-cell>
          <table:table-cell office:value-type="float" office:value="24096">
            <text:p>24096</text:p>
          </table:table-cell>
          <table:table-cell office:value-type="float" office:value="40098">
            <text:p>40098</text:p>
          </table:table-cell>
          <table:table-cell office:value-type="float" office:value="518.625">
            <text:p>518.625</text:p>
          </table:table-cell>
          <table:table-cell office:value-type="float" office:value="1127.875">
            <text:p>1127.875</text:p>
          </table:table-cell>
          <table:table-cell office:value-type="float" office:value="1938.5">
            <text:p>1938.5</text:p>
          </table:table-cell>
          <table:table-cell office:value-type="float" office:value="0.0326919440242057">
            <text:p>0.032691944</text:p>
          </table:table-cell>
          <table:table-cell office:value-type="float" office:value="0.0468075614209827">
            <text:p>0.0468075614</text:p>
          </table:table-cell>
          <table:table-cell office:value-type="float" office:value="0.0483440570602025">
            <text:p>0.0483440571</text:p>
          </table:table-cell>
          <table:table-cell office:value-type="float" office:value="1.11651657996472">
            <text:p>1.11651658</text:p>
          </table:table-cell>
          <table:table-cell office:value-type="float" office:value="1.16812072267355">
            <text:p>1.1681207227</text:p>
          </table:table-cell>
          <table:table-cell office:value-type="float" office:value="1.17378500950267">
            <text:p>1.1737850095</text:p>
          </table:table-cell>
          <table:table-cell office:value-type="float" office:value="21.5471003790409">
            <text:p>21.547100379</text:p>
          </table:table-cell>
          <table:table-cell office:value-type="float" office:value="15.152375949439">
            <text:p>15.1523759494</text:p>
          </table:table-cell>
          <table:table-cell office:value-type="float" office:value="14.6816416492109">
            <text:p>14.6816416492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7">
            <text:p>337</text:p>
          </table:table-cell>
          <table:table-cell office:value-type="float" office:value="465">
            <text:p>465</text:p>
          </table:table-cell>
          <table:table-cell office:value-type="float" office:value="15259">
            <text:p>15259</text:p>
          </table:table-cell>
          <table:table-cell office:value-type="float" office:value="25704">
            <text:p>25704</text:p>
          </table:table-cell>
          <table:table-cell office:value-type="float" office:value="41410">
            <text:p>41410</text:p>
          </table:table-cell>
          <table:table-cell office:value-type="float" office:value="600.625">
            <text:p>600.625</text:p>
          </table:table-cell>
          <table:table-cell office:value-type="float" office:value="1154.625">
            <text:p>1154.625</text:p>
          </table:table-cell>
          <table:table-cell office:value-type="float" office:value="1660.375">
            <text:p>1660.375</text:p>
          </table:table-cell>
          <table:table-cell office:value-type="float" office:value="0.0393620158594928">
            <text:p>0.0393620159</text:p>
          </table:table-cell>
          <table:table-cell office:value-type="float" office:value="0.0449200513538749">
            <text:p>0.0449200514</text:p>
          </table:table-cell>
          <table:table-cell office:value-type="float" office:value="0.0400959913064477">
            <text:p>0.0400959913</text:p>
          </table:table-cell>
          <table:table-cell office:value-type="float" office:value="1.14080381736157">
            <text:p>1.1408038174</text:p>
          </table:table-cell>
          <table:table-cell office:value-type="float" office:value="1.16117508932529">
            <text:p>1.1611750893</text:p>
          </table:table-cell>
          <table:table-cell office:value-type="float" office:value="1.14348703906951">
            <text:p>1.1434870391</text:p>
          </table:table-cell>
          <table:table-cell office:value-type="float" office:value="17.9538883845046">
            <text:p>17.9538883845</text:p>
          </table:table-cell>
          <table:table-cell office:value-type="float" office:value="15.7747209755237">
            <text:p>15.7747209755</text:p>
          </table:table-cell>
          <table:table-cell office:value-type="float" office:value="17.6314968459329">
            <text:p>17.6314968459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682">
            <text:p>682</text:p>
          </table:table-cell>
          <table:table-cell office:value-type="float" office:value="473">
            <text:p>473</text:p>
          </table:table-cell>
          <table:table-cell office:value-type="float" office:value="682">
            <text:p>682</text:p>
          </table:table-cell>
          <table:table-cell office:value-type="float" office:value="16655">
            <text:p>16655</text:p>
          </table:table-cell>
          <table:table-cell office:value-type="float" office:value="28106">
            <text:p>28106</text:p>
          </table:table-cell>
          <table:table-cell office:value-type="float" office:value="43771">
            <text:p>43771</text:p>
          </table:table-cell>
          <table:table-cell office:value-type="float" office:value="609.75">
            <text:p>609.75</text:p>
          </table:table-cell>
          <table:table-cell office:value-type="float" office:value="1172.25">
            <text:p>1172.25</text:p>
          </table:table-cell>
          <table:table-cell office:value-type="float" office:value="1069.125">
            <text:p>1069.125</text:p>
          </table:table-cell>
          <table:table-cell office:value-type="float" office:value="0.0366106274392074">
            <text:p>0.0366106274</text:p>
          </table:table-cell>
          <table:table-cell office:value-type="float" office:value="0.0417081761901373">
            <text:p>0.0417081762</text:p>
          </table:table-cell>
          <table:table-cell office:value-type="float" office:value="0.0244254186561879">
            <text:p>0.0244254187</text:p>
          </table:table-cell>
          <table:table-cell office:value-type="float" office:value="1.13076425859855">
            <text:p>1.1307642586</text:p>
          </table:table-cell>
          <table:table-cell office:value-type="float" office:value="1.14938817770925">
            <text:p>1.1493881777</text:p>
          </table:table-cell>
          <table:table-cell office:value-type="float" office:value="1.08665830340666">
            <text:p>1.0866583034</text:p>
          </table:table-cell>
          <table:table-cell office:value-type="float" office:value="19.2774467618925">
            <text:p>19.2774467619</text:p>
          </table:table-cell>
          <table:table-cell office:value-type="float" office:value="16.9631894181814">
            <text:p>16.9631894182</text:p>
          </table:table-cell>
          <table:table-cell office:value-type="float" office:value="28.7232881821425">
            <text:p>28.7232881821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table:number-columns-repeated="2" office:value-type="float" office:value="475">
            <text:p>475</text:p>
          </table:table-cell>
          <table:table-cell office:value-type="float" office:value="17105">
            <text:p>17105</text:p>
          </table:table-cell>
          <table:table-cell office:value-type="float" office:value="28212">
            <text:p>28212</text:p>
          </table:table-cell>
          <table:table-cell office:value-type="float" office:value="47007">
            <text:p>47007</text:p>
          </table:table-cell>
          <table:table-cell office:value-type="float" office:value="537.125">
            <text:p>537.125</text:p>
          </table:table-cell>
          <table:table-cell office:value-type="float" office:value="1625.625">
            <text:p>1625.625</text:p>
          </table:table-cell>
          <table:table-cell office:value-type="float" office:value="929.125">
            <text:p>929.125</text:p>
          </table:table-cell>
          <table:table-cell office:value-type="float" office:value="0.0314016369482607">
            <text:p>0.0314016369</text:p>
          </table:table-cell>
          <table:table-cell office:value-type="float" office:value="0.0576217566992769">
            <text:p>0.0576217567</text:p>
          </table:table-cell>
          <table:table-cell office:value-type="float" office:value="0.0197656731976089">
            <text:p>0.0197656732</text:p>
          </table:table-cell>
          <table:table-cell office:value-type="float" office:value="1.11183841241285">
            <text:p>1.1118384124</text:p>
          </table:table-cell>
          <table:table-cell office:value-type="float" office:value="1.20818387146389">
            <text:p>1.2081838715</text:p>
          </table:table-cell>
          <table:table-cell office:value-type="float" office:value="1.06994559259206">
            <text:p>1.0699455926</text:p>
          </table:table-cell>
          <table:table-cell office:value-type="float" office:value="22.4183879150687">
            <text:p>22.4183879151</text:p>
          </table:table-cell>
          <table:table-cell office:value-type="float" office:value="12.3725992776285">
            <text:p>12.37259927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18326">
            <text:p>18326</text:p>
          </table:table-cell>
          <table:table-cell office:value-type="float" office:value="29950">
            <text:p>29950</text:p>
          </table:table-cell>
          <table:table-cell office:value-type="float" office:value="49815">
            <text:p>49815</text:p>
          </table:table-cell>
          <table:table-cell office:value-type="float" office:value="692.25">
            <text:p>692.25</text:p>
          </table:table-cell>
          <table:table-cell office:value-type="float" office:value="496.25">
            <text:p>496.25</text:p>
          </table:table-cell>
          <table:table-cell office:value-type="float" office:value="874.75">
            <text:p>874.75</text:p>
          </table:table-cell>
          <table:table-cell office:value-type="float" office:value="0.0377742005893266">
            <text:p>0.0377742006</text:p>
          </table:table-cell>
          <table:table-cell office:value-type="float" office:value="0.0165692821368948">
            <text:p>0.0165692821</text:p>
          </table:table-cell>
          <table:table-cell office:value-type="float" office:value="0.0175599718960153">
            <text:p>0.0175599719</text:p>
          </table:table-cell>
          <table:table-cell office:value-type="float" office:value="1.13500640691376">
            <text:p>1.1350064069</text:p>
          </table:table-cell>
          <table:table-cell office:value-type="float" office:value="1.05853058805577">
            <text:p>1.0585305881</text:p>
          </table:table-cell>
          <table:table-cell office:value-type="float" office:value="1.06206427275751">
            <text:p>1.0620642728</text:p>
          </table:table-cell>
          <table:table-cell office:value-type="float" office:value="18.6941830631008">
            <text:p>18.69418306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526">
            <text:p>526</text:p>
          </table:table-cell>
          <table:table-cell table:number-columns-repeated="2" office:value-type="float" office:value="390">
            <text:p>390</text:p>
          </table:table-cell>
          <table:table-cell office:value-type="float" office:value="20322">
            <text:p>20322</text:p>
          </table:table-cell>
          <table:table-cell office:value-type="float" office:value="30745">
            <text:p>30745</text:p>
          </table:table-cell>
          <table:table-cell office:value-type="float" office:value="49115">
            <text:p>49115</text:p>
          </table:table-cell>
          <table:table-cell office:value-type="float" office:value="1004">
            <text:p>1004</text:p>
          </table:table-cell>
          <table:table-cell office:value-type="float" office:value="969.5">
            <text:p>969.5</text:p>
          </table:table-cell>
          <table:table-cell office:value-type="float" office:value="940.25">
            <text:p>940.25</text:p>
          </table:table-cell>
          <table:table-cell office:value-type="float" office:value="0.0494045861627793">
            <text:p>0.0494045862</text:p>
          </table:table-cell>
          <table:table-cell office:value-type="float" office:value="0.0315335826963734">
            <text:p>0.0315335827</text:p>
          </table:table-cell>
          <table:table-cell office:value-type="float" office:value="0.019143846075537">
            <text:p>0.0191438461</text:p>
          </table:table-cell>
          <table:table-cell office:value-type="float" office:value="1.1777000453122">
            <text:p>1.1777000453</text:p>
          </table:table-cell>
          <table:table-cell office:value-type="float" office:value="1.11231649843914">
            <text:p>1.1123164984</text:p>
          </table:table-cell>
          <table:table-cell office:value-type="float" office:value="1.0677217754758">
            <text:p>1.0677217755</text:p>
          </table:table-cell>
          <table:table-cell office:value-type="float" office:value="14.3738051674408">
            <text:p>14.3738051674</text:p>
          </table:table-cell>
          <table:table-cell office:value-type="float" office:value="22.3260181163848">
            <text:p>22.32601811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770">
            <text:p>770</text:p>
          </table:table-cell>
          <table:table-cell office:value-type="float" office:value="548">
            <text:p>548</text:p>
          </table:table-cell>
          <table:table-cell office:value-type="float" office:value="21224">
            <text:p>21224</text:p>
          </table:table-cell>
          <table:table-cell office:value-type="float" office:value="32461">
            <text:p>32461</text:p>
          </table:table-cell>
          <table:table-cell office:value-type="float" office:value="46917">
            <text:p>46917</text:p>
          </table:table-cell>
          <table:table-cell office:value-type="float" office:value="858.5">
            <text:p>858.5</text:p>
          </table:table-cell>
          <table:table-cell office:value-type="float" office:value="721.875">
            <text:p>721.875</text:p>
          </table:table-cell>
          <table:table-cell office:value-type="float" office:value="744.875">
            <text:p>744.875</text:p>
          </table:table-cell>
          <table:table-cell office:value-type="float" office:value="0.0404494911421033">
            <text:p>0.0404494911</text:p>
          </table:table-cell>
          <table:table-cell office:value-type="float" office:value="0.0222382243307353">
            <text:p>0.0222382243</text:p>
          </table:table-cell>
          <table:table-cell office:value-type="float" office:value="0.0158764413751945">
            <text:p>0.0158764414</text:p>
          </table:table-cell>
          <table:table-cell office:value-type="float" office:value="1.14478009521133">
            <text:p>1.1447800952</text:p>
          </table:table-cell>
          <table:table-cell office:value-type="float" office:value="1.07880308085549">
            <text:p>1.0788030809</text:p>
          </table:table-cell>
          <table:table-cell office:value-type="float" office:value="1.05606158513903">
            <text:p>1.0560615851</text:p>
          </table:table-cell>
          <table:table-cell office:value-type="float" office:value="17.480399416357">
            <text:p>17.4803994164</text:p>
          </table:table-cell>
          <table:table-cell office:value-type="float" office:value="31.5144815042216">
            <text:p>31.51448150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508">
            <text:p>508</text:p>
          </table:table-cell>
          <table:table-cell office:value-type="float" office:value="368">
            <text:p>368</text:p>
          </table:table-cell>
          <table:table-cell office:value-type="float" office:value="21132">
            <text:p>21132</text:p>
          </table:table-cell>
          <table:table-cell office:value-type="float" office:value="33390">
            <text:p>33390</text:p>
          </table:table-cell>
          <table:table-cell office:value-type="float" office:value="47595">
            <text:p>47595</text:p>
          </table:table-cell>
          <table:table-cell office:value-type="float" office:value="1054">
            <text:p>1054</text:p>
          </table:table-cell>
          <table:table-cell office:value-type="float" office:value="663.375">
            <text:p>663.375</text:p>
          </table:table-cell>
          <table:table-cell office:value-type="float" office:value="582.75">
            <text:p>582.75</text:p>
          </table:table-cell>
          <table:table-cell office:value-type="float" office:value="0.0498769638462995">
            <text:p>0.0498769638</text:p>
          </table:table-cell>
          <table:table-cell office:value-type="float" office:value="0.0198674752920036">
            <text:p>0.0198674753</text:p>
          </table:table-cell>
          <table:table-cell office:value-type="float" office:value="0.0122439331862591">
            <text:p>0.0122439332</text:p>
          </table:table-cell>
          <table:table-cell office:value-type="float" office:value="1.1794452880462">
            <text:p>1.179445288</text:p>
          </table:table-cell>
          <table:table-cell office:value-type="float" office:value="1.07030980800799">
            <text:p>1.070309808</text:p>
          </table:table-cell>
          <table:table-cell office:value-type="float" office:value="1.04314759739565">
            <text:p>1.0431475974</text:p>
          </table:table-cell>
          <table:table-cell office:value-type="float" office:value="14.2409028655097">
            <text:p>14.24090286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819">
            <text:p>819</text:p>
          </table:table-cell>
          <table:table-cell office:value-type="float" office:value="21742">
            <text:p>21742</text:p>
          </table:table-cell>
          <table:table-cell office:value-type="float" office:value="34655">
            <text:p>34655</text:p>
          </table:table-cell>
          <table:table-cell office:value-type="float" office:value="49233">
            <text:p>49233</text:p>
          </table:table-cell>
          <table:table-cell office:value-type="float" office:value="1039.75">
            <text:p>1039.75</text:p>
          </table:table-cell>
          <table:table-cell office:value-type="float" office:value="-54.875">
            <text:p>-54.875</text:p>
          </table:table-cell>
          <table:table-cell office:value-type="float" office:value="825.375">
            <text:p>825.375</text:p>
          </table:table-cell>
          <table:table-cell office:value-type="float" office:value="0.0478221874712538">
            <text:p>0.0478221875</text:p>
          </table:table-cell>
          <table:table-cell office:value-type="float" office:value="-0.00158346558938104">
            <text:p>-0.0015834656</text:p>
          </table:table-cell>
          <table:table-cell office:value-type="float" office:value="0.0167646700383889">
            <text:p>0.01676467</text:p>
          </table:table-cell>
          <table:table-cell office:value-type="float" office:value="1.17186010091388">
            <text:p>1.1718601009</text:p>
          </table:table-cell>
          <table:table-cell office:value-type="float" office:value="0.994462784869181">
            <text:p>0.9944627849</text:p>
          </table:table-cell>
          <table:table-cell office:value-type="float" office:value="1.05922721129089">
            <text:p>1.0592272113</text:p>
          </table:table-cell>
          <table:table-cell office:value-type="float" office:value="14.8381345842284">
            <text:p>14.83813458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office:value-type="float" office:value="470">
            <text:p>470</text:p>
          </table:table-cell>
          <table:table-cell table:number-columns-repeated="2" office:value-type="float" office:value="617">
            <text:p>617</text:p>
          </table:table-cell>
          <table:table-cell office:value-type="float" office:value="23014">
            <text:p>23014</text:p>
          </table:table-cell>
          <table:table-cell office:value-type="float" office:value="34334">
            <text:p>34334</text:p>
          </table:table-cell>
          <table:table-cell office:value-type="float" office:value="48924">
            <text:p>48924</text:p>
          </table:table-cell>
          <table:table-cell office:value-type="float" office:value="724.75">
            <text:p>724.75</text:p>
          </table:table-cell>
          <table:table-cell office:value-type="float" office:value="-219.5">
            <text:p>-219.5</text:p>
          </table:table-cell>
          <table:table-cell office:value-type="float" office:value="-324">
            <text:p>-324</text:p>
          </table:table-cell>
          <table:table-cell office:value-type="float" office:value="0.0314917007039194">
            <text:p>0.0314917007</text:p>
          </table:table-cell>
          <table:table-cell office:value-type="float" office:value="-0.00639307974602435">
            <text:p>-0.0063930797</text:p>
          </table:table-cell>
          <table:table-cell office:value-type="float" office:value="-0.00662251655629139">
            <text:p>-0.0066225166</text:p>
          </table:table-cell>
          <table:table-cell office:value-type="float" office:value="1.11216473780164">
            <text:p>1.1121647378</text:p>
          </table:table-cell>
          <table:table-cell office:value-type="float" office:value="0.977704328967447">
            <text:p>0.977704329</text:p>
          </table:table-cell>
          <table:table-cell office:value-type="float" office:value="0.976907153195035">
            <text:p>0.9769071532</text:p>
          </table:table-cell>
          <table:table-cell office:value-type="float" office:value="22.3552541331643">
            <text:p>22.35525413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75">
            <text:p>475</text:p>
          </table:table-cell>
          <table:table-cell office:value-type="float" office:value="872">
            <text:p>872</text:p>
          </table:table-cell>
          <table:table-cell office:value-type="float" office:value="23880">
            <text:p>23880</text:p>
          </table:table-cell>
          <table:table-cell office:value-type="float" office:value="33260">
            <text:p>33260</text:p>
          </table:table-cell>
          <table:table-cell office:value-type="float" office:value="49540">
            <text:p>49540</text:p>
          </table:table-cell>
          <table:table-cell office:value-type="float" office:value="489.5">
            <text:p>489.5</text:p>
          </table:table-cell>
          <table:table-cell office:value-type="float" office:value="416.875">
            <text:p>416.875</text:p>
          </table:table-cell>
          <table:table-cell office:value-type="float" office:value="-519">
            <text:p>-519</text:p>
          </table:table-cell>
          <table:table-cell office:value-type="float" office:value="0.020498324958124">
            <text:p>0.020498325</text:p>
          </table:table-cell>
          <table:table-cell office:value-type="float" office:value="0.0125338244137102">
            <text:p>0.0125338244</text:p>
          </table:table-cell>
          <table:table-cell office:value-type="float" office:value="-0.0104763827210335">
            <text:p>-0.0104763827</text:p>
          </table:table-cell>
          <table:table-cell office:value-type="float" office:value="1.07256769275257">
            <text:p>1.0725676928</text:p>
          </table:table-cell>
          <table:table-cell office:value-type="float" office:value="1.04417629508668">
            <text:p>1.0441762951</text:p>
          </table:table-cell>
          <table:table-cell office:value-type="float" office:value="0.963547779482421">
            <text:p>0.9635477795</text:p>
          </table:table-cell>
          <table:table-cell office:value-type="float" office:value="34.1602221162601">
            <text:p>34.16022211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 office:value-type="float" office:value="913">
            <text:p>913</text:p>
          </table:table-cell>
          <table:table-cell office:value-type="float" office:value="25537">
            <text:p>25537</text:p>
          </table:table-cell>
          <table:table-cell office:value-type="float" office:value="33702">
            <text:p>33702</text:p>
          </table:table-cell>
          <table:table-cell office:value-type="float" office:value="52191">
            <text:p>52191</text:p>
          </table:table-cell>
          <table:table-cell office:value-type="float" office:value="512.5">
            <text:p>512.5</text:p>
          </table:table-cell>
          <table:table-cell office:value-type="float" office:value="676.375">
            <text:p>676.375</text:p>
          </table:table-cell>
          <table:table-cell office:value-type="float" office:value="-346.375">
            <text:p>-346.375</text:p>
          </table:table-cell>
          <table:table-cell office:value-type="float" office:value="0.020068919606845">
            <text:p>0.0200689196</text:p>
          </table:table-cell>
          <table:table-cell office:value-type="float" office:value="0.0200692837220343">
            <text:p>0.0200692837</text:p>
          </table:table-cell>
          <table:table-cell office:value-type="float" office:value="-0.00663668065375256">
            <text:p>-0.0066366807</text:p>
          </table:table-cell>
          <table:table-cell office:value-type="float" office:value="1.07103063123096">
            <text:p>1.0710306312</text:p>
          </table:table-cell>
          <table:table-cell office:value-type="float" office:value="1.07103193427939">
            <text:p>1.0710319343</text:p>
          </table:table-cell>
          <table:table-cell office:value-type="float" office:value="0.976857946950862">
            <text:p>0.976857947</text:p>
          </table:table-cell>
          <table:table-cell office:value-type="float" office:value="34.8837664357498">
            <text:p>34.8837664357</text:p>
          </table:table-cell>
          <table:table-cell office:value-type="float" office:value="34.8831397891598">
            <text:p>34.88313978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office:value-type="float" office:value="595">
            <text:p>595</text:p>
          </table:table-cell>
          <table:table-cell office:value-type="float" office:value="757">
            <text:p>757</text:p>
          </table:table-cell>
          <table:table-cell office:value-type="float" office:value="1021">
            <text:p>1021</text:p>
          </table:table-cell>
          <table:table-cell office:value-type="float" office:value="26383">
            <text:p>26383</text:p>
          </table:table-cell>
          <table:table-cell office:value-type="float" office:value="34748">
            <text:p>34748</text:p>
          </table:table-cell>
          <table:table-cell office:value-type="float" office:value="49778">
            <text:p>49778</text:p>
          </table:table-cell>
          <table:table-cell office:value-type="float" office:value="9.25">
            <text:p>9.25</text:p>
          </table:table-cell>
          <table:table-cell office:value-type="float" office:value="569.25">
            <text:p>569.25</text:p>
          </table:table-cell>
          <table:table-cell office:value-type="float" office:value="-206.125">
            <text:p>-206.125</text:p>
          </table:table-cell>
          <table:table-cell office:value-type="float" office:value="0.000350604555964068">
            <text:p>0.0003506046</text:p>
          </table:table-cell>
          <table:table-cell office:value-type="float" office:value="0.0163822378266375">
            <text:p>0.0163822378</text:p>
          </table:table-cell>
          <table:table-cell office:value-type="float" office:value="-0.00414088553176102">
            <text:p>-0.0041408855</text:p>
          </table:table-cell>
          <table:table-cell office:value-type="float" office:value="1.00122735687604">
            <text:p>1.0012273569</text:p>
          </table:table-cell>
          <table:table-cell office:value-type="float" office:value="1.057863852717">
            <text:p>1.0578638527</text:p>
          </table:table-cell>
          <table:table-cell office:value-type="float" office:value="0.985540508627491">
            <text:p>0.98554050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office:value-type="float" office:value="585">
            <text:p>585</text:p>
          </table:table-cell>
          <table:table-cell table:number-columns-repeated="2" office:value-type="float" office:value="1031">
            <text:p>1031</text:p>
          </table:table-cell>
          <table:table-cell office:value-type="float" office:value="26175">
            <text:p>26175</text:p>
          </table:table-cell>
          <table:table-cell office:value-type="float" office:value="33864">
            <text:p>33864</text:p>
          </table:table-cell>
          <table:table-cell office:value-type="float" office:value="47355">
            <text:p>47355</text:p>
          </table:table-cell>
          <table:table-cell office:value-type="float" office:value="317.25">
            <text:p>317.25</text:p>
          </table:table-cell>
          <table:table-cell office:value-type="float" office:value="-175.25">
            <text:p>-175.25</text:p>
          </table:table-cell>
          <table:table-cell office:value-type="float" office:value="-425.875">
            <text:p>-425.875</text:p>
          </table:table-cell>
          <table:table-cell office:value-type="float" office:value="0.0121203438395415">
            <text:p>0.0121203438</text:p>
          </table:table-cell>
          <table:table-cell office:value-type="float" office:value="-0.00517511221356012">
            <text:p>-0.0051751122</text:p>
          </table:table-cell>
          <table:table-cell office:value-type="float" office:value="-0.0089932425298279">
            <text:p>-0.0089932425</text:p>
          </table:table-cell>
          <table:table-cell office:value-type="float" office:value="1.04270913279858">
            <text:p>1.0427091328</text:p>
          </table:table-cell>
          <table:table-cell office:value-type="float" office:value="0.981939599553929">
            <text:p>0.9819395996</text:p>
          </table:table-cell>
          <table:table-cell office:value-type="float" office:value="0.968682172831555">
            <text:p>0.96868217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table:number-columns-repeated="2" office:value-type="float" office:value="792">
            <text:p>792</text:p>
          </table:table-cell>
          <table:table-cell office:value-type="float" office:value="24530">
            <text:p>24530</text:p>
          </table:table-cell>
          <table:table-cell office:value-type="float" office:value="32368">
            <text:p>32368</text:p>
          </table:table-cell>
          <table:table-cell office:value-type="float" office:value="48890">
            <text:p>48890</text:p>
          </table:table-cell>
          <table:table-cell office:value-type="float" office:value="16.25">
            <text:p>16.25</text:p>
          </table:table-cell>
          <table:table-cell office:value-type="float" office:value="539.375">
            <text:p>539.375</text:p>
          </table:table-cell>
          <table:table-cell office:value-type="float" office:value="-388.75">
            <text:p>-388.75</text:p>
          </table:table-cell>
          <table:table-cell office:value-type="float" office:value="0.000662454137790461">
            <text:p>0.0006624541</text:p>
          </table:table-cell>
          <table:table-cell office:value-type="float" office:value="0.0166638346515077">
            <text:p>0.0166638347</text:p>
          </table:table-cell>
          <table:table-cell office:value-type="float" office:value="-0.00795152382900389">
            <text:p>-0.0079515238</text:p>
          </table:table-cell>
          <table:table-cell office:value-type="float" office:value="1.00231944961942">
            <text:p>1.0023194496</text:p>
          </table:table-cell>
          <table:table-cell office:value-type="float" office:value="1.05886768071545">
            <text:p>1.0588676807</text:p>
          </table:table-cell>
          <table:table-cell office:value-type="float" office:value="0.972293590991645">
            <text:p>0.972293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13">
            <text:p>613</text:p>
          </table:table-cell>
          <table:table-cell table:number-columns-repeated="2" office:value-type="float" office:value="1102">
            <text:p>1102</text:p>
          </table:table-cell>
          <table:table-cell office:value-type="float" office:value="25232">
            <text:p>25232</text:p>
          </table:table-cell>
          <table:table-cell office:value-type="float" office:value="33142">
            <text:p>33142</text:p>
          </table:table-cell>
          <table:table-cell office:value-type="float" office:value="50468">
            <text:p>50468</text:p>
          </table:table-cell>
          <table:table-cell office:value-type="float" office:value="309.875">
            <text:p>309.875</text:p>
          </table:table-cell>
          <table:table-cell office:value-type="float" office:value="384">
            <text:p>384</text:p>
          </table:table-cell>
          <table:table-cell office:value-type="float" office:value="-191.25">
            <text:p>-191.25</text:p>
          </table:table-cell>
          <table:table-cell office:value-type="float" office:value="0.0122810320228282">
            <text:p>0.012281032</text:p>
          </table:table-cell>
          <table:table-cell office:value-type="float" office:value="0.0115865065475831">
            <text:p>0.0115865065</text:p>
          </table:table-cell>
          <table:table-cell office:value-type="float" office:value="-0.00378952999920742">
            <text:p>-0.00378953</text:p>
          </table:table-cell>
          <table:table-cell office:value-type="float" office:value="1.04327922662509">
            <text:p>1.0432792266</text:p>
          </table:table-cell>
          <table:table-cell office:value-type="float" office:value="1.04081589729914">
            <text:p>1.0408158973</text:p>
          </table:table-cell>
          <table:table-cell office:value-type="float" office:value="0.986764791656499">
            <text:p>0.98676479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842">
            <text:p>842</text:p>
          </table:table-cell>
          <table:table-cell office:value-type="float" office:value="1162">
            <text:p>1162</text:p>
          </table:table-cell>
          <table:table-cell office:value-type="float" office:value="25358">
            <text:p>25358</text:p>
          </table:table-cell>
          <table:table-cell office:value-type="float" office:value="33897">
            <text:p>33897</text:p>
          </table:table-cell>
          <table:table-cell office:value-type="float" office:value="48978">
            <text:p>48978</text:p>
          </table:table-cell>
          <table:table-cell office:value-type="float" office:value="23">
            <text:p>23</text:p>
          </table:table-cell>
          <table:table-cell office:value-type="float" office:value="159.5">
            <text:p>159.5</text:p>
          </table:table-cell>
          <table:table-cell office:value-type="float" office:value="-124">
            <text:p>-124</text:p>
          </table:table-cell>
          <table:table-cell office:value-type="float" office:value="0.000907011593974288">
            <text:p>0.0009070116</text:p>
          </table:table-cell>
          <table:table-cell office:value-type="float" office:value="0.00470543115909963">
            <text:p>0.0047054312</text:p>
          </table:table-cell>
          <table:table-cell office:value-type="float" office:value="-0.00253174894850749">
            <text:p>-0.0025317489</text:p>
          </table:table-cell>
          <table:table-cell office:value-type="float" office:value="1.00317615301217">
            <text:p>1.003176153</text:p>
          </table:table-cell>
          <table:table-cell office:value-type="float" office:value="1.01651240557834">
            <text:p>1.0165124056</text:p>
          </table:table-cell>
          <table:table-cell office:value-type="float" office:value="0.991151441795591">
            <text:p>0.99115144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office:value-type="float" office:value="698">
            <text:p>698</text:p>
          </table:table-cell>
          <table:table-cell office:value-type="float" office:value="901">
            <text:p>901</text:p>
          </table:table-cell>
          <table:table-cell office:value-type="float" office:value="1238">
            <text:p>1238</text:p>
          </table:table-cell>
          <table:table-cell office:value-type="float" office:value="25485">
            <text:p>25485</text:p>
          </table:table-cell>
          <table:table-cell office:value-type="float" office:value="33778">
            <text:p>33778</text:p>
          </table:table-cell>
          <table:table-cell office:value-type="float" office:value="48930">
            <text:p>48930</text:p>
          </table:table-cell>
          <table:table-cell office:value-type="float" office:value="76">
            <text:p>76</text:p>
          </table:table-cell>
          <table:table-cell office:value-type="float" office:value="-184.375">
            <text:p>-184.375</text:p>
          </table:table-cell>
          <table:table-cell office:value-type="float" office:value="646.75">
            <text:p>646.75</text:p>
          </table:table-cell>
          <table:table-cell office:value-type="float" office:value="0.00298214636060428">
            <text:p>0.0029821464</text:p>
          </table:table-cell>
          <table:table-cell office:value-type="float" office:value="-0.00545843448398366">
            <text:p>-0.0054584345</text:p>
          </table:table-cell>
          <table:table-cell office:value-type="float" office:value="0.013217862252197">
            <text:p>0.0132178623</text:p>
          </table:table-cell>
          <table:table-cell office:value-type="float" office:value="1.01045494292807">
            <text:p>1.0104549429</text:p>
          </table:table-cell>
          <table:table-cell office:value-type="float" office:value="0.980953876539808">
            <text:p>0.9809538765</text:p>
          </table:table-cell>
          <table:table-cell office:value-type="float" office:value="1.04660495317243">
            <text:p>1.04660495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74">
            <text:p>674</text:p>
          </table:table-cell>
          <table:table-cell office:value-type="float" office:value="1242">
            <text:p>1242</text:p>
          </table:table-cell>
          <table:table-cell office:value-type="float" office:value="23465">
            <text:p>23465</text:p>
          </table:table-cell>
          <table:table-cell office:value-type="float" office:value="34935">
            <text:p>34935</text:p>
          </table:table-cell>
          <table:table-cell office:value-type="float" office:value="51161">
            <text:p>51161</text:p>
          </table:table-cell>
          <table:table-cell office:value-type="float" office:value="-31.25">
            <text:p>-31.25</text:p>
          </table:table-cell>
          <table:table-cell office:value-type="float" office:value="-323.625">
            <text:p>-323.625</text:p>
          </table:table-cell>
          <table:table-cell office:value-type="float" office:value="1053.5">
            <text:p>1053.5</text:p>
          </table:table-cell>
          <table:table-cell office:value-type="float" office:value="-0.00133177072235244">
            <text:p>-0.0013317707</text:p>
          </table:table-cell>
          <table:table-cell office:value-type="float" office:value="-0.00926363246028338">
            <text:p>-0.0092636325</text:p>
          </table:table-cell>
          <table:table-cell office:value-type="float" office:value="0.0205918570786341">
            <text:p>0.0205918571</text:p>
          </table:table-cell>
          <table:table-cell office:value-type="float" office:value="0.99534227875375">
            <text:p>0.9953422788</text:p>
          </table:table-cell>
          <table:table-cell office:value-type="float" office:value="0.967745483566272">
            <text:p>0.9677454836</text:p>
          </table:table-cell>
          <table:table-cell office:value-type="float" office:value="1.072902587948">
            <text:p>1.0729025879</text:p>
          </table:table-cell>
          <table:table-cell table:number-columns-repeated="2" office:value-type="float" office:value="0">
            <text:p>0</text:p>
          </table:table-cell>
          <table:table-cell office:value-type="float" office:value="34.0066234937913">
            <text:p>34.0066234938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24730">
            <text:p>24730</text:p>
          </table:table-cell>
          <table:table-cell office:value-type="float" office:value="36318">
            <text:p>36318</text:p>
          </table:table-cell>
          <table:table-cell office:value-type="float" office:value="52283">
            <text:p>52283</text:p>
          </table:table-cell>
          <table:table-cell office:value-type="float" office:value="-25.375">
            <text:p>-25.375</text:p>
          </table:table-cell>
          <table:table-cell office:value-type="float" office:value="-161">
            <text:p>-161</text:p>
          </table:table-cell>
          <table:table-cell office:value-type="float" office:value="953.875">
            <text:p>953.875</text:p>
          </table:table-cell>
          <table:table-cell office:value-type="float" office:value="-0.00102608168216741">
            <text:p>-0.0010260817</text:p>
          </table:table-cell>
          <table:table-cell office:value-type="float" office:value="-0.00443306349468583">
            <text:p>-0.0044330635</text:p>
          </table:table-cell>
          <table:table-cell office:value-type="float" office:value="0.0182444580456363">
            <text:p>0.018244458</text:p>
          </table:table-cell>
          <table:table-cell office:value-type="float" office:value="0.996410777685906">
            <text:p>0.9964107777</text:p>
          </table:table-cell>
          <table:table-cell office:value-type="float" office:value="0.984522795790417">
            <text:p>0.9845227958</text:p>
          </table:table-cell>
          <table:table-cell office:value-type="float" office:value="1.06450800924851">
            <text:p>1.06450800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402">
            <text:p>1402</text:p>
          </table:table-cell>
          <table:table-cell office:value-type="float" office:value="1013">
            <text:p>1013</text:p>
          </table:table-cell>
          <table:table-cell office:value-type="float" office:value="25297">
            <text:p>25297</text:p>
          </table:table-cell>
          <table:table-cell office:value-type="float" office:value="34690">
            <text:p>34690</text:p>
          </table:table-cell>
          <table:table-cell office:value-type="float" office:value="51689">
            <text:p>51689</text:p>
          </table:table-cell>
          <table:table-cell office:value-type="float" office:value="42.75">
            <text:p>42.75</text:p>
          </table:table-cell>
          <table:table-cell office:value-type="float" office:value="-185.375">
            <text:p>-185.375</text:p>
          </table:table-cell>
          <table:table-cell office:value-type="float" office:value="999">
            <text:p>999</text:p>
          </table:table-cell>
          <table:table-cell office:value-type="float" office:value="0.00168992370636834">
            <text:p>0.0016899237</text:p>
          </table:table-cell>
          <table:table-cell office:value-type="float" office:value="-0.00534375900835976">
            <text:p>-0.005343759</text:p>
          </table:table-cell>
          <table:table-cell office:value-type="float" office:value="0.01932712956335">
            <text:p>0.0193271296</text:p>
          </table:table-cell>
          <table:table-cell office:value-type="float" office:value="1.00592033042287">
            <text:p>1.0059203304</text:p>
          </table:table-cell>
          <table:table-cell office:value-type="float" office:value="0.981352812761006">
            <text:p>0.9813528128</text:p>
          </table:table-cell>
          <table:table-cell office:value-type="float" office:value="1.06837708782856">
            <text:p>1.06837708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747">
            <text:p>747</text:p>
          </table:table-cell>
          <table:table-cell office:value-type="float" office:value="996">
            <text:p>996</text:p>
          </table:table-cell>
          <table:table-cell office:value-type="float" office:value="1403">
            <text:p>1403</text:p>
          </table:table-cell>
          <table:table-cell office:value-type="float" office:value="24810">
            <text:p>24810</text:p>
          </table:table-cell>
          <table:table-cell office:value-type="float" office:value="34920">
            <text:p>34920</text:p>
          </table:table-cell>
          <table:table-cell office:value-type="float" office:value="51662">
            <text:p>51662</text:p>
          </table:table-cell>
          <table:table-cell office:value-type="float" office:value="31.5">
            <text:p>31.5</text:p>
          </table:table-cell>
          <table:table-cell office:value-type="float" office:value="424">
            <text:p>424</text:p>
          </table:table-cell>
          <table:table-cell office:value-type="float" office:value="296.375">
            <text:p>296.375</text:p>
          </table:table-cell>
          <table:table-cell office:value-type="float" office:value="0.00126964933494559">
            <text:p>0.0012696493</text:p>
          </table:table-cell>
          <table:table-cell office:value-type="float" office:value="0.0121420389461627">
            <text:p>0.0121420389</text:p>
          </table:table-cell>
          <table:table-cell office:value-type="float" office:value="0.00573680848592776">
            <text:p>0.0057368085</text:p>
          </table:table-cell>
          <table:table-cell office:value-type="float" office:value="1.0044469322108">
            <text:p>1.0044469322</text:p>
          </table:table-cell>
          <table:table-cell office:value-type="float" office:value="1.04278609736672">
            <text:p>1.0427860974</text:p>
          </table:table-cell>
          <table:table-cell office:value-type="float" office:value="1.02014333520509">
            <text:p>1.02014333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370">
            <text:p>1370</text:p>
          </table:table-cell>
          <table:table-cell office:value-type="float" office:value="22766">
            <text:p>22766</text:p>
          </table:table-cell>
          <table:table-cell office:value-type="float" office:value="35798">
            <text:p>35798</text:p>
          </table:table-cell>
          <table:table-cell office:value-type="float" office:value="52065">
            <text:p>52065</text:p>
          </table:table-cell>
          <table:table-cell office:value-type="float" office:value="-14.125">
            <text:p>-14.125</text:p>
          </table:table-cell>
          <table:table-cell office:value-type="float" office:value="-177.5">
            <text:p>-177.5</text:p>
          </table:table-cell>
          <table:table-cell office:value-type="float" office:value="-290.75">
            <text:p>-290.75</text:p>
          </table:table-cell>
          <table:table-cell office:value-type="float" office:value="-0.000620442765527541">
            <text:p>-0.0006204428</text:p>
          </table:table-cell>
          <table:table-cell office:value-type="float" office:value="-0.00495837756299235">
            <text:p>-0.0049583776</text:p>
          </table:table-cell>
          <table:table-cell office:value-type="float" office:value="-0.00558436569672525">
            <text:p>-0.0055843657</text:p>
          </table:table-cell>
          <table:table-cell office:value-type="float" office:value="0.997829204821135">
            <text:p>0.9978292048</text:p>
          </table:table-cell>
          <table:table-cell office:value-type="float" office:value="0.982693866125319">
            <text:p>0.9826938661</text:p>
          </table:table-cell>
          <table:table-cell office:value-type="float" office:value="0.980515842936322">
            <text:p>0.98051584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44">
            <text:p>744</text:p>
          </table:table-cell>
          <table:table-cell office:value-type="float" office:value="1455">
            <text:p>1455</text:p>
          </table:table-cell>
          <table:table-cell office:value-type="float" office:value="23908">
            <text:p>23908</text:p>
          </table:table-cell>
          <table:table-cell office:value-type="float" office:value="36772">
            <text:p>36772</text:p>
          </table:table-cell>
          <table:table-cell office:value-type="float" office:value="52093">
            <text:p>52093</text:p>
          </table:table-cell>
          <table:table-cell office:value-type="float" office:value="-62.5">
            <text:p>-62.5</text:p>
          </table:table-cell>
          <table:table-cell office:value-type="float" office:value="-642.25">
            <text:p>-642.25</text:p>
          </table:table-cell>
          <table:table-cell office:value-type="float" office:value="-936.625">
            <text:p>-936.625</text:p>
          </table:table-cell>
          <table:table-cell office:value-type="float" office:value="-0.00261418771959177">
            <text:p>-0.0026141877</text:p>
          </table:table-cell>
          <table:table-cell office:value-type="float" office:value="-0.017465734798216">
            <text:p>-0.0174657348</text:p>
          </table:table-cell>
          <table:table-cell office:value-type="float" office:value="-0.0179798629374388">
            <text:p>-0.0179798629</text:p>
          </table:table-cell>
          <table:table-cell office:value-type="float" office:value="0.990863737577198">
            <text:p>0.9908637376</text:p>
          </table:table-cell>
          <table:table-cell office:value-type="float" office:value="0.939467829914645">
            <text:p>0.9394678299</text:p>
          </table:table-cell>
          <table:table-cell office:value-type="float" office:value="0.937704099642612">
            <text:p>0.93770409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04">
            <text:p>704</text:p>
          </table:table-cell>
          <table:table-cell office:value-type="float" office:value="1440">
            <text:p>1440</text:p>
          </table:table-cell>
          <table:table-cell office:value-type="float" office:value="24090">
            <text:p>24090</text:p>
          </table:table-cell>
          <table:table-cell office:value-type="float" office:value="36600">
            <text:p>36600</text:p>
          </table:table-cell>
          <table:table-cell office:value-type="float" office:value="54385">
            <text:p>54385</text:p>
          </table:table-cell>
          <table:table-cell office:value-type="float" office:value="-7.875">
            <text:p>-7.875</text:p>
          </table:table-cell>
          <table:table-cell office:value-type="float" office:value="687.75">
            <text:p>687.75</text:p>
          </table:table-cell>
          <table:table-cell office:value-type="float" office:value="-1131.25">
            <text:p>-1131.25</text:p>
          </table:table-cell>
          <table:table-cell office:value-type="float" office:value="-0.000326899128268991">
            <text:p>-0.0003268991</text:p>
          </table:table-cell>
          <table:table-cell office:value-type="float" office:value="0.0187909836065574">
            <text:p>0.0187909836</text:p>
          </table:table-cell>
          <table:table-cell office:value-type="float" office:value="-0.0208007722717661">
            <text:p>-0.0208007723</text:p>
          </table:table-cell>
          <table:table-cell office:value-type="float" office:value="0.998856062502617">
            <text:p>0.9988560625</text:p>
          </table:table-cell>
          <table:table-cell office:value-type="float" office:value="1.06646052071016">
            <text:p>1.0664605207</text:p>
          </table:table-cell>
          <table:table-cell office:value-type="float" office:value="0.928045334417938">
            <text:p>0.9280453344</text:p>
          </table:table-cell>
          <table:table-cell table:number-columns-repeated="2" office:value-type="float" office:value="0">
            <text:p>0</text:p>
          </table:table-cell>
          <table:table-cell office:value-type="float" office:value="-32.975358690825">
            <text:p>-32.9753586908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2">
            <text:p>2</text:p>
          </table:table-cell>
          <table:table-cell office:value-type="float" office:value="627">
            <text:p>627</text:p>
          </table:table-cell>
          <table:table-cell office:value-type="float" office:value="919">
            <text:p>919</text:p>
          </table:table-cell>
          <table:table-cell office:value-type="float" office:value="1385">
            <text:p>1385</text:p>
          </table:table-cell>
          <table:table-cell office:value-type="float" office:value="25804">
            <text:p>25804</text:p>
          </table:table-cell>
          <table:table-cell office:value-type="float" office:value="35456">
            <text:p>35456</text:p>
          </table:table-cell>
          <table:table-cell office:value-type="float" office:value="51301">
            <text:p>51301</text:p>
          </table:table-cell>
          <table:table-cell office:value-type="float" office:value="297.25">
            <text:p>297.25</text:p>
          </table:table-cell>
          <table:table-cell office:value-type="float" office:value="-878.25">
            <text:p>-878.25</text:p>
          </table:table-cell>
          <table:table-cell office:value-type="float" office:value="-1253.625">
            <text:p>-1253.625</text:p>
          </table:table-cell>
          <table:table-cell office:value-type="float" office:value="0.0115195318555263">
            <text:p>0.0115195319</text:p>
          </table:table-cell>
          <table:table-cell office:value-type="float" office:value="-0.0247701376353791">
            <text:p>-0.0247701376</text:p>
          </table:table-cell>
          <table:table-cell office:value-type="float" office:value="-0.0244366581548118">
            <text:p>-0.0244366582</text:p>
          </table:table-cell>
          <table:table-cell office:value-type="float" office:value="1.04057845273812">
            <text:p>1.0405784527</text:p>
          </table:table-cell>
          <table:table-cell office:value-type="float" office:value="0.914507095324386">
            <text:p>0.9145070953</text:p>
          </table:table-cell>
          <table:table-cell office:value-type="float" office:value="0.915642110971238">
            <text:p>0.915642111</text:p>
          </table:table-cell>
          <table:table-cell office:value-type="float" office:value="0">
            <text:p>0</text:p>
          </table:table-cell>
          <table:table-cell office:value-type="float" office:value="-27.6351560318932">
            <text:p>-27.6351560319</text:p>
          </table:table-cell>
          <table:table-cell office:value-type="float" office:value="-28.0170535200861">
            <text:p>-28.0170535201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2">
            <text:p>2</text:p>
          </table:table-cell>
          <table:table-cell office:value-type="float" office:value="737">
            <text:p>737</text:p>
          </table:table-cell>
          <table:table-cell office:value-type="float" office:value="1037">
            <text:p>1037</text:p>
          </table:table-cell>
          <table:table-cell office:value-type="float" office:value="1515">
            <text:p>1515</text:p>
          </table:table-cell>
          <table:table-cell office:value-type="float" office:value="26465">
            <text:p>26465</text:p>
          </table:table-cell>
          <table:table-cell office:value-type="float" office:value="35375">
            <text:p>35375</text:p>
          </table:table-cell>
          <table:table-cell office:value-type="float" office:value="50418">
            <text:p>50418</text:p>
          </table:table-cell>
          <table:table-cell office:value-type="float" office:value="496">
            <text:p>496</text:p>
          </table:table-cell>
          <table:table-cell office:value-type="float" office:value="-933.25">
            <text:p>-933.25</text:p>
          </table:table-cell>
          <table:table-cell office:value-type="float" office:value="-260.5">
            <text:p>-260.5</text:p>
          </table:table-cell>
          <table:table-cell office:value-type="float" office:value="0.018741734366144">
            <text:p>0.0187417344</text:p>
          </table:table-cell>
          <table:table-cell office:value-type="float" office:value="-0.0263816254416961">
            <text:p>-0.0263816254</text:p>
          </table:table-cell>
          <table:table-cell office:value-type="float" office:value="-0.00516680550597009">
            <text:p>-0.0051668055</text:p>
          </table:table-cell>
          <table:table-cell office:value-type="float" office:value="1.06628452539132">
            <text:p>1.0662845254</text:p>
          </table:table-cell>
          <table:table-cell office:value-type="float" office:value="0.909028451669518">
            <text:p>0.9090284517</text:p>
          </table:table-cell>
          <table:table-cell office:value-type="float" office:value="0.981968504652212">
            <text:p>0.9819685047</text:p>
          </table:table-cell>
          <table:table-cell office:value-type="float" office:value="0">
            <text:p>0</text:p>
          </table:table-cell>
          <table:table-cell office:value-type="float" office:value="-25.9257438905767">
            <text:p>-25.92574389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0">
            <text:p>870</text:p>
          </table:table-cell>
          <table:table-cell office:value-type="float" office:value="1666">
            <text:p>1666</text:p>
          </table:table-cell>
          <table:table-cell office:value-type="float" office:value="24992">
            <text:p>24992</text:p>
          </table:table-cell>
          <table:table-cell office:value-type="float" office:value="35392">
            <text:p>35392</text:p>
          </table:table-cell>
          <table:table-cell office:value-type="float" office:value="50933">
            <text:p>50933</text:p>
          </table:table-cell>
          <table:table-cell office:value-type="float" office:value="-1144.5">
            <text:p>-1144.5</text:p>
          </table:table-cell>
          <table:table-cell office:value-type="float" office:value="556.875">
            <text:p>556.875</text:p>
          </table:table-cell>
          <table:table-cell office:value-type="float" office:value="-884">
            <text:p>-884</text:p>
          </table:table-cell>
          <table:table-cell office:value-type="float" office:value="-0.0457946542893726">
            <text:p>-0.0457946543</text:p>
          </table:table-cell>
          <table:table-cell office:value-type="float" office:value="0.0157344880198915">
            <text:p>0.015734488</text:p>
          </table:table-cell>
          <table:table-cell office:value-type="float" office:value="-0.0173561345296762">
            <text:p>-0.0173561345</text:p>
          </table:table-cell>
          <table:table-cell office:value-type="float" office:value="0.843829124695703">
            <text:p>0.8438291247</text:p>
          </table:table-cell>
          <table:table-cell office:value-type="float" office:value="1.05555595333159">
            <text:p>1.0555559533</text:p>
          </table:table-cell>
          <table:table-cell office:value-type="float" office:value="0.939843950541525">
            <text:p>0.9398439505</text:p>
          </table:table-cell>
          <table:table-cell office:value-type="float" office:value="-14.7867033894543">
            <text:p>-14.78670338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2">
            <text:p>2</text:p>
          </table:table-cell>
          <table:table-cell office:value-type="float" office:value="900">
            <text:p>900</text:p>
          </table:table-cell>
          <table:table-cell table:number-columns-repeated="2" office:value-type="float" office:value="1715">
            <text:p>1715</text:p>
          </table:table-cell>
          <table:table-cell office:value-type="float" office:value="23890">
            <text:p>23890</text:p>
          </table:table-cell>
          <table:table-cell office:value-type="float" office:value="35308">
            <text:p>35308</text:p>
          </table:table-cell>
          <table:table-cell office:value-type="float" office:value="52342">
            <text:p>52342</text:p>
          </table:table-cell>
          <table:table-cell office:value-type="float" office:value="-1470.375">
            <text:p>-1470.375</text:p>
          </table:table-cell>
          <table:table-cell office:value-type="float" office:value="612.5">
            <text:p>612.5</text:p>
          </table:table-cell>
          <table:table-cell office:value-type="float" office:value="-1089.625">
            <text:p>-1089.625</text:p>
          </table:table-cell>
          <table:table-cell office:value-type="float" office:value="-0.0615477187107576">
            <text:p>-0.0615477187</text:p>
          </table:table-cell>
          <table:table-cell office:value-type="float" office:value="0.0173473433782712">
            <text:p>0.0173473434</text:p>
          </table:table-cell>
          <table:table-cell office:value-type="float" office:value="-0.0208174124030415">
            <text:p>-0.0208174124</text:p>
          </table:table-cell>
          <table:table-cell office:value-type="float" office:value="0.792007703002205">
            <text:p>0.792007703</text:p>
          </table:table-cell>
          <table:table-cell office:value-type="float" office:value="1.06130552525563">
            <text:p>1.0613055253</text:p>
          </table:table-cell>
          <table:table-cell office:value-type="float" office:value="0.927988451321305">
            <text:p>0.9279884513</text:p>
          </table:table-cell>
          <table:table-cell office:value-type="float" office:value="-10.9117049685378">
            <text:p>-10.9117049685</text:p>
          </table:table-cell>
          <table:table-cell office:value-type="float" office:value="0">
            <text:p>0</text:p>
          </table:table-cell>
          <table:table-cell office:value-type="float" office:value="-32.9487212800614">
            <text:p>-32.948721280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38">
            <text:p>1738</text:p>
          </table:table-cell>
          <table:table-cell office:value-type="float" office:value="23074">
            <text:p>23074</text:p>
          </table:table-cell>
          <table:table-cell office:value-type="float" office:value="35046">
            <text:p>35046</text:p>
          </table:table-cell>
          <table:table-cell office:value-type="float" office:value="49661">
            <text:p>49661</text:p>
          </table:table-cell>
          <table:table-cell office:value-type="float" office:value="-1327.875">
            <text:p>-1327.875</text:p>
          </table:table-cell>
          <table:table-cell office:value-type="float" office:value="-940">
            <text:p>-940</text:p>
          </table:table-cell>
          <table:table-cell office:value-type="float" office:value="-1174.375">
            <text:p>-1174.375</text:p>
          </table:table-cell>
          <table:table-cell office:value-type="float" office:value="-0.0575485394816677">
            <text:p>-0.0575485395</text:p>
          </table:table-cell>
          <table:table-cell office:value-type="float" office:value="-0.0268218912286709">
            <text:p>-0.0268218912</text:p>
          </table:table-cell>
          <table:table-cell office:value-type="float" office:value="-0.0236478323030144">
            <text:p>-0.0236478323</text:p>
          </table:table-cell>
          <table:table-cell office:value-type="float" office:value="0.80507130723125">
            <text:p>0.8050713072</text:p>
          </table:table-cell>
          <table:table-cell office:value-type="float" office:value="0.907533431843854">
            <text:p>0.9075334318</text:p>
          </table:table-cell>
          <table:table-cell office:value-type="float" office:value="0.918328658085807">
            <text:p>0.9183286581</text:p>
          </table:table-cell>
          <table:table-cell office:value-type="float" office:value="-11.6945689660724">
            <text:p>-11.6945689661</text:p>
          </table:table-cell>
          <table:table-cell office:value-type="float" office:value="-25.4944475642292">
            <text:p>-25.4944475642</text:p>
          </table:table-cell>
          <table:table-cell office:value-type="float" office:value="-28.9632795122941">
            <text:p>-28.9632795123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27">
            <text:p>927</text:p>
          </table:table-cell>
          <table:table-cell office:value-type="float" office:value="1780">
            <text:p>1780</text:p>
          </table:table-cell>
          <table:table-cell office:value-type="float" office:value="22676">
            <text:p>22676</text:p>
          </table:table-cell>
          <table:table-cell office:value-type="float" office:value="33684">
            <text:p>33684</text:p>
          </table:table-cell>
          <table:table-cell office:value-type="float" office:value="49692">
            <text:p>49692</text:p>
          </table:table-cell>
          <table:table-cell office:value-type="float" office:value="-872.75">
            <text:p>-872.75</text:p>
          </table:table-cell>
          <table:table-cell office:value-type="float" office:value="-891.5">
            <text:p>-891.5</text:p>
          </table:table-cell>
          <table:table-cell office:value-type="float" office:value="-324.875">
            <text:p>-324.875</text:p>
          </table:table-cell>
          <table:table-cell office:value-type="float" office:value="-0.0384878285411889">
            <text:p>-0.0384878285</text:p>
          </table:table-cell>
          <table:table-cell office:value-type="float" office:value="-0.0264665716660729">
            <text:p>-0.0264665717</text:p>
          </table:table-cell>
          <table:table-cell office:value-type="float" office:value="-0.006537772679707">
            <text:p>-0.0065377727</text:p>
          </table:table-cell>
          <table:table-cell office:value-type="float" office:value="0.868195973479638">
            <text:p>0.8681959735</text:p>
          </table:table-cell>
          <table:table-cell office:value-type="float" office:value="0.908739938823625">
            <text:p>0.9087399388</text:p>
          </table:table-cell>
          <table:table-cell office:value-type="float" office:value="0.977201570865384">
            <text:p>0.9772015709</text:p>
          </table:table-cell>
          <table:table-cell office:value-type="float" office:value="-17.6606758437538">
            <text:p>-17.6606758438</text:p>
          </table:table-cell>
          <table:table-cell office:value-type="float" office:value="-25.8414111417128">
            <text:p>-25.8414111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2">
            <text:p>2</text:p>
          </table:table-cell>
          <table:table-cell office:value-type="float" office:value="905">
            <text:p>905</text:p>
          </table:table-cell>
          <table:table-cell office:value-type="float" office:value="1244">
            <text:p>1244</text:p>
          </table:table-cell>
          <table:table-cell office:value-type="float" office:value="1776">
            <text:p>1776</text:p>
          </table:table-cell>
          <table:table-cell office:value-type="float" office:value="20362">
            <text:p>20362</text:p>
          </table:table-cell>
          <table:table-cell office:value-type="float" office:value="31462">
            <text:p>31462</text:p>
          </table:table-cell>
          <table:table-cell office:value-type="float" office:value="49485">
            <text:p>49485</text:p>
          </table:table-cell>
          <table:table-cell office:value-type="float" office:value="-382.25">
            <text:p>-382.25</text:p>
          </table:table-cell>
          <table:table-cell office:value-type="float" office:value="-1430">
            <text:p>-1430</text:p>
          </table:table-cell>
          <table:table-cell office:value-type="float" office:value="-778.875">
            <text:p>-778.875</text:p>
          </table:table-cell>
          <table:table-cell office:value-type="float" office:value="-0.0187727138787938">
            <text:p>-0.0187727139</text:p>
          </table:table-cell>
          <table:table-cell office:value-type="float" office:value="-0.0454516559659272">
            <text:p>-0.045451656</text:p>
          </table:table-cell>
          <table:table-cell office:value-type="float" office:value="-0.0157396180660806">
            <text:p>-0.0157396181</text:p>
          </table:table-cell>
          <table:table-cell office:value-type="float" office:value="0.934986234405517">
            <text:p>0.9349862344</text:p>
          </table:table-cell>
          <table:table-cell office:value-type="float" office:value="0.844968276058143">
            <text:p>0.8449682761</text:p>
          </table:table-cell>
          <table:table-cell office:value-type="float" office:value="0.945396898499375">
            <text:p>0.9453968985</text:p>
          </table:table-cell>
          <table:table-cell office:value-type="float" office:value="0">
            <text:p>0</text:p>
          </table:table-cell>
          <table:table-cell office:value-type="float" office:value="-14.9009469889287">
            <text:p>-14.90094698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29">
            <text:p>829</text:p>
          </table:table-cell>
          <table:table-cell office:value-type="float" office:value="1721">
            <text:p>1721</text:p>
          </table:table-cell>
          <table:table-cell office:value-type="float" office:value="17967">
            <text:p>17967</text:p>
          </table:table-cell>
          <table:table-cell office:value-type="float" office:value="30061">
            <text:p>30061</text:p>
          </table:table-cell>
          <table:table-cell office:value-type="float" office:value="50673">
            <text:p>50673</text:p>
          </table:table-cell>
          <table:table-cell office:value-type="float" office:value="-332.5">
            <text:p>-332.5</text:p>
          </table:table-cell>
          <table:table-cell office:value-type="float" office:value="-474.375">
            <text:p>-474.375</text:p>
          </table:table-cell>
          <table:table-cell office:value-type="float" office:value="-994.375">
            <text:p>-994.375</text:p>
          </table:table-cell>
          <table:table-cell office:value-type="float" office:value="-0.0185061501641899">
            <text:p>-0.0185061502</text:p>
          </table:table-cell>
          <table:table-cell office:value-type="float" office:value="-0.0157804131599082">
            <text:p>-0.0157804132</text:p>
          </table:table-cell>
          <table:table-cell office:value-type="float" office:value="-0.0196233694472401">
            <text:p>-0.0196233694</text:p>
          </table:table-cell>
          <table:table-cell office:value-type="float" office:value="0.935899730509378">
            <text:p>0.9358997305</text:p>
          </table:table-cell>
          <table:table-cell office:value-type="float" office:value="0.945256635961736">
            <text:p>0.945256636</text:p>
          </table:table-cell>
          <table:table-cell office:value-type="float" office:value="0.932072957126447">
            <text:p>0.93207295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84">
            <text:p>884</text:p>
          </table:table-cell>
          <table:table-cell table:number-columns-repeated="2" office:value-type="float" office:value="1798">
            <text:p>1798</text:p>
          </table:table-cell>
          <table:table-cell office:value-type="float" office:value="15572">
            <text:p>15572</text:p>
          </table:table-cell>
          <table:table-cell office:value-type="float" office:value="28554">
            <text:p>28554</text:p>
          </table:table-cell>
          <table:table-cell office:value-type="float" office:value="48679">
            <text:p>48679</text:p>
          </table:table-cell>
          <table:table-cell office:value-type="float" office:value="-1268.5">
            <text:p>-1268.5</text:p>
          </table:table-cell>
          <table:table-cell office:value-type="float" office:value="-2114.75">
            <text:p>-2114.75</text:p>
          </table:table-cell>
          <table:table-cell office:value-type="float" office:value="-1214.75">
            <text:p>-1214.75</text:p>
          </table:table-cell>
          <table:table-cell office:value-type="float" office:value="-0.0814603133829951">
            <text:p>-0.0814603134</text:p>
          </table:table-cell>
          <table:table-cell office:value-type="float" office:value="-0.0740614274707572">
            <text:p>-0.0740614275</text:p>
          </table:table-cell>
          <table:table-cell office:value-type="float" office:value="-0.0249542924053493">
            <text:p>-0.0249542924</text:p>
          </table:table-cell>
          <table:table-cell office:value-type="float" office:value="0.72789503716617">
            <text:p>0.7278950372</text:p>
          </table:table-cell>
          <table:table-cell office:value-type="float" office:value="0.751535790128802">
            <text:p>0.7515357901</text:p>
          </table:table-cell>
          <table:table-cell office:value-type="float" office:value="0.913880501331803">
            <text:p>0.9138805013</text:p>
          </table:table-cell>
          <table:table-cell office:value-type="float" office:value="-8.15753579781233">
            <text:p>-8.1575357978</text:p>
          </table:table-cell>
          <table:table-cell office:value-type="float" office:value="-9.00806699924268">
            <text:p>-9.0080669992</text:p>
          </table:table-cell>
          <table:table-cell office:value-type="float" office:value="-27.4286381350395">
            <text:p>-27.428638135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002">
            <text:p>1002</text:p>
          </table:table-cell>
          <table:table-cell office:value-type="float" office:value="1361">
            <text:p>1361</text:p>
          </table:table-cell>
          <table:table-cell office:value-type="float" office:value="1940">
            <text:p>1940</text:p>
          </table:table-cell>
          <table:table-cell office:value-type="float" office:value="14603">
            <text:p>14603</text:p>
          </table:table-cell>
          <table:table-cell office:value-type="float" office:value="28411">
            <text:p>28411</text:p>
          </table:table-cell>
          <table:table-cell office:value-type="float" office:value="45754">
            <text:p>45754</text:p>
          </table:table-cell>
          <table:table-cell office:value-type="float" office:value="-1088.5">
            <text:p>-1088.5</text:p>
          </table:table-cell>
          <table:table-cell office:value-type="float" office:value="-2145.5">
            <text:p>-2145.5</text:p>
          </table:table-cell>
          <table:table-cell office:value-type="float" office:value="-1301.125">
            <text:p>-1301.125</text:p>
          </table:table-cell>
          <table:table-cell office:value-type="float" office:value="-0.0745394781894131">
            <text:p>-0.0745394782</text:p>
          </table:table-cell>
          <table:table-cell office:value-type="float" office:value="-0.0755165252895006">
            <text:p>-0.0755165253</text:p>
          </table:table-cell>
          <table:table-cell office:value-type="float" office:value="-0.0284374043799449">
            <text:p>-0.0284374044</text:p>
          </table:table-cell>
          <table:table-cell office:value-type="float" office:value="0.750001848602204">
            <text:p>0.7500018486</text:p>
          </table:table-cell>
          <table:table-cell office:value-type="float" office:value="0.746869542846676">
            <text:p>0.7468695428</text:p>
          </table:table-cell>
          <table:table-cell office:value-type="float" office:value="0.902054109167215">
            <text:p>0.9020541092</text:p>
          </table:table-cell>
          <table:table-cell office:value-type="float" office:value="-8.94801372076223">
            <text:p>-8.9480137208</text:p>
          </table:table-cell>
          <table:table-cell office:value-type="float" office:value="-8.82763970896652">
            <text:p>-8.827639709</text:p>
          </table:table-cell>
          <table:table-cell office:value-type="float" office:value="-24.0262483234185">
            <text:p>-24.0262483234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032">
            <text:p>1032</text:p>
          </table:table-cell>
          <table:table-cell office:value-type="float" office:value="1995">
            <text:p>1995</text:p>
          </table:table-cell>
          <table:table-cell office:value-type="float" office:value="11900">
            <text:p>11900</text:p>
          </table:table-cell>
          <table:table-cell office:value-type="float" office:value="25650">
            <text:p>25650</text:p>
          </table:table-cell>
          <table:table-cell office:value-type="float" office:value="42912">
            <text:p>42912</text:p>
          </table:table-cell>
          <table:table-cell office:value-type="float" office:value="-516.375">
            <text:p>-516.375</text:p>
          </table:table-cell>
          <table:table-cell office:value-type="float" office:value="-1013.5">
            <text:p>-1013.5</text:p>
          </table:table-cell>
          <table:table-cell office:value-type="float" office:value="-1850.5">
            <text:p>-1850.5</text:p>
          </table:table-cell>
          <table:table-cell office:value-type="float" office:value="-0.0433928571428571">
            <text:p>-0.0433928571</text:p>
          </table:table-cell>
          <table:table-cell office:value-type="float" office:value="-0.0395126705653021">
            <text:p>-0.0395126706</text:p>
          </table:table-cell>
          <table:table-cell office:value-type="float" office:value="-0.0431231357196122">
            <text:p>-0.0431231357</text:p>
          </table:table-cell>
          <table:table-cell office:value-type="float" office:value="0.8518155625">
            <text:p>0.8518155625</text:p>
          </table:table-cell>
          <table:table-cell office:value-type="float" office:value="0.864765705246439">
            <text:p>0.8647657052</text:p>
          </table:table-cell>
          <table:table-cell office:value-type="float" office:value="0.85271385045657">
            <text:p>0.8527138505</text:p>
          </table:table-cell>
          <table:table-cell office:value-type="float" office:value="-15.6246262021337">
            <text:p>-15.6246262021</text:p>
          </table:table-cell>
          <table:table-cell office:value-type="float" office:value="-17.19350056094">
            <text:p>-17.1935005609</text:p>
          </table:table-cell>
          <table:table-cell office:value-type="float" office:value="-15.7245532587801">
            <text:p>-15.724553258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78">
            <text:p>978</text:p>
          </table:table-cell>
          <table:table-cell office:value-type="float" office:value="1355">
            <text:p>1355</text:p>
          </table:table-cell>
          <table:table-cell office:value-type="float" office:value="1964">
            <text:p>1964</text:p>
          </table:table-cell>
          <table:table-cell office:value-type="float" office:value="11798">
            <text:p>11798</text:p>
          </table:table-cell>
          <table:table-cell office:value-type="float" office:value="23950">
            <text:p>23950</text:p>
          </table:table-cell>
          <table:table-cell office:value-type="float" office:value="40627">
            <text:p>40627</text:p>
          </table:table-cell>
          <table:table-cell office:value-type="float" office:value="-250.375">
            <text:p>-250.375</text:p>
          </table:table-cell>
          <table:table-cell office:value-type="float" office:value="-1485.25">
            <text:p>-1485.25</text:p>
          </table:table-cell>
          <table:table-cell office:value-type="float" office:value="-2445.125">
            <text:p>-2445.125</text:p>
          </table:table-cell>
          <table:table-cell office:value-type="float" office:value="-0.0212218172571622">
            <text:p>-0.0212218173</text:p>
          </table:table-cell>
          <table:table-cell office:value-type="float" office:value="-0.0620146137787056">
            <text:p>-0.0620146138</text:p>
          </table:table-cell>
          <table:table-cell office:value-type="float" office:value="-0.0601847293671696">
            <text:p>-0.0601847294</text:p>
          </table:table-cell>
          <table:table-cell office:value-type="float" office:value="0.926606356034217">
            <text:p>0.926606356</text:p>
          </table:table-cell>
          <table:table-cell office:value-type="float" office:value="0.790486643925889">
            <text:p>0.7904866439</text:p>
          </table:table-cell>
          <table:table-cell office:value-type="float" office:value="0.796452962446945">
            <text:p>0.7964529624</text:p>
          </table:table-cell>
          <table:table-cell office:value-type="float" office:value="-32.3141961368068">
            <text:p>-32.3141961368</text:p>
          </table:table-cell>
          <table:table-cell office:value-type="float" office:value="-10.8268873798065">
            <text:p>-10.8268873798</text:p>
          </table:table-cell>
          <table:table-cell office:value-type="float" office:value="-11.166835448962">
            <text:p>-11.166835449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95">
            <text:p>995</text:p>
          </table:table-cell>
          <table:table-cell office:value-type="float" office:value="1383">
            <text:p>1383</text:p>
          </table:table-cell>
          <table:table-cell office:value-type="float" office:value="2003">
            <text:p>2003</text:p>
          </table:table-cell>
          <table:table-cell office:value-type="float" office:value="13035">
            <text:p>13035</text:p>
          </table:table-cell>
          <table:table-cell office:value-type="float" office:value="22913">
            <text:p>22913</text:p>
          </table:table-cell>
          <table:table-cell office:value-type="float" office:value="39428">
            <text:p>39428</text:p>
          </table:table-cell>
          <table:table-cell office:value-type="float" office:value="-1439.25">
            <text:p>-1439.25</text:p>
          </table:table-cell>
          <table:table-cell office:value-type="float" office:value="-1761.625">
            <text:p>-1761.625</text:p>
          </table:table-cell>
          <table:table-cell office:value-type="float" office:value="-2436.125">
            <text:p>-2436.125</text:p>
          </table:table-cell>
          <table:table-cell office:value-type="float" office:value="-0.110414269275029">
            <text:p>-0.1104142693</text:p>
          </table:table-cell>
          <table:table-cell office:value-type="float" office:value="-0.0768832104045738">
            <text:p>-0.0768832104</text:p>
          </table:table-cell>
          <table:table-cell office:value-type="float" office:value="-0.0617866744445572">
            <text:p>-0.0617866744</text:p>
          </table:table-cell>
          <table:table-cell office:value-type="float" office:value="0.637445026822095">
            <text:p>0.6374450268</text:p>
          </table:table-cell>
          <table:table-cell office:value-type="float" office:value="0.742494378546535">
            <text:p>0.7424943785</text:p>
          </table:table-cell>
          <table:table-cell office:value-type="float" office:value="0.791229121996329">
            <text:p>0.791229122</text:p>
          </table:table-cell>
          <table:table-cell office:value-type="float" office:value="-5.92436547482514">
            <text:p>-5.9243654748</text:p>
          </table:table-cell>
          <table:table-cell office:value-type="float" office:value="-8.66439175658858">
            <text:p>-8.6643917566</text:p>
          </table:table-cell>
          <table:table-cell office:value-type="float" office:value="-10.8681354505342">
            <text:p>-10.8681354505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880">
            <text:p>880</text:p>
          </table:table-cell>
          <table:table-cell office:value-type="float" office:value="1907">
            <text:p>1907</text:p>
          </table:table-cell>
          <table:table-cell office:value-type="float" office:value="10995">
            <text:p>10995</text:p>
          </table:table-cell>
          <table:table-cell office:value-type="float" office:value="22470">
            <text:p>22470</text:p>
          </table:table-cell>
          <table:table-cell office:value-type="float" office:value="39283">
            <text:p>39283</text:p>
          </table:table-cell>
          <table:table-cell office:value-type="float" office:value="-1483.5">
            <text:p>-1483.5</text:p>
          </table:table-cell>
          <table:table-cell office:value-type="float" office:value="-865">
            <text:p>-865</text:p>
          </table:table-cell>
          <table:table-cell office:value-type="float" office:value="-1890.5">
            <text:p>-1890.5</text:p>
          </table:table-cell>
          <table:table-cell office:value-type="float" office:value="-0.134924965893588">
            <text:p>-0.1349249659</text:p>
          </table:table-cell>
          <table:table-cell office:value-type="float" office:value="-0.038495772140632">
            <text:p>-0.0384957721</text:p>
          </table:table-cell>
          <table:table-cell office:value-type="float" office:value="-0.0481251431917114">
            <text:p>-0.0481251432</text:p>
          </table:table-cell>
          <table:table-cell office:value-type="float" office:value="0.563443922358358">
            <text:p>0.5634439224</text:p>
          </table:table-cell>
          <table:table-cell office:value-type="float" office:value="0.868169369474287">
            <text:p>0.8681693695</text:p>
          </table:table-cell>
          <table:table-cell office:value-type="float" office:value="0.836101416467167">
            <text:p>0.8361014165</text:p>
          </table:table-cell>
          <table:table-cell office:value-type="float" office:value="-4.78233623416415">
            <text:p>-4.7823362342</text:p>
          </table:table-cell>
          <table:table-cell office:value-type="float" office:value="-17.656959104334">
            <text:p>-17.6569591043</text:p>
          </table:table-cell>
          <table:table-cell office:value-type="float" office:value="-14.053593034221">
            <text:p>-14.0535930342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3" office:value-type="float" office:value="3">
            <text:p>3</text:p>
          </table:table-cell>
          <table:table-cell office:value-type="float" office:value="782">
            <text:p>782</text:p>
          </table:table-cell>
          <table:table-cell office:value-type="float" office:value="1823">
            <text:p>1823</text:p>
          </table:table-cell>
          <table:table-cell office:value-type="float" office:value="782">
            <text:p>782</text:p>
          </table:table-cell>
          <table:table-cell office:value-type="float" office:value="9045">
            <text:p>9045</text:p>
          </table:table-cell>
          <table:table-cell office:value-type="float" office:value="21192">
            <text:p>21192</text:p>
          </table:table-cell>
          <table:table-cell office:value-type="float" office:value="36889">
            <text:p>36889</text:p>
          </table:table-cell>
          <table:table-cell office:value-type="float" office:value="-1270.25">
            <text:p>-1270.25</text:p>
          </table:table-cell>
          <table:table-cell office:value-type="float" office:value="-37.5">
            <text:p>-37.5</text:p>
          </table:table-cell>
          <table:table-cell office:value-type="float" office:value="-1438.75">
            <text:p>-1438.75</text:p>
          </table:table-cell>
          <table:table-cell office:value-type="float" office:value="-0.140436705362079">
            <text:p>-0.1404367054</text:p>
          </table:table-cell>
          <table:table-cell office:value-type="float" office:value="-0.00176953567383918">
            <text:p>-0.0017695357</text:p>
          </table:table-cell>
          <table:table-cell office:value-type="float" office:value="-0.0390021415598146">
            <text:p>-0.0390021416</text:p>
          </table:table-cell>
          <table:table-cell office:value-type="float" office:value="0.547127568930117">
            <text:p>0.5471275689</text:p>
          </table:table-cell>
          <table:table-cell office:value-type="float" office:value="0.993812762404305">
            <text:p>0.9938127624</text:p>
          </table:table-cell>
          <table:table-cell office:value-type="float" office:value="0.866473991951302">
            <text:p>0.866473992</text:p>
          </table:table-cell>
          <table:table-cell office:value-type="float" office:value="-4.58034391494971">
            <text:p>-4.5803439149</text:p>
          </table:table-cell>
          <table:table-cell office:value-type="float" office:value="0">
            <text:p>0</text:p>
          </table:table-cell>
          <table:table-cell office:value-type="float" office:value="-17.4231572442852">
            <text:p>-17.4231572443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909">
            <text:p>909</text:p>
          </table:table-cell>
          <table:table-cell office:value-type="float" office:value="9180">
            <text:p>9180</text:p>
          </table:table-cell>
          <table:table-cell office:value-type="float" office:value="21230">
            <text:p>21230</text:p>
          </table:table-cell>
          <table:table-cell office:value-type="float" office:value="35705">
            <text:p>35705</text:p>
          </table:table-cell>
          <table:table-cell office:value-type="float" office:value="-943.875">
            <text:p>-943.875</text:p>
          </table:table-cell>
          <table:table-cell office:value-type="float" office:value="-562.875">
            <text:p>-562.875</text:p>
          </table:table-cell>
          <table:table-cell office:value-type="float" office:value="-927.125">
            <text:p>-927.125</text:p>
          </table:table-cell>
          <table:table-cell office:value-type="float" office:value="-0.10281862745098">
            <text:p>-0.1028186275</text:p>
          </table:table-cell>
          <table:table-cell office:value-type="float" office:value="-0.0265131888836552">
            <text:p>-0.0265131889</text:p>
          </table:table-cell>
          <table:table-cell office:value-type="float" office:value="-0.0259662512253186">
            <text:p>-0.0259662512</text:p>
          </table:table-cell>
          <table:table-cell office:value-type="float" office:value="0.66085527741734">
            <text:p>0.6608552774</text:p>
          </table:table-cell>
          <table:table-cell office:value-type="float" office:value="0.908581619309376">
            <text:p>0.9085816193</text:p>
          </table:table-cell>
          <table:table-cell office:value-type="float" office:value="0.91043964326867">
            <text:p>0.9104396433</text:p>
          </table:table-cell>
          <table:table-cell office:value-type="float" office:value="-6.3886158887273">
            <text:p>-6.3886158887</text:p>
          </table:table-cell>
          <table:table-cell office:value-type="float" office:value="-25.795360229229">
            <text:p>-25.7953602292</text:p>
          </table:table-cell>
          <table:table-cell office:value-type="float" office:value="-26.3460634964199">
            <text:p>-26.3460634964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3" office:value-type="float" office:value="3">
            <text:p>3</text:p>
          </table:table-cell>
          <table:table-cell office:value-type="float" office:value="988">
            <text:p>988</text:p>
          </table:table-cell>
          <table:table-cell office:value-type="float" office:value="1401">
            <text:p>1401</text:p>
          </table:table-cell>
          <table:table-cell office:value-type="float" office:value="2055">
            <text:p>2055</text:p>
          </table:table-cell>
          <table:table-cell office:value-type="float" office:value="10950">
            <text:p>10950</text:p>
          </table:table-cell>
          <table:table-cell office:value-type="float" office:value="19926">
            <text:p>19926</text:p>
          </table:table-cell>
          <table:table-cell office:value-type="float" office:value="33082">
            <text:p>33082</text:p>
          </table:table-cell>
          <table:table-cell office:value-type="float" office:value="-688.125">
            <text:p>-688.125</text:p>
          </table:table-cell>
          <table:table-cell office:value-type="float" office:value="-931.5">
            <text:p>-931.5</text:p>
          </table:table-cell>
          <table:table-cell office:value-type="float" office:value="-414.375">
            <text:p>-414.375</text:p>
          </table:table-cell>
          <table:table-cell office:value-type="float" office:value="-0.0628424657534247">
            <text:p>-0.0628424658</text:p>
          </table:table-cell>
          <table:table-cell office:value-type="float" office:value="-0.0467479674796748">
            <text:p>-0.0467479675</text:p>
          </table:table-cell>
          <table:table-cell office:value-type="float" office:value="-0.0125256937307297">
            <text:p>-0.0125256937</text:p>
          </table:table-cell>
          <table:table-cell office:value-type="float" office:value="0.787791753846876">
            <text:p>0.7877917538</text:p>
          </table:table-cell>
          <table:table-cell office:value-type="float" office:value="0.84066544384956">
            <text:p>0.8406654438</text:p>
          </table:table-cell>
          <table:table-cell office:value-type="float" office:value="0.956467582229181">
            <text:p>0.9564675822</text:p>
          </table:table-cell>
          <table:table-cell office:value-type="float" office:value="-10.6795946651728">
            <text:p>-10.6795946652</text:p>
          </table:table-cell>
          <table:table-cell office:value-type="float" office:value="-14.4779833893533">
            <text:p>-14.4779833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3" office:value-type="float" office:value="3">
            <text:p>3</text:p>
          </table:table-cell>
          <table:table-cell office:value-type="float" office:value="950">
            <text:p>950</text:p>
          </table:table-cell>
          <table:table-cell office:value-type="float" office:value="2026">
            <text:p>2026</text:p>
          </table:table-cell>
          <table:table-cell office:value-type="float" office:value="950">
            <text:p>950</text:p>
          </table:table-cell>
          <table:table-cell office:value-type="float" office:value="10380">
            <text:p>10380</text:p>
          </table:table-cell>
          <table:table-cell office:value-type="float" office:value="19228">
            <text:p>19228</text:p>
          </table:table-cell>
          <table:table-cell office:value-type="float" office:value="35892">
            <text:p>35892</text:p>
          </table:table-cell>
          <table:table-cell office:value-type="float" office:value="-675">
            <text:p>-675</text:p>
          </table:table-cell>
          <table:table-cell office:value-type="float" office:value="-397.375">
            <text:p>-397.375</text:p>
          </table:table-cell>
          <table:table-cell office:value-type="float" office:value="-436.5">
            <text:p>-436.5</text:p>
          </table:table-cell>
          <table:table-cell office:value-type="float" office:value="-0.065028901734104">
            <text:p>-0.0650289017</text:p>
          </table:table-cell>
          <table:table-cell office:value-type="float" office:value="-0.02066647597254">
            <text:p>-0.020666476</text:p>
          </table:table-cell>
          <table:table-cell office:value-type="float" office:value="-0.0121614844533601">
            <text:p>-0.0121614845</text:p>
          </table:table-cell>
          <table:table-cell office:value-type="float" office:value="0.780687209729694">
            <text:p>0.7806872097</text:p>
          </table:table-cell>
          <table:table-cell office:value-type="float" office:value="0.928504456425192">
            <text:p>0.9285044564</text:p>
          </table:table-cell>
          <table:table-cell office:value-type="float" office:value="0.957724691753294">
            <text:p>0.9577246918</text:p>
          </table:table-cell>
          <table:table-cell office:value-type="float" office:value="-10.3086060971696">
            <text:p>-10.3086060972</text:p>
          </table:table-cell>
          <table:table-cell office:value-type="float" office:value="-33.1919093479296">
            <text:p>-33.19190934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table:number-columns-repeated="3" office:value-type="float" office:value="3">
            <text:p>3</text:p>
          </table:table-cell>
          <table:table-cell office:value-type="float" office:value="916">
            <text:p>916</text:p>
          </table:table-cell>
          <table:table-cell office:value-type="float" office:value="1998">
            <text:p>1998</text:p>
          </table:table-cell>
          <table:table-cell office:value-type="float" office:value="916">
            <text:p>916</text:p>
          </table:table-cell>
          <table:table-cell office:value-type="float" office:value="9045">
            <text:p>9045</text:p>
          </table:table-cell>
          <table:table-cell office:value-type="float" office:value="18009">
            <text:p>18009</text:p>
          </table:table-cell>
          <table:table-cell office:value-type="float" office:value="34740">
            <text:p>34740</text:p>
          </table:table-cell>
          <table:table-cell office:value-type="float" office:value="-1270.25">
            <text:p>-1270.25</text:p>
          </table:table-cell>
          <table:table-cell office:value-type="float" office:value="-183.375">
            <text:p>-183.375</text:p>
          </table:table-cell>
          <table:table-cell office:value-type="float" office:value="-369">
            <text:p>-369</text:p>
          </table:table-cell>
          <table:table-cell office:value-type="float" office:value="-0.140436705362079">
            <text:p>-0.1404367054</text:p>
          </table:table-cell>
          <table:table-cell office:value-type="float" office:value="-0.0101824087956022">
            <text:p>-0.0101824088</text:p>
          </table:table-cell>
          <table:table-cell office:value-type="float" office:value="-0.0106217616580311">
            <text:p>-0.0106217617</text:p>
          </table:table-cell>
          <table:table-cell office:value-type="float" office:value="0.547127568930117">
            <text:p>0.5471275689</text:p>
          </table:table-cell>
          <table:table-cell office:value-type="float" office:value="0.964564784855199">
            <text:p>0.9645647849</text:p>
          </table:table-cell>
          <table:table-cell office:value-type="float" office:value="0.963044964965502">
            <text:p>0.963044965</text:p>
          </table:table-cell>
          <table:table-cell office:value-type="float" office:value="-4.58034391494971">
            <text:p>-4.58034391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table:number-columns-repeated="3" office:value-type="float" office:value="3">
            <text:p>3</text:p>
          </table:table-cell>
          <table:table-cell office:value-type="float" office:value="859">
            <text:p>859</text:p>
          </table:table-cell>
          <table:table-cell office:value-type="float" office:value="1283">
            <text:p>1283</text:p>
          </table:table-cell>
          <table:table-cell office:value-type="float" office:value="1943">
            <text:p>1943</text:p>
          </table:table-cell>
          <table:table-cell office:value-type="float" office:value="9180">
            <text:p>9180</text:p>
          </table:table-cell>
          <table:table-cell office:value-type="float" office:value="17946">
            <text:p>17946</text:p>
          </table:table-cell>
          <table:table-cell office:value-type="float" office:value="32215">
            <text:p>32215</text:p>
          </table:table-cell>
          <table:table-cell office:value-type="float" office:value="-943.875">
            <text:p>-943.875</text:p>
          </table:table-cell>
          <table:table-cell office:value-type="float" office:value="-767.25">
            <text:p>-767.25</text:p>
          </table:table-cell>
          <table:table-cell office:value-type="float" office:value="-303.875">
            <text:p>-303.875</text:p>
          </table:table-cell>
          <table:table-cell office:value-type="float" office:value="-0.10281862745098">
            <text:p>-0.1028186275</text:p>
          </table:table-cell>
          <table:table-cell office:value-type="float" office:value="-0.042753259779338">
            <text:p>-0.0427532598</text:p>
          </table:table-cell>
          <table:table-cell office:value-type="float" office:value="-0.00943271767810026">
            <text:p>-0.0094327177</text:p>
          </table:table-cell>
          <table:table-cell office:value-type="float" office:value="0.66085527741734">
            <text:p>0.6608552774</text:p>
          </table:table-cell>
          <table:table-cell office:value-type="float" office:value="0.853946159566966">
            <text:p>0.8539461596</text:p>
          </table:table-cell>
          <table:table-cell office:value-type="float" office:value="0.967159881405727">
            <text:p>0.9671598814</text:p>
          </table:table-cell>
          <table:table-cell office:value-type="float" office:value="-6.3886158887273">
            <text:p>-6.3886158887</text:p>
          </table:table-cell>
          <table:table-cell office:value-type="float" office:value="-15.8636355003808">
            <text:p>-15.8636355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table:number-columns-repeated="3" office:value-type="float" office:value="3">
            <text:p>3</text:p>
          </table:table-cell>
          <table:table-cell office:value-type="float" office:value="700">
            <text:p>700</text:p>
          </table:table-cell>
          <table:table-cell office:value-type="float" office:value="1123">
            <text:p>1123</text:p>
          </table:table-cell>
          <table:table-cell office:value-type="float" office:value="1780">
            <text:p>1780</text:p>
          </table:table-cell>
          <table:table-cell office:value-type="float" office:value="7530">
            <text:p>7530</text:p>
          </table:table-cell>
          <table:table-cell office:value-type="float" office:value="16283">
            <text:p>16283</text:p>
          </table:table-cell>
          <table:table-cell office:value-type="float" office:value="29716">
            <text:p>29716</text:p>
          </table:table-cell>
          <table:table-cell office:value-type="float" office:value="-373.125">
            <text:p>-373.125</text:p>
          </table:table-cell>
          <table:table-cell office:value-type="float" office:value="-655.5">
            <text:p>-655.5</text:p>
          </table:table-cell>
          <table:table-cell office:value-type="float" office:value="-614.125">
            <text:p>-614.125</text:p>
          </table:table-cell>
          <table:table-cell office:value-type="float" office:value="-0.0495517928286853">
            <text:p>-0.0495517928</text:p>
          </table:table-cell>
          <table:table-cell office:value-type="float" office:value="-0.0402567094515753">
            <text:p>-0.0402567095</text:p>
          </table:table-cell>
          <table:table-cell office:value-type="float" office:value="-0.02066647597254">
            <text:p>-0.020666476</text:p>
          </table:table-cell>
          <table:table-cell office:value-type="float" office:value="0.831381270237774">
            <text:p>0.8313812702</text:p>
          </table:table-cell>
          <table:table-cell office:value-type="float" office:value="0.862277898124989">
            <text:p>0.8622778981</text:p>
          </table:table-cell>
          <table:table-cell office:value-type="float" office:value="0.928504456425192">
            <text:p>0.9285044564</text:p>
          </table:table-cell>
          <table:table-cell office:value-type="float" office:value="-13.6388280358517">
            <text:p>-13.6388280359</text:p>
          </table:table-cell>
          <table:table-cell office:value-type="float" office:value="-16.8692308471742">
            <text:p>-16.8692308472</text:p>
          </table:table-cell>
          <table:table-cell office:value-type="float" office:value="-33.1919093479296">
            <text:p>-33.191909347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table:number-columns-repeated="3" office:value-type="float" office:value="3">
            <text:p>3</text:p>
          </table:table-cell>
          <table:table-cell office:value-type="float" office:value="694">
            <text:p>694</text:p>
          </table:table-cell>
          <table:table-cell table:number-columns-repeated="2" office:value-type="float" office:value="1766">
            <text:p>1766</text:p>
          </table:table-cell>
          <table:table-cell office:value-type="float" office:value="5595">
            <text:p>5595</text:p>
          </table:table-cell>
          <table:table-cell office:value-type="float" office:value="14913">
            <text:p>14913</text:p>
          </table:table-cell>
          <table:table-cell office:value-type="float" office:value="27302">
            <text:p>27302</text:p>
          </table:table-cell>
          <table:table-cell office:value-type="float" office:value="-365.625">
            <text:p>-365.625</text:p>
          </table:table-cell>
          <table:table-cell office:value-type="float" office:value="-574.875">
            <text:p>-574.875</text:p>
          </table:table-cell>
          <table:table-cell office:value-type="float" office:value="-909.5">
            <text:p>-909.5</text:p>
          </table:table-cell>
          <table:table-cell office:value-type="float" office:value="-0.0653485254691689">
            <text:p>-0.0653485255</text:p>
          </table:table-cell>
          <table:table-cell office:value-type="float" office:value="-0.0385485817742909">
            <text:p>-0.0385485818</text:p>
          </table:table-cell>
          <table:table-cell office:value-type="float" office:value="-0.0333125778331258">
            <text:p>-0.0333125778</text:p>
          </table:table-cell>
          <table:table-cell office:value-type="float" office:value="0.779650203228658">
            <text:p>0.7796502032</text:p>
          </table:table-cell>
          <table:table-cell office:value-type="float" office:value="0.867992510377328">
            <text:p>0.8679925104</text:p>
          </table:table-cell>
          <table:table-cell office:value-type="float" office:value="0.88558104415416">
            <text:p>0.8855810442</text:p>
          </table:table-cell>
          <table:table-cell office:value-type="float" office:value="-10.2564522050972">
            <text:p>-10.2564522051</text:p>
          </table:table-cell>
          <table:table-cell office:value-type="float" office:value="-17.6322888841202">
            <text:p>-17.6322888841</text:p>
          </table:table-cell>
          <table:table-cell office:value-type="float" office:value="-20.4588408958219">
            <text:p>-20.458840895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88">
            <text:p>788</text:p>
          </table:table-cell>
          <table:table-cell office:value-type="float" office:value="1852">
            <text:p>1852</text:p>
          </table:table-cell>
          <table:table-cell office:value-type="float" office:value="7365">
            <text:p>7365</text:p>
          </table:table-cell>
          <table:table-cell office:value-type="float" office:value="15300">
            <text:p>15300</text:p>
          </table:table-cell>
          <table:table-cell office:value-type="float" office:value="27251">
            <text:p>27251</text:p>
          </table:table-cell>
          <table:table-cell office:value-type="float" office:value="99.375">
            <text:p>99.375</text:p>
          </table:table-cell>
          <table:table-cell office:value-type="float" office:value="-928.125">
            <text:p>-928.125</text:p>
          </table:table-cell>
          <table:table-cell office:value-type="float" office:value="-871.25">
            <text:p>-871.25</text:p>
          </table:table-cell>
          <table:table-cell office:value-type="float" office:value="0.0134928716904277">
            <text:p>0.0134928717</text:p>
          </table:table-cell>
          <table:table-cell office:value-type="float" office:value="-0.0606617647058824">
            <text:p>-0.0606617647</text:p>
          </table:table-cell>
          <table:table-cell office:value-type="float" office:value="-0.0319713038053649">
            <text:p>-0.0319713038</text:p>
          </table:table-cell>
          <table:table-cell office:value-type="float" office:value="1.04758188378595">
            <text:p>1.0475818838</text:p>
          </table:table-cell>
          <table:table-cell office:value-type="float" office:value="0.794896328935986">
            <text:p>0.7948963289</text:p>
          </table:table-cell>
          <table:table-cell office:value-type="float" office:value="0.890103878644572">
            <text:p>0.8901038786</text:p>
          </table:table-cell>
          <table:table-cell office:value-type="float" office:value="0">
            <text:p>0</text:p>
          </table:table-cell>
          <table:table-cell office:value-type="float" office:value="-11.0762381521496">
            <text:p>-11.0762381521</text:p>
          </table:table-cell>
          <table:table-cell office:value-type="float" office:value="-21.3318408674665">
            <text:p>-21.3318408675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891">
            <text:p>891</text:p>
          </table:table-cell>
          <table:table-cell office:value-type="float" office:value="1946">
            <text:p>1946</text:p>
          </table:table-cell>
          <table:table-cell office:value-type="float" office:value="8550">
            <text:p>8550</text:p>
          </table:table-cell>
          <table:table-cell office:value-type="float" office:value="16060">
            <text:p>16060</text:p>
          </table:table-cell>
          <table:table-cell office:value-type="float" office:value="29053">
            <text:p>29053</text:p>
          </table:table-cell>
          <table:table-cell office:value-type="float" office:value="-123.75">
            <text:p>-123.75</text:p>
          </table:table-cell>
          <table:table-cell office:value-type="float" office:value="-1009.25">
            <text:p>-1009.25</text:p>
          </table:table-cell>
          <table:table-cell office:value-type="float" office:value="-1056.125">
            <text:p>-1056.125</text:p>
          </table:table-cell>
          <table:table-cell office:value-type="float" office:value="-0.0144736842105263">
            <text:p>-0.0144736842</text:p>
          </table:table-cell>
          <table:table-cell office:value-type="float" office:value="-0.0628424657534247">
            <text:p>-0.0628424658</text:p>
          </table:table-cell>
          <table:table-cell office:value-type="float" office:value="-0.0363516676418958">
            <text:p>-0.0363516676</text:p>
          </table:table-cell>
          <table:table-cell office:value-type="float" office:value="0.949752700831025">
            <text:p>0.9497527008</text:p>
          </table:table-cell>
          <table:table-cell office:value-type="float" office:value="0.787791753846876">
            <text:p>0.7877917538</text:p>
          </table:table-cell>
          <table:table-cell office:value-type="float" office:value="0.875359192984444">
            <text:p>0.875359193</text:p>
          </table:table-cell>
          <table:table-cell office:value-type="float" office:value="0">
            <text:p>0</text:p>
          </table:table-cell>
          <table:table-cell office:value-type="float" office:value="-10.6795946651728">
            <text:p>-10.6795946652</text:p>
          </table:table-cell>
          <table:table-cell office:value-type="float" office:value="-18.719111034175">
            <text:p>-18.719111034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table:number-columns-repeated="3" office:value-type="float" office:value="3">
            <text:p>3</text:p>
          </table:table-cell>
          <table:table-cell office:value-type="float" office:value="997">
            <text:p>997</text:p>
          </table:table-cell>
          <table:table-cell table:number-columns-repeated="2" office:value-type="float" office:value="2042">
            <text:p>2042</text:p>
          </table:table-cell>
          <table:table-cell office:value-type="float" office:value="7530">
            <text:p>7530</text:p>
          </table:table-cell>
          <table:table-cell office:value-type="float" office:value="14913">
            <text:p>14913</text:p>
          </table:table-cell>
          <table:table-cell office:value-type="float" office:value="28169">
            <text:p>28169</text:p>
          </table:table-cell>
          <table:table-cell office:value-type="float" office:value="-373.125">
            <text:p>-373.125</text:p>
          </table:table-cell>
          <table:table-cell office:value-type="float" office:value="-574.875">
            <text:p>-574.875</text:p>
          </table:table-cell>
          <table:table-cell office:value-type="float" office:value="-1085.875">
            <text:p>-1085.875</text:p>
          </table:table-cell>
          <table:table-cell office:value-type="float" office:value="-0.0495517928286853">
            <text:p>-0.0495517928</text:p>
          </table:table-cell>
          <table:table-cell table:number-columns-repeated="2" office:value-type="float" office:value="-0.0385485817742909">
            <text:p>-0.0385485818</text:p>
          </table:table-cell>
          <table:table-cell office:value-type="float" office:value="0.831381270237774">
            <text:p>0.8313812702</text:p>
          </table:table-cell>
          <table:table-cell table:number-columns-repeated="2" office:value-type="float" office:value="0.867992510377328">
            <text:p>0.8679925104</text:p>
          </table:table-cell>
          <table:table-cell office:value-type="float" office:value="-13.6388280358517">
            <text:p>-13.6388280359</text:p>
          </table:table-cell>
          <table:table-cell table:number-columns-repeated="2" office:value-type="float" office:value="-17.6322888841202">
            <text:p>-17.632288884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table:number-columns-repeated="3" office:value-type="float" office:value="3">
            <text:p>3</text:p>
          </table:table-cell>
          <table:table-cell office:value-type="float" office:value="965">
            <text:p>965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5595">
            <text:p>5595</text:p>
          </table:table-cell>
          <table:table-cell office:value-type="float" office:value="13607">
            <text:p>13607</text:p>
          </table:table-cell>
          <table:table-cell office:value-type="float" office:value="27438">
            <text:p>27438</text:p>
          </table:table-cell>
          <table:table-cell office:value-type="float" office:value="-365.625">
            <text:p>-365.625</text:p>
          </table:table-cell>
          <table:table-cell office:value-type="float" office:value="-578.875">
            <text:p>-578.875</text:p>
          </table:table-cell>
          <table:table-cell office:value-type="float" office:value="-601.375">
            <text:p>-601.375</text:p>
          </table:table-cell>
          <table:table-cell office:value-type="float" office:value="-0.0653485254691689">
            <text:p>-0.0653485255</text:p>
          </table:table-cell>
          <table:table-cell office:value-type="float" office:value="-0.0425424413904608">
            <text:p>-0.0425424414</text:p>
          </table:table-cell>
          <table:table-cell office:value-type="float" office:value="-0.0219175960346964">
            <text:p>-0.021917596</text:p>
          </table:table-cell>
          <table:table-cell office:value-type="float" office:value="0.779650203228658">
            <text:p>0.7796502032</text:p>
          </table:table-cell>
          <table:table-cell office:value-type="float" office:value="0.85464877939953">
            <text:p>0.8546487794</text:p>
          </table:table-cell>
          <table:table-cell office:value-type="float" office:value="0.924229960669805">
            <text:p>0.9242299607</text:p>
          </table:table-cell>
          <table:table-cell office:value-type="float" office:value="-10.2564522050972">
            <text:p>-10.2564522051</text:p>
          </table:table-cell>
          <table:table-cell office:value-type="float" office:value="-15.9439901578523">
            <text:p>-15.9439901579</text:p>
          </table:table-cell>
          <table:table-cell office:value-type="float" office:value="-31.2772926036074">
            <text:p>-31.2772926036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50.2">
            <text:p>250.2</text:p>
          </table:table-cell>
          <table:table-cell office:value-type="float" office:value="11808.2">
            <text:p>11808.2</text:p>
          </table:table-cell>
          <table:table-cell office:value-type="float" office:value="21605.8">
            <text:p>21605.8</text:p>
          </table:table-cell>
          <table:table-cell office:value-type="float" office:value="17.952">
            <text:p>17.952</text:p>
          </table:table-cell>
          <table:table-cell table:number-columns-repeated="3" office:value-type="float" office:value="3">
            <text:p>3</text:p>
          </table:table-cell>
          <table:table-cell office:value-type="float" office:value="869">
            <text:p>869</text:p>
          </table:table-cell>
          <table:table-cell table:number-columns-repeated="2" office:value-type="float" office:value="1895">
            <text:p>1895</text:p>
          </table:table-cell>
          <table:table-cell office:value-type="float" office:value="7365">
            <text:p>7365</text:p>
          </table:table-cell>
          <table:table-cell office:value-type="float" office:value="15763">
            <text:p>15763</text:p>
          </table:table-cell>
          <table:table-cell office:value-type="float" office:value="27047">
            <text:p>27047</text:p>
          </table:table-cell>
          <table:table-cell office:value-type="float" office:value="99.375">
            <text:p>99.375</text:p>
          </table:table-cell>
          <table:table-cell office:value-type="float" office:value="96.25">
            <text:p>96.25</text:p>
          </table:table-cell>
          <table:table-cell office:value-type="float" office:value="-490.875">
            <text:p>-490.875</text:p>
          </table:table-cell>
          <table:table-cell office:value-type="float" office:value="0.0134928716904277">
            <text:p>0.0134928717</text:p>
          </table:table-cell>
          <table:table-cell office:value-type="float" office:value="0.00610607117934403">
            <text:p>0.0061060712</text:p>
          </table:table-cell>
          <table:table-cell office:value-type="float" office:value="-0.0181489629164048">
            <text:p>-0.0181489629</text:p>
          </table:table-cell>
          <table:table-cell office:value-type="float" office:value="1.04758188378595">
            <text:p>1.0475818838</text:p>
          </table:table-cell>
          <table:table-cell office:value-type="float" office:value="1.02144432597399">
            <text:p>1.021444326</text:p>
          </table:table-cell>
          <table:table-cell office:value-type="float" office:value="0.937124224108268">
            <text:p>0.93712422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6.6">
            <text:p>256.6</text:p>
          </table:table-cell>
          <table:table-cell office:value-type="float" office:value="11631.2">
            <text:p>11631.2</text:p>
          </table:table-cell>
          <table:table-cell office:value-type="float" office:value="25146.6">
            <text:p>25146.6</text:p>
          </table:table-cell>
          <table:table-cell office:value-type="float" office:value="18.254">
            <text:p>18.254</text:p>
          </table:table-cell>
          <table:table-cell table:number-columns-repeated="3" office:value-type="float" office:value="3">
            <text:p>3</text:p>
          </table:table-cell>
          <table:table-cell office:value-type="float" office:value="733">
            <text:p>733</text:p>
          </table:table-cell>
          <table:table-cell office:value-type="float" office:value="1132">
            <text:p>1132</text:p>
          </table:table-cell>
          <table:table-cell office:value-type="float" office:value="1748">
            <text:p>1748</text:p>
          </table:table-cell>
          <table:table-cell office:value-type="float" office:value="8550">
            <text:p>8550</text:p>
          </table:table-cell>
          <table:table-cell office:value-type="float" office:value="14569">
            <text:p>14569</text:p>
          </table:table-cell>
          <table:table-cell office:value-type="float" office:value="23766">
            <text:p>23766</text:p>
          </table:table-cell>
          <table:table-cell office:value-type="float" office:value="-123.75">
            <text:p>-123.75</text:p>
          </table:table-cell>
          <table:table-cell office:value-type="float" office:value="-586.5">
            <text:p>-586.5</text:p>
          </table:table-cell>
          <table:table-cell office:value-type="float" office:value="-867">
            <text:p>-867</text:p>
          </table:table-cell>
          <table:table-cell office:value-type="float" office:value="-0.0144736842105263">
            <text:p>-0.0144736842</text:p>
          </table:table-cell>
          <table:table-cell office:value-type="float" office:value="-0.0402567094515753">
            <text:p>-0.0402567095</text:p>
          </table:table-cell>
          <table:table-cell office:value-type="float" office:value="-0.036480686695279">
            <text:p>-0.0364806867</text:p>
          </table:table-cell>
          <table:table-cell office:value-type="float" office:value="0.949752700831025">
            <text:p>0.9497527008</text:p>
          </table:table-cell>
          <table:table-cell office:value-type="float" office:value="0.862277898124989">
            <text:p>0.8622778981</text:p>
          </table:table-cell>
          <table:table-cell office:value-type="float" office:value="0.874926043949972">
            <text:p>0.8749260439</text:p>
          </table:table-cell>
          <table:table-cell office:value-type="float" office:value="0">
            <text:p>0</text:p>
          </table:table-cell>
          <table:table-cell office:value-type="float" office:value="-16.8692308471742">
            <text:p>-16.8692308472</text:p>
          </table:table-cell>
          <table:table-cell office:value-type="float" office:value="-18.6516672747771">
            <text:p>-18.6516672748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21-04-09">
            <text:p>04/09/21</text:p>
          </table:table-cell>
          <table:table-cell office:value-type="float" office:value="285">
            <text:p>285</text:p>
          </table:table-cell>
          <table:table-cell office:value-type="float" office:value="11363">
            <text:p>11363</text:p>
          </table:table-cell>
          <table:table-cell office:value-type="float" office:value="35703">
            <text:p>35703</text:p>
          </table:table-cell>
          <table:table-cell office:value-type="float" office:value="20.52">
            <text:p>20.52</text:p>
          </table:table-cell>
          <table:table-cell office:value-type="float" office:value="263.8">
            <text:p>263.8</text:p>
          </table:table-cell>
          <table:table-cell office:value-type="float" office:value="11326.6">
            <text:p>11326.6</text:p>
          </table:table-cell>
          <table:table-cell office:value-type="float" office:value="30280.6">
            <text:p>30280.6</text:p>
          </table:table-cell>
          <table:table-cell office:value-type="float" office:value="18.294">
            <text:p>18.29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03">
            <text:p>603</text:p>
          </table:table-cell>
          <table:table-cell office:value-type="float" office:value="996">
            <text:p>996</text:p>
          </table:table-cell>
          <table:table-cell office:value-type="float" office:value="603">
            <text:p>603</text:p>
          </table:table-cell>
          <table:table-cell office:value-type="float" office:value="6714">
            <text:p>6714</text:p>
          </table:table-cell>
          <table:table-cell office:value-type="float" office:value="13296">
            <text:p>13296</text:p>
          </table:table-cell>
          <table:table-cell office:value-type="float" office:value="21366">
            <text:p>21366</text:p>
          </table:table-cell>
          <table:table-cell office:value-type="float" office:value="-438.75">
            <text:p>-438.75</text:p>
          </table:table-cell>
          <table:table-cell office:value-type="float" office:value="125.125">
            <text:p>125.125</text:p>
          </table:table-cell>
          <table:table-cell office:value-type="float" office:value="-97.5">
            <text:p>-97.5</text:p>
          </table:table-cell>
          <table:table-cell office:value-type="float" office:value="-0.0653485254691689">
            <text:p>-0.0653485255</text:p>
          </table:table-cell>
          <table:table-cell office:value-type="float" office:value="0.00941072503008424">
            <text:p>0.009410725</text:p>
          </table:table-cell>
          <table:table-cell office:value-type="float" office:value="-0.0045633249087335">
            <text:p>-0.0045633249</text:p>
          </table:table-cell>
          <table:table-cell office:value-type="float" office:value="0.779650203228658">
            <text:p>0.7796502032</text:p>
          </table:table-cell>
          <table:table-cell office:value-type="float" office:value="1.03311111862665">
            <text:p>1.0331111186</text:p>
          </table:table-cell>
          <table:table-cell office:value-type="float" office:value="0.984069177730509">
            <text:p>0.9840691777</text:p>
          </table:table-cell>
          <table:table-cell office:value-type="float" office:value="-10.2564522050972">
            <text:p>-10.25645220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date" office:date-value="2021-04-10">
            <text:p>04/10/21</text:p>
          </table:table-cell>
          <table:table-cell office:value-type="float" office:value="245">
            <text:p>245</text:p>
          </table:table-cell>
          <table:table-cell office:value-type="float" office:value="10921">
            <text:p>10921</text:p>
          </table:table-cell>
          <table:table-cell office:value-type="float" office:value="36612">
            <text:p>36612</text:p>
          </table:table-cell>
          <table:table-cell office:value-type="float" office:value="22">
            <text:p>22</text:p>
          </table:table-cell>
          <table:table-cell office:value-type="float" office:value="259.8">
            <text:p>259.8</text:p>
          </table:table-cell>
          <table:table-cell office:value-type="float" office:value="11034.2">
            <text:p>11034.2</text:p>
          </table:table-cell>
          <table:table-cell office:value-type="float" office:value="33112.4">
            <text:p>33112.4</text:p>
          </table:table-cell>
          <table:table-cell office:value-type="float" office:value="18.978">
            <text:p>18.978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12">
            <text:p>612</text:p>
          </table:table-cell>
          <table:table-cell office:value-type="float" office:value="1603">
            <text:p>1603</text:p>
          </table:table-cell>
          <table:table-cell office:value-type="float" office:value="612">
            <text:p>612</text:p>
          </table:table-cell>
          <table:table-cell office:value-type="float" office:value="7455">
            <text:p>7455</text:p>
          </table:table-cell>
          <table:table-cell office:value-type="float" office:value="13596">
            <text:p>13596</text:p>
          </table:table-cell>
          <table:table-cell office:value-type="float" office:value="22512">
            <text:p>22512</text:p>
          </table:table-cell>
          <table:table-cell office:value-type="float" office:value="459.125">
            <text:p>459.125</text:p>
          </table:table-cell>
          <table:table-cell office:value-type="float" office:value="146.625">
            <text:p>146.625</text:p>
          </table:table-cell>
          <table:table-cell office:value-type="float" office:value="12">
            <text:p>12</text:p>
          </table:table-cell>
          <table:table-cell office:value-type="float" office:value="0.0615861837692824">
            <text:p>0.0615861838</text:p>
          </table:table-cell>
          <table:table-cell office:value-type="float" office:value="0.0107844218887908">
            <text:p>0.0107844219</text:p>
          </table:table-cell>
          <table:table-cell office:value-type="float" office:value="0.000533049040511727">
            <text:p>0.000533049</text:p>
          </table:table-cell>
          <table:table-cell office:value-type="float" office:value="1.22298564493377">
            <text:p>1.2229856449</text:p>
          </table:table-cell>
          <table:table-cell office:value-type="float" office:value="1.0379734319715">
            <text:p>1.037973432</text:p>
          </table:table-cell>
          <table:table-cell office:value-type="float" office:value="1.0018662285587">
            <text:p>1.0018662286</text:p>
          </table:table-cell>
          <table:table-cell office:value-type="float" office:value="11.5980353341218">
            <text:p>11.59803533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date" office:date-value="2021-04-11">
            <text:p>04/11/21</text:p>
          </table:table-cell>
          <table:table-cell office:value-type="float" office:value="206">
            <text:p>206</text:p>
          </table:table-cell>
          <table:table-cell office:value-type="float" office:value="10484">
            <text:p>10484</text:p>
          </table:table-cell>
          <table:table-cell office:value-type="float" office:value="36864">
            <text:p>36864</text:p>
          </table:table-cell>
          <table:table-cell office:value-type="float" office:value="17.08">
            <text:p>17.08</text:p>
          </table:table-cell>
          <table:table-cell office:value-type="float" office:value="259.8">
            <text:p>259.8</text:p>
          </table:table-cell>
          <table:table-cell office:value-type="float" office:value="10865.2">
            <text:p>10865.2</text:p>
          </table:table-cell>
          <table:table-cell office:value-type="float" office:value="30201.2">
            <text:p>30201.2</text:p>
          </table:table-cell>
          <table:table-cell office:value-type="float" office:value="19.44">
            <text:p>19.4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730">
            <text:p>730</text:p>
          </table:table-cell>
          <table:table-cell office:value-type="float" office:value="9608">
            <text:p>9608</text:p>
          </table:table-cell>
          <table:table-cell office:value-type="float" office:value="15862">
            <text:p>15862</text:p>
          </table:table-cell>
          <table:table-cell office:value-type="float" office:value="26677">
            <text:p>26677</text:p>
          </table:table-cell>
          <table:table-cell office:value-type="float" office:value="-507">
            <text:p>-507</text:p>
          </table:table-cell>
          <table:table-cell office:value-type="float" office:value="182.125">
            <text:p>182.125</text:p>
          </table:table-cell>
          <table:table-cell office:value-type="float" office:value="306.375">
            <text:p>306.375</text:p>
          </table:table-cell>
          <table:table-cell office:value-type="float" office:value="-0.0527685262281432">
            <text:p>-0.0527685262</text:p>
          </table:table-cell>
          <table:table-cell office:value-type="float" office:value="0.0114818433993191">
            <text:p>0.0114818434</text:p>
          </table:table-cell>
          <table:table-cell office:value-type="float" office:value="0.0114846122127676">
            <text:p>0.0114846122</text:p>
          </table:table-cell>
          <table:table-cell office:value-type="float" office:value="0.820767812227668">
            <text:p>0.8207678122</text:p>
          </table:table-cell>
          <table:table-cell office:value-type="float" office:value="1.0404448440442">
            <text:p>1.040444844</text:p>
          </table:table-cell>
          <table:table-cell office:value-type="float" office:value="1.04045465952733">
            <text:p>1.0404546595</text:p>
          </table:table-cell>
          <table:table-cell office:value-type="float" office:value="-12.7859127430531">
            <text:p>-12.78591274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date" office:date-value="2021-04-12">
            <text:p>04/12/21</text:p>
          </table:table-cell>
          <table:table-cell office:value-type="float" office:value="291">
            <text:p>291</text:p>
          </table:table-cell>
          <table:table-cell office:value-type="float" office:value="10740">
            <text:p>10740</text:p>
          </table:table-cell>
          <table:table-cell office:value-type="float" office:value="26360">
            <text:p>26360</text:p>
          </table:table-cell>
          <table:table-cell office:value-type="float" office:value="19.26">
            <text:p>19.26</text:p>
          </table:table-cell>
          <table:table-cell office:value-type="float" office:value="259.8">
            <text:p>259.8</text:p>
          </table:table-cell>
          <table:table-cell office:value-type="float" office:value="10665.4">
            <text:p>10665.4</text:p>
          </table:table-cell>
          <table:table-cell office:value-type="float" office:value="30096.8">
            <text:p>30096.8</text:p>
          </table:table-cell>
          <table:table-cell office:value-type="float" office:value="17.38">
            <text:p>17.3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692">
            <text:p>692</text:p>
          </table:table-cell>
          <table:table-cell office:value-type="float" office:value="7533">
            <text:p>7533</text:p>
          </table:table-cell>
          <table:table-cell office:value-type="float" office:value="13244">
            <text:p>13244</text:p>
          </table:table-cell>
          <table:table-cell office:value-type="float" office:value="22274">
            <text:p>22274</text:p>
          </table:table-cell>
          <table:table-cell office:value-type="float" office:value="-376.125">
            <text:p>-376.125</text:p>
          </table:table-cell>
          <table:table-cell office:value-type="float" office:value="-202.5">
            <text:p>-202.5</text:p>
          </table:table-cell>
          <table:table-cell office:value-type="float" office:value="-340.5">
            <text:p>-340.5</text:p>
          </table:table-cell>
          <table:table-cell office:value-type="float" office:value="-0.0499303066507368">
            <text:p>-0.0499303067</text:p>
          </table:table-cell>
          <table:table-cell office:value-type="float" office:value="-0.015289942615524">
            <text:p>-0.0152899426</text:p>
          </table:table-cell>
          <table:table-cell office:value-type="float" office:value="-0.0152868815659513">
            <text:p>-0.0152868816</text:p>
          </table:table-cell>
          <table:table-cell office:value-type="float" office:value="0.830130276346005">
            <text:p>0.8301302763</text:p>
          </table:table-cell>
          <table:table-cell office:value-type="float" office:value="0.946943414242231">
            <text:p>0.9469434142</text:p>
          </table:table-cell>
          <table:table-cell office:value-type="float" office:value="0.946953944465273">
            <text:p>0.9469539445</text:p>
          </table:table-cell>
          <table:table-cell office:value-type="float" office:value="-13.5327616416178">
            <text:p>-13.5327616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date" office:date-value="2021-04-13">
            <text:p>04/13/21</text:p>
          </table:table-cell>
          <table:table-cell office:value-type="float" office:value="272">
            <text:p>272</text:p>
          </table:table-cell>
          <table:table-cell office:value-type="float" office:value="10818">
            <text:p>10818</text:p>
          </table:table-cell>
          <table:table-cell office:value-type="float" office:value="15467">
            <text:p>15467</text:p>
          </table:table-cell>
          <table:table-cell office:value-type="float" office:value="18.34">
            <text:p>18.34</text:p>
          </table:table-cell>
          <table:table-cell office:value-type="float" office:value="262">
            <text:p>262</text:p>
          </table:table-cell>
          <table:table-cell office:value-type="float" office:value="10450.8">
            <text:p>10450.8</text:p>
          </table:table-cell>
          <table:table-cell office:value-type="float" office:value="27162.8">
            <text:p>27162.8</text:p>
          </table:table-cell>
          <table:table-cell office:value-type="float" office:value="17.818">
            <text:p>17.8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668">
            <text:p>668</text:p>
          </table:table-cell>
          <table:table-cell office:value-type="float" office:value="7649">
            <text:p>7649</text:p>
          </table:table-cell>
          <table:table-cell office:value-type="float" office:value="13419">
            <text:p>13419</text:p>
          </table:table-cell>
          <table:table-cell office:value-type="float" office:value="23333">
            <text:p>23333</text:p>
          </table:table-cell>
          <table:table-cell office:value-type="float" office:value="-238">
            <text:p>-238</text:p>
          </table:table-cell>
          <table:table-cell office:value-type="float" office:value="1243.875">
            <text:p>1243.875</text:p>
          </table:table-cell>
          <table:table-cell office:value-type="float" office:value="121.125">
            <text:p>121.125</text:p>
          </table:table-cell>
          <table:table-cell office:value-type="float" office:value="-0.0311151784547">
            <text:p>-0.0311151785</text:p>
          </table:table-cell>
          <table:table-cell office:value-type="float" office:value="0.092695059244355">
            <text:p>0.0926950592</text:p>
          </table:table-cell>
          <table:table-cell office:value-type="float" office:value="0.00519114558779411">
            <text:p>0.0051911456</text:p>
          </table:table-cell>
          <table:table-cell office:value-type="float" office:value="0.892994457895875">
            <text:p>0.8929944579</text:p>
          </table:table-cell>
          <table:table-cell office:value-type="float" office:value="1.34127376041154">
            <text:p>1.3412737604</text:p>
          </table:table-cell>
          <table:table-cell office:value-type="float" office:value="1.01822182762261">
            <text:p>1.0182218276</text:p>
          </table:table-cell>
          <table:table-cell office:value-type="float" office:value="-21.9284190222498">
            <text:p>-21.9284190222</text:p>
          </table:table-cell>
          <table:table-cell office:value-type="float" office:value="7.81916821248977">
            <text:p>7.8191682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date" office:date-value="2021-04-14">
            <text:p>04/14/21</text:p>
          </table:table-cell>
          <table:table-cell office:value-type="float" office:value="285">
            <text:p>285</text:p>
          </table:table-cell>
          <table:table-cell office:value-type="float" office:value="10364">
            <text:p>10364</text:p>
          </table:table-cell>
          <table:table-cell office:value-type="float" office:value="35181">
            <text:p>35181</text:p>
          </table:table-cell>
          <table:table-cell office:value-type="float" office:value="10.22">
            <text:p>10.22</text:p>
          </table:table-cell>
          <table:table-cell office:value-type="float" office:value="269">
            <text:p>269</text:p>
          </table:table-cell>
          <table:table-cell office:value-type="float" office:value="10245.8">
            <text:p>10245.8</text:p>
          </table:table-cell>
          <table:table-cell office:value-type="float" office:value="26194.6">
            <text:p>26194.6</text:p>
          </table:table-cell>
          <table:table-cell office:value-type="float" office:value="17.66">
            <text:p>17.6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668">
            <text:p>668</text:p>
          </table:table-cell>
          <table:table-cell office:value-type="float" office:value="7494">
            <text:p>7494</text:p>
          </table:table-cell>
          <table:table-cell office:value-type="float" office:value="13989">
            <text:p>13989</text:p>
          </table:table-cell>
          <table:table-cell office:value-type="float" office:value="25956">
            <text:p>25956</text:p>
          </table:table-cell>
          <table:table-cell office:value-type="float" office:value="-493.5">
            <text:p>-493.5</text:p>
          </table:table-cell>
          <table:table-cell office:value-type="float" office:value="-883.8">
            <text:p>-883.8</text:p>
          </table:table-cell>
          <table:table-cell office:value-type="float" office:value="347.125">
            <text:p>347.125</text:p>
          </table:table-cell>
          <table:table-cell office:value-type="float" office:value="-0.0658526821457166">
            <text:p>-0.0658526821</text:p>
          </table:table-cell>
          <table:table-cell office:value-type="float" office:value="-0.063178211451855">
            <text:p>-0.0631782115</text:p>
          </table:table-cell>
          <table:table-cell office:value-type="float" office:value="0.0133735937740792">
            <text:p>0.0133735938</text:p>
          </table:table-cell>
          <table:table-cell office:value-type="float" office:value="0.77801530095173">
            <text:p>0.778015301</text:p>
          </table:table-cell>
          <table:table-cell office:value-type="float" office:value="0.786699573266928">
            <text:p>0.7866995733</text:p>
          </table:table-cell>
          <table:table-cell office:value-type="float" office:value="1.04715813010973">
            <text:p>1.0471581301</text:p>
          </table:table-cell>
          <table:table-cell office:value-type="float" office:value="-10.1752162424155">
            <text:p>-10.1752162424</text:p>
          </table:table-cell>
          <table:table-cell office:value-type="float" office:value="-10.6209580805397">
            <text:p>-10.62095808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date" office:date-value="2021-04-15">
            <text:p>04/15/21</text:p>
          </table:table-cell>
          <table:table-cell office:value-type="float" office:value="256">
            <text:p>256</text:p>
          </table:table-cell>
          <table:table-cell office:value-type="float" office:value="9848">
            <text:p>9848</text:p>
          </table:table-cell>
          <table:table-cell office:value-type="float" office:value="21942">
            <text:p>21942</text:p>
          </table:table-cell>
          <table:table-cell office:value-type="float" office:value="24.19">
            <text:p>24.19</text:p>
          </table:table-cell>
          <table:table-cell office:value-type="float" office:value="254.2">
            <text:p>254.2</text:p>
          </table:table-cell>
          <table:table-cell office:value-type="float" office:value="9887.2">
            <text:p>9887.2</text:p>
          </table:table-cell>
          <table:table-cell office:value-type="float" office:value="27055">
            <text:p>27055</text:p>
          </table:table-cell>
          <table:table-cell office:value-type="float" office:value="16.812">
            <text:p>16.81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02">
            <text:p>502</text:p>
          </table:table-cell>
          <table:table-cell office:value-type="float" office:value="1398">
            <text:p>1398</text:p>
          </table:table-cell>
          <table:table-cell office:value-type="float" office:value="6759">
            <text:p>6759</text:p>
          </table:table-cell>
          <table:table-cell office:value-type="float" office:value="12617">
            <text:p>12617</text:p>
          </table:table-cell>
          <table:table-cell office:value-type="float" office:value="21913">
            <text:p>21913</text:p>
          </table:table-cell>
          <table:table-cell office:value-type="float" office:value="-632.857142857143">
            <text:p>-632.8571428571</text:p>
          </table:table-cell>
          <table:table-cell office:value-type="float" office:value="-1181.42857142857">
            <text:p>-1181.4285714286</text:p>
          </table:table-cell>
          <table:table-cell office:value-type="float" office:value="-331.428571428571">
            <text:p>-331.4285714286</text:p>
          </table:table-cell>
          <table:table-cell office:value-type="float" office:value="-0.0936317713947541">
            <text:p>-0.0936317714</text:p>
          </table:table-cell>
          <table:table-cell office:value-type="float" office:value="-0.0936378355733194">
            <text:p>-0.0936378356</text:p>
          </table:table-cell>
          <table:table-cell office:value-type="float" office:value="-0.0151247465627058">
            <text:p>-0.0151247466</text:p>
          </table:table-cell>
          <table:table-cell office:value-type="float" office:value="0.689471941002819">
            <text:p>0.689471941</text:p>
          </table:table-cell>
          <table:table-cell office:value-type="float" office:value="0.68945294222506">
            <text:p>0.6894529422</text:p>
          </table:table-cell>
          <table:table-cell office:value-type="float" office:value="0.947511752629359">
            <text:p>0.9475117526</text:p>
          </table:table-cell>
          <table:table-cell office:value-type="float" office:value="-7.05065450612158">
            <text:p>-7.0506545061</text:p>
          </table:table-cell>
          <table:table-cell office:value-type="float" office:value="-7.05017469245754">
            <text:p>-7.05017469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date" office:date-value="2021-04-16">
            <text:p>04/16/21</text:p>
          </table:table-cell>
          <table:table-cell office:value-type="float" office:value="241">
            <text:p>241</text:p>
          </table:table-cell>
          <table:table-cell office:value-type="float" office:value="9459">
            <text:p>9459</text:p>
          </table:table-cell>
          <table:table-cell office:value-type="float" office:value="32023">
            <text:p>32023</text:p>
          </table:table-cell>
          <table:table-cell office:value-type="float" office:value="16.29">
            <text:p>16.29</text:p>
          </table:table-cell>
          <table:table-cell office:value-type="float" office:value="240.8">
            <text:p>240.8</text:p>
          </table:table-cell>
          <table:table-cell office:value-type="float" office:value="9412.6">
            <text:p>9412.6</text:p>
          </table:table-cell>
          <table:table-cell office:value-type="float" office:value="29623.6">
            <text:p>29623.6</text:p>
          </table:table-cell>
          <table:table-cell office:value-type="float" office:value="15.762">
            <text:p>15.762</text:p>
          </table:table-cell>
          <table:table-cell table:number-columns-repeated="3" office:value-type="float" office:value="4">
            <text:p>4</text:p>
          </table:table-cell>
          <table:table-cell office:value-type="float" office:value="373">
            <text:p>373</text:p>
          </table:table-cell>
          <table:table-cell office:value-type="float" office:value="717">
            <text:p>717</text:p>
          </table:table-cell>
          <table:table-cell office:value-type="float" office:value="1237">
            <text:p>1237</text:p>
          </table:table-cell>
          <table:table-cell office:value-type="float" office:value="6021">
            <text:p>6021</text:p>
          </table:table-cell>
          <table:table-cell office:value-type="float" office:value="12524">
            <text:p>12524</text:p>
          </table:table-cell>
          <table:table-cell office:value-type="float" office:value="24423">
            <text:p>24423</text:p>
          </table:table-cell>
          <table:table-cell office:value-type="float" office:value="-392.5">
            <text:p>-392.5</text:p>
          </table:table-cell>
          <table:table-cell office:value-type="float" office:value="-5.5">
            <text:p>-5.5</text:p>
          </table:table-cell>
          <table:table-cell office:value-type="float" office:value="-185.5">
            <text:p>-185.5</text:p>
          </table:table-cell>
          <table:table-cell office:value-type="float" office:value="-0.0651885068925428">
            <text:p>-0.0651885069</text:p>
          </table:table-cell>
          <table:table-cell office:value-type="float" office:value="-0.000439156818907697">
            <text:p>-0.0004391568</text:p>
          </table:table-cell>
          <table:table-cell office:value-type="float" office:value="-0.00759529951275437">
            <text:p>-0.0075952995</text:p>
          </table:table-cell>
          <table:table-cell office:value-type="float" office:value="0.780169327080623">
            <text:p>0.7801693271</text:p>
          </table:table-cell>
          <table:table-cell office:value-type="float" office:value="0.998463329136898">
            <text:p>0.9984633291</text:p>
          </table:table-cell>
          <table:table-cell office:value-type="float" office:value="0.973529521311749">
            <text:p>0.9735295213</text:p>
          </table:table-cell>
          <table:table-cell office:value-type="float" office:value="-10.2824989770477">
            <text:p>-10.2824989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date" office:date-value="2021-04-17">
            <text:p>04/17/21</text:p>
          </table:table-cell>
          <table:table-cell office:value-type="float" office:value="217">
            <text:p>217</text:p>
          </table:table-cell>
          <table:table-cell office:value-type="float" office:value="8947">
            <text:p>8947</text:p>
          </table:table-cell>
          <table:table-cell office:value-type="float" office:value="30662">
            <text:p>30662</text:p>
          </table:table-cell>
          <table:table-cell office:value-type="float" office:value="15.02">
            <text:p>15.02</text:p>
          </table:table-cell>
          <table:table-cell office:value-type="float" office:value="223.2">
            <text:p>223.2</text:p>
          </table:table-cell>
          <table:table-cell office:value-type="float" office:value="9069.8">
            <text:p>9069.8</text:p>
          </table:table-cell>
          <table:table-cell office:value-type="float" office:value="26467.2">
            <text:p>26467.2</text:p>
          </table:table-cell>
          <table:table-cell office:value-type="float" office:value="16.482">
            <text:p>16.48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491">
            <text:p>491</text:p>
          </table:table-cell>
          <table:table-cell table:number-columns-repeated="2" office:value-type="float" office:value="1323">
            <text:p>1323</text:p>
          </table:table-cell>
          <table:table-cell office:value-type="float" office:value="5876">
            <text:p>5876</text:p>
          </table:table-cell>
          <table:table-cell office:value-type="float" office:value="13329">
            <text:p>13329</text:p>
          </table:table-cell>
          <table:table-cell office:value-type="float" office:value="27416">
            <text:p>27416</text:p>
          </table:table-cell>
          <table:table-cell office:value-type="float" office:value="0">
            <text:p>0</text:p>
          </table:table-cell>
          <table:table-cell office:value-type="float" office:value="-439">
            <text:p>-439</text:p>
          </table:table-cell>
          <table:table-cell office:value-type="float" office:value="-1.6">
            <text:p>-1.6</text:p>
          </table:table-cell>
          <table:table-cell office:value-type="float" office:value="0">
            <text:p>0</text:p>
          </table:table-cell>
          <table:table-cell office:value-type="float" office:value="-0.0329357041038337">
            <text:p>-0.0329357041</text:p>
          </table:table-cell>
          <table:table-cell table:style-name="ce17" office:value-type="float" office:value="-0.0000583600817041144">
            <text:p>-5.84E-005</text:p>
          </table:table-cell>
          <table:table-cell office:value-type="float" office:value="0.77">
            <text:p>0.77</text:p>
          </table:table-cell>
          <table:table-cell office:value-type="float" office:value="0.88685116642202">
            <text:p>0.8868511664</text:p>
          </table:table-cell>
          <table:table-cell office:value-type="float" office:value="0.999795746389598">
            <text:p>0.9997957464</text:p>
          </table:table-cell>
          <table:table-cell office:value-type="float" office:value="0">
            <text:p>0</text:p>
          </table:table-cell>
          <table:table-cell office:value-type="float" office:value="-20.6969561383898">
            <text:p>-20.69695613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date" office:date-value="2021-04-18">
            <text:p>04/18/21</text:p>
          </table:table-cell>
          <table:table-cell office:value-type="float" office:value="205">
            <text:p>205</text:p>
          </table:table-cell>
          <table:table-cell office:value-type="float" office:value="8445">
            <text:p>8445</text:p>
          </table:table-cell>
          <table:table-cell office:value-type="float" office:value="28310">
            <text:p>28310</text:p>
          </table:table-cell>
          <table:table-cell office:value-type="float" office:value="13.09">
            <text:p>13.09</text:p>
          </table:table-cell>
          <table:table-cell office:value-type="float" office:value="211.8">
            <text:p>211.8</text:p>
          </table:table-cell>
          <table:table-cell office:value-type="float" office:value="8820.6">
            <text:p>8820.6</text:p>
          </table:table-cell>
          <table:table-cell office:value-type="float" office:value="24669.2">
            <text:p>24669.2</text:p>
          </table:table-cell>
          <table:table-cell office:value-type="float" office:value="14.184">
            <text:p>14.184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372">
            <text:p>1372</text:p>
          </table:table-cell>
          <table:table-cell office:value-type="float" office:value="5178">
            <text:p>5178</text:p>
          </table:table-cell>
          <table:table-cell office:value-type="float" office:value="11807">
            <text:p>11807</text:p>
          </table:table-cell>
          <table:table-cell office:value-type="float" office:value="28658">
            <text:p>28658</text:p>
          </table:table-cell>
          <table:table-cell office:value-type="float" office:value="-579">
            <text:p>-579</text:p>
          </table:table-cell>
          <table:table-cell table:number-columns-repeated="2" office:value-type="float" office:value="0">
            <text:p>0</text:p>
          </table:table-cell>
          <table:table-cell office:value-type="float" office:value="-0.111819235225956">
            <text:p>-0.1118192352</text:p>
          </table:table-cell>
          <table:table-cell table:number-columns-repeated="2" office:value-type="float" office:value="0">
            <text:p>0</text:p>
          </table:table-cell>
          <table:table-cell office:value-type="float" office:value="0.633139617787529">
            <text:p>0.6331396178</text:p>
          </table:table-cell>
          <table:table-cell office:value-type="float" office:value="0.91">
            <text:p>0.91</text:p>
          </table:table-cell>
          <table:table-cell office:value-type="float" office:value="1.16">
            <text:p>1.16</text:p>
          </table:table-cell>
          <table:table-cell office:value-type="float" office:value="-5.84539739258775">
            <text:p>-5.84539739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date" office:date-value="2021-04-19">
            <text:p>04/19/21</text:p>
          </table:table-cell>
          <table:table-cell office:value-type="float" office:value="197">
            <text:p>197</text:p>
          </table:table-cell>
          <table:table-cell office:value-type="float" office:value="8650">
            <text:p>8650</text:p>
          </table:table-cell>
          <table:table-cell office:value-type="float" office:value="19399">
            <text:p>19399</text:p>
          </table:table-cell>
          <table:table-cell office:value-type="float" office:value="13.82">
            <text:p>13.82</text:p>
          </table:table-cell>
          <table:table-cell office:value-type="float" office:value="205">
            <text:p>205</text:p>
          </table:table-cell>
          <table:table-cell office:value-type="float" office:value="8548.2">
            <text:p>8548.2</text:p>
          </table:table-cell>
          <table:table-cell office:value-type="float" office:value="22751.6">
            <text:p>22751.6</text:p>
          </table:table-cell>
          <table:table-cell office:value-type="float" office:value="13.178">
            <text:p>13.178</text:p>
          </table:table-cell>
          <table:table-cell table:number-columns-repeated="3" office:value-type="float" office:value="5">
            <text:p>5</text:p>
          </table:table-cell>
          <table:table-cell office:value-type="float" office:value="531">
            <text:p>531</text:p>
          </table:table-cell>
          <table:table-cell office:value-type="float" office:value="831">
            <text:p>831</text:p>
          </table:table-cell>
          <table:table-cell office:value-type="float" office:value="531">
            <text:p>531</text:p>
          </table:table-cell>
          <table:table-cell office:value-type="float" office:value="4764">
            <text:p>4764</text:p>
          </table:table-cell>
          <table:table-cell office:value-type="float" office:value="11114">
            <text:p>11114</text:p>
          </table:table-cell>
          <table:table-cell office:value-type="float" office:value="30377">
            <text:p>30377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72">
            <text:p>0.72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date" office:date-value="2021-04-20">
            <text:p>04/20/21</text:p>
          </table:table-cell>
          <table:table-cell office:value-type="float" office:value="199">
            <text:p>199</text:p>
          </table:table-cell>
          <table:table-cell office:value-type="float" office:value="8602">
            <text:p>8602</text:p>
          </table:table-cell>
          <table:table-cell office:value-type="float" office:value="12952">
            <text:p>12952</text:p>
          </table:table-cell>
          <table:table-cell office:value-type="float" office:value="12.7">
            <text:p>12.7</text:p>
          </table:table-cell>
          <table:table-cell office:value-type="float" office:value="204.4">
            <text:p>204.4</text:p>
          </table:table-cell>
          <table:table-cell office:value-type="float" office:value="8260.2">
            <text:p>8260.2</text:p>
          </table:table-cell>
          <table:table-cell office:value-type="float" office:value="21900.4">
            <text:p>21900.4</text:p>
          </table:table-cell>
          <table:table-cell office:value-type="float" office:value="12.906">
            <text:p>12.906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497">
            <text:p>497</text:p>
          </table:table-cell>
          <table:table-cell office:value-type="float" office:value="4383">
            <text:p>4383</text:p>
          </table:table-cell>
          <table:table-cell office:value-type="float" office:value="10518">
            <text:p>10518</text:p>
          </table:table-cell>
          <table:table-cell office:value-type="float" office:value="32403">
            <text:p>32403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72">
            <text:p>0.72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date" office:date-value="2021-04-21">
            <text:p>04/21/21</text:p>
          </table:table-cell>
          <table:table-cell office:value-type="float" office:value="207">
            <text:p>207</text:p>
          </table:table-cell>
          <table:table-cell office:value-type="float" office:value="8097">
            <text:p>8097</text:p>
          </table:table-cell>
          <table:table-cell office:value-type="float" office:value="22435">
            <text:p>22435</text:p>
          </table:table-cell>
          <table:table-cell office:value-type="float" office:value="11.26">
            <text:p>11.26</text:p>
          </table:table-cell>
          <table:table-cell office:value-type="float" office:value="204.25">
            <text:p>204.25</text:p>
          </table:table-cell>
          <table:table-cell office:value-type="float" office:value="8214">
            <text:p>8214</text:p>
          </table:table-cell>
          <table:table-cell office:value-type="float" office:value="20298">
            <text:p>20298</text:p>
          </table:table-cell>
          <table:table-cell office:value-type="float" office:value="12.86">
            <text:p>12.86</text:p>
          </table:table-cell>
          <table:table-cell table:number-columns-repeated="3" office:value-type="float" office:value="5">
            <text:p>5</text:p>
          </table:table-cell>
          <table:table-cell office:value-type="float" office:value="721">
            <text:p>721</text:p>
          </table:table-cell>
          <table:table-cell office:value-type="float" office:value="998">
            <text:p>998</text:p>
          </table:table-cell>
          <table:table-cell office:value-type="float" office:value="721">
            <text:p>721</text:p>
          </table:table-cell>
          <table:table-cell office:value-type="float" office:value="4032">
            <text:p>4032</text:p>
          </table:table-cell>
          <table:table-cell office:value-type="float" office:value="10206">
            <text:p>10206</text:p>
          </table:table-cell>
          <table:table-cell office:value-type="float" office:value="34565">
            <text:p>34565</text:p>
          </table:table-cell>
          <table:table-cell table:number-columns-repeated="6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.94">
            <text:p>0.94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date" office:date-value="2021-04-22">
            <text:p>04/22/21</text:p>
          </table:table-cell>
          <table:table-cell office:value-type="float" office:value="214">
            <text:p>214</text:p>
          </table:table-cell>
          <table:table-cell office:value-type="float" office:value="7507">
            <text:p>7507</text:p>
          </table:table-cell>
          <table:table-cell office:value-type="float" office:value="26406">
            <text:p>26406</text:p>
          </table:table-cell>
          <table:table-cell office:value-type="float" office:value="13.66">
            <text:p>13.66</text:p>
          </table:table-cell>
          <table:table-cell office:value-type="float" office:value="206.666666666667">
            <text:p>206.6666666667</text:p>
          </table:table-cell>
          <table:table-cell office:value-type="float" office:value="8068.66666666667">
            <text:p>8068.6666666667</text:p>
          </table:table-cell>
          <table:table-cell office:value-type="float" office:value="20597.6666666667">
            <text:p>20597.6666666667</text:p>
          </table:table-cell>
          <table:table-cell office:value-type="float" office:value="12.54">
            <text:p>12.54</text:p>
          </table:table-cell>
          <table:table-cell table:number-columns-repeated="3" office:value-type="float" office:value="5">
            <text:p>5</text:p>
          </table:table-cell>
          <table:table-cell office:value-type="float" office:value="602">
            <text:p>602</text:p>
          </table:table-cell>
          <table:table-cell office:value-type="float" office:value="871">
            <text:p>871</text:p>
          </table:table-cell>
          <table:table-cell office:value-type="float" office:value="602">
            <text:p>602</text:p>
          </table:table-cell>
          <table:table-cell office:value-type="float" office:value="3710">
            <text:p>3710</text:p>
          </table:table-cell>
          <table:table-cell office:value-type="float" office:value="9661">
            <text:p>9661</text:p>
          </table:table-cell>
          <table:table-cell office:value-type="float" office:value="36870">
            <text:p>36870</text:p>
          </table:table-cell>
          <table:table-cell table:number-columns-repeated="6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.77">
            <text:p>0.77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19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72">
            <text:p>0.72</text:p>
          </table:table-cell>
          <table:table-cell office:value-type="float" office:value="0.77">
            <text:p>0.77</text:p>
          </table:table-cell>
          <table:table-cell office:value-type="float" office:value="1.23">
            <text:p>1.23</text:p>
          </table:table-cell>
          <table:table-cell office:value-type="float" office:value="-8">
            <text:p>-8</text:p>
          </table:table-cell>
          <table:table-cell office:value-type="float" office:value="-10">
            <text:p>-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8.9">
            <text:p>28.9</text:p>
          </table:table-cell>
          <table:table-cell office:value-type="float" office:value="51.9">
            <text:p>51.9</text:p>
          </table:table-cell>
          <table:table-cell office:value-type="float" office:value="54.4">
            <text:p>54.4</text:p>
          </table:table-cell>
          <table:table-cell office:value-type="float" office:value="28274">
            <text:p>28274</text:p>
          </table:table-cell>
          <table:table-cell office:value-type="float" office:value="30156">
            <text:p>30156</text:p>
          </table:table-cell>
          <table:table-cell office:value-type="float" office:value="31373">
            <text:p>313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5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50:38.44</dc:date>
    <dc:creator>Liam Widdess</dc:creator>
    <meta:editing-duration>P2DT3H30M43S</meta:editing-duration>
    <meta:editing-cycles>185</meta:editing-cycles>
    <meta:generator>OpenOffice/4.1.7$Win32 OpenOffice.org_project/417m1$Build-9800</meta:generator>
    <meta:document-statistic meta:table-count="8" meta:cell-count="1264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142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18">
                <text:p>1161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240">
                <text:p>1024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15">
                <text:p>10415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320">
                <text:p>10320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469">
                <text:p>10469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38">
                <text:p>10438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1248">
                <text:p>11248</text:p>
              </table:table-cell>
              <table:table-cell office:value-type="float" office:value="19130">
                <text:p>1913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7908">
                <text:p>7908</text:p>
              </table:table-cell>
              <table:table-cell office:value-type="float" office:value="12434">
                <text:p>12434</text:p>
              </table:table-cell>
              <table:table-cell office:value-type="float" office:value="17733">
                <text:p>177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191">
                <text:p>8191</text:p>
              </table:table-cell>
              <table:table-cell office:value-type="float" office:value="11486">
                <text:p>11486</text:p>
              </table:table-cell>
              <table:table-cell office:value-type="float" office:value="17169">
                <text:p>1716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184">
                <text:p>8184</text:p>
              </table:table-cell>
              <table:table-cell office:value-type="float" office:value="12432">
                <text:p>12432</text:p>
              </table:table-cell>
              <table:table-cell office:value-type="float" office:value="17694">
                <text:p>1769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3070">
                <text:p>13070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3133">
                <text:p>13133</text:p>
              </table:table-cell>
              <table:table-cell office:value-type="float" office:value="19467">
                <text:p>194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198">
                <text:p>8198</text:p>
              </table:table-cell>
              <table:table-cell office:value-type="float" office:value="12915">
                <text:p>12915</text:p>
              </table:table-cell>
              <table:table-cell office:value-type="float" office:value="21902">
                <text:p>2190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752">
                <text:p>9752</text:p>
              </table:table-cell>
              <table:table-cell office:value-type="float" office:value="14188">
                <text:p>14188</text:p>
              </table:table-cell>
              <table:table-cell office:value-type="float" office:value="23791">
                <text:p>23791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0402">
                <text:p>10402</text:p>
              </table:table-cell>
              <table:table-cell office:value-type="float" office:value="14028">
                <text:p>14028</text:p>
              </table:table-cell>
              <table:table-cell office:value-type="float" office:value="23417">
                <text:p>2341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360">
                <text:p>10360</text:p>
              </table:table-cell>
              <table:table-cell office:value-type="float" office:value="14374">
                <text:p>14374</text:p>
              </table:table-cell>
              <table:table-cell office:value-type="float" office:value="22817">
                <text:p>2281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9894">
                <text:p>9894</text:p>
              </table:table-cell>
              <table:table-cell office:value-type="float" office:value="16110">
                <text:p>16110</text:p>
              </table:table-cell>
              <table:table-cell office:value-type="float" office:value="22871">
                <text:p>22871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110">
                <text:p>10110</text:p>
              </table:table-cell>
              <table:table-cell office:value-type="float" office:value="17202">
                <text:p>17202</text:p>
              </table:table-cell>
              <table:table-cell office:value-type="float" office:value="24741">
                <text:p>2474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405">
                <text:p>10405</text:p>
              </table:table-cell>
              <table:table-cell office:value-type="float" office:value="17351">
                <text:p>17351</text:p>
              </table:table-cell>
              <table:table-cell office:value-type="float" office:value="25530">
                <text:p>25530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275">
                <text:p>11275</text:p>
              </table:table-cell>
              <table:table-cell office:value-type="float" office:value="16774">
                <text:p>16774</text:p>
              </table:table-cell>
              <table:table-cell office:value-type="float" office:value="26217">
                <text:p>2621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2669">
                <text:p>12669</text:p>
              </table:table-cell>
              <table:table-cell office:value-type="float" office:value="17012">
                <text:p>17012</text:p>
              </table:table-cell>
              <table:table-cell office:value-type="float" office:value="27959">
                <text:p>27959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3895">
                <text:p>13895</text:p>
              </table:table-cell>
              <table:table-cell office:value-type="float" office:value="18247">
                <text:p>18247</text:p>
              </table:table-cell>
              <table:table-cell office:value-type="float" office:value="28767">
                <text:p>28767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3615">
                <text:p>13615</text:p>
              </table:table-cell>
              <table:table-cell office:value-type="float" office:value="18750">
                <text:p>18750</text:p>
              </table:table-cell>
              <table:table-cell office:value-type="float" office:value="26682">
                <text:p>2668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290">
                <text:p>13290</text:p>
              </table:table-cell>
              <table:table-cell office:value-type="float" office:value="19386">
                <text:p>19386</text:p>
              </table:table-cell>
              <table:table-cell office:value-type="float" office:value="26261">
                <text:p>26261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582">
                <text:p>13582</text:p>
              </table:table-cell>
              <table:table-cell office:value-type="float" office:value="20884">
                <text:p>20884</text:p>
              </table:table-cell>
              <table:table-cell office:value-type="float" office:value="28904">
                <text:p>2890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275">
                <text:p>14275</text:p>
              </table:table-cell>
              <table:table-cell office:value-type="float" office:value="21121">
                <text:p>21121</text:p>
              </table:table-cell>
              <table:table-cell office:value-type="float" office:value="30212">
                <text:p>30212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4905">
                <text:p>14905</text:p>
              </table:table-cell>
              <table:table-cell office:value-type="float" office:value="19870">
                <text:p>19870</text:p>
              </table:table-cell>
              <table:table-cell office:value-type="float" office:value="32257">
                <text:p>32257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236">
                <text:p>15236</text:p>
              </table:table-cell>
              <table:table-cell office:value-type="float" office:value="21396">
                <text:p>21396</text:p>
              </table:table-cell>
              <table:table-cell office:value-type="float" office:value="35921">
                <text:p>3592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405">
                <text:p>16405</text:p>
              </table:table-cell>
              <table:table-cell office:value-type="float" office:value="22645">
                <text:p>22645</text:p>
              </table:table-cell>
              <table:table-cell office:value-type="float" office:value="38197">
                <text:p>38197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530">
                <text:p>16530</text:p>
              </table:table-cell>
              <table:table-cell office:value-type="float" office:value="22695">
                <text:p>22695</text:p>
              </table:table-cell>
              <table:table-cell office:value-type="float" office:value="38114">
                <text:p>3811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864">
                <text:p>15864</text:p>
              </table:table-cell>
              <table:table-cell office:value-type="float" office:value="24096">
                <text:p>24096</text:p>
              </table:table-cell>
              <table:table-cell office:value-type="float" office:value="40098">
                <text:p>4009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259">
                <text:p>15259</text:p>
              </table:table-cell>
              <table:table-cell office:value-type="float" office:value="25704">
                <text:p>25704</text:p>
              </table:table-cell>
              <table:table-cell office:value-type="float" office:value="41410">
                <text:p>41410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655">
                <text:p>16655</text:p>
              </table:table-cell>
              <table:table-cell office:value-type="float" office:value="28106">
                <text:p>28106</text:p>
              </table:table-cell>
              <table:table-cell office:value-type="float" office:value="43771">
                <text:p>43771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105">
                <text:p>17105</text:p>
              </table:table-cell>
              <table:table-cell office:value-type="float" office:value="28212">
                <text:p>28212</text:p>
              </table:table-cell>
              <table:table-cell office:value-type="float" office:value="47007">
                <text:p>4700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326">
                <text:p>18326</text:p>
              </table:table-cell>
              <table:table-cell office:value-type="float" office:value="29950">
                <text:p>29950</text:p>
              </table:table-cell>
              <table:table-cell office:value-type="float" office:value="49815">
                <text:p>49815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322">
                <text:p>20322</text:p>
              </table:table-cell>
              <table:table-cell office:value-type="float" office:value="30745">
                <text:p>30745</text:p>
              </table:table-cell>
              <table:table-cell office:value-type="float" office:value="49115">
                <text:p>49115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224">
                <text:p>21224</text:p>
              </table:table-cell>
              <table:table-cell office:value-type="float" office:value="32461">
                <text:p>32461</text:p>
              </table:table-cell>
              <table:table-cell office:value-type="float" office:value="46917">
                <text:p>46917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132">
                <text:p>21132</text:p>
              </table:table-cell>
              <table:table-cell office:value-type="float" office:value="33390">
                <text:p>33390</text:p>
              </table:table-cell>
              <table:table-cell office:value-type="float" office:value="47595">
                <text:p>47595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1742">
                <text:p>21742</text:p>
              </table:table-cell>
              <table:table-cell office:value-type="float" office:value="34655">
                <text:p>34655</text:p>
              </table:table-cell>
              <table:table-cell office:value-type="float" office:value="49233">
                <text:p>49233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014">
                <text:p>23014</text:p>
              </table:table-cell>
              <table:table-cell office:value-type="float" office:value="34334">
                <text:p>34334</text:p>
              </table:table-cell>
              <table:table-cell office:value-type="float" office:value="48924">
                <text:p>4892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3880">
                <text:p>23880</text:p>
              </table:table-cell>
              <table:table-cell office:value-type="float" office:value="33260">
                <text:p>33260</text:p>
              </table:table-cell>
              <table:table-cell office:value-type="float" office:value="49540">
                <text:p>49540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537">
                <text:p>25537</text:p>
              </table:table-cell>
              <table:table-cell office:value-type="float" office:value="33702">
                <text:p>33702</text:p>
              </table:table-cell>
              <table:table-cell office:value-type="float" office:value="52191">
                <text:p>52191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383">
                <text:p>26383</text:p>
              </table:table-cell>
              <table:table-cell office:value-type="float" office:value="34748">
                <text:p>34748</text:p>
              </table:table-cell>
              <table:table-cell office:value-type="float" office:value="49778">
                <text:p>4977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6175">
                <text:p>26175</text:p>
              </table:table-cell>
              <table:table-cell office:value-type="float" office:value="33864">
                <text:p>33864</text:p>
              </table:table-cell>
              <table:table-cell office:value-type="float" office:value="47355">
                <text:p>47355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4530">
                <text:p>24530</text:p>
              </table:table-cell>
              <table:table-cell office:value-type="float" office:value="32368">
                <text:p>32368</text:p>
              </table:table-cell>
              <table:table-cell office:value-type="float" office:value="48890">
                <text:p>48890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5232">
                <text:p>25232</text:p>
              </table:table-cell>
              <table:table-cell office:value-type="float" office:value="33142">
                <text:p>33142</text:p>
              </table:table-cell>
              <table:table-cell office:value-type="float" office:value="50468">
                <text:p>50468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358">
                <text:p>25358</text:p>
              </table:table-cell>
              <table:table-cell office:value-type="float" office:value="33897">
                <text:p>33897</text:p>
              </table:table-cell>
              <table:table-cell office:value-type="float" office:value="48978">
                <text:p>4897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485">
                <text:p>25485</text:p>
              </table:table-cell>
              <table:table-cell office:value-type="float" office:value="33778">
                <text:p>33778</text:p>
              </table:table-cell>
              <table:table-cell office:value-type="float" office:value="48930">
                <text:p>4893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3465">
                <text:p>23465</text:p>
              </table:table-cell>
              <table:table-cell office:value-type="float" office:value="34935">
                <text:p>34935</text:p>
              </table:table-cell>
              <table:table-cell office:value-type="float" office:value="51161">
                <text:p>51161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4730">
                <text:p>24730</text:p>
              </table:table-cell>
              <table:table-cell office:value-type="float" office:value="36318">
                <text:p>36318</text:p>
              </table:table-cell>
              <table:table-cell office:value-type="float" office:value="52283">
                <text:p>52283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5297">
                <text:p>25297</text:p>
              </table:table-cell>
              <table:table-cell office:value-type="float" office:value="34690">
                <text:p>34690</text:p>
              </table:table-cell>
              <table:table-cell office:value-type="float" office:value="51689">
                <text:p>51689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4810">
                <text:p>24810</text:p>
              </table:table-cell>
              <table:table-cell office:value-type="float" office:value="34920">
                <text:p>34920</text:p>
              </table:table-cell>
              <table:table-cell office:value-type="float" office:value="51662">
                <text:p>51662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766">
                <text:p>22766</text:p>
              </table:table-cell>
              <table:table-cell office:value-type="float" office:value="35798">
                <text:p>35798</text:p>
              </table:table-cell>
              <table:table-cell office:value-type="float" office:value="52065">
                <text:p>52065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908">
                <text:p>23908</text:p>
              </table:table-cell>
              <table:table-cell office:value-type="float" office:value="36772">
                <text:p>36772</text:p>
              </table:table-cell>
              <table:table-cell office:value-type="float" office:value="52093">
                <text:p>5209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4090">
                <text:p>24090</text:p>
              </table:table-cell>
              <table:table-cell office:value-type="float" office:value="36600">
                <text:p>36600</text:p>
              </table:table-cell>
              <table:table-cell office:value-type="float" office:value="54385">
                <text:p>54385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5804">
                <text:p>25804</text:p>
              </table:table-cell>
              <table:table-cell office:value-type="float" office:value="35456">
                <text:p>35456</text:p>
              </table:table-cell>
              <table:table-cell office:value-type="float" office:value="51301">
                <text:p>51301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6465">
                <text:p>26465</text:p>
              </table:table-cell>
              <table:table-cell office:value-type="float" office:value="35375">
                <text:p>35375</text:p>
              </table:table-cell>
              <table:table-cell office:value-type="float" office:value="50418">
                <text:p>504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992">
                <text:p>24992</text:p>
              </table:table-cell>
              <table:table-cell office:value-type="float" office:value="35392">
                <text:p>35392</text:p>
              </table:table-cell>
              <table:table-cell office:value-type="float" office:value="50933">
                <text:p>5093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3890">
                <text:p>23890</text:p>
              </table:table-cell>
              <table:table-cell office:value-type="float" office:value="35308">
                <text:p>35308</text:p>
              </table:table-cell>
              <table:table-cell office:value-type="float" office:value="52342">
                <text:p>52342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3074">
                <text:p>23074</text:p>
              </table:table-cell>
              <table:table-cell office:value-type="float" office:value="35046">
                <text:p>35046</text:p>
              </table:table-cell>
              <table:table-cell office:value-type="float" office:value="49661">
                <text:p>49661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2676">
                <text:p>22676</text:p>
              </table:table-cell>
              <table:table-cell office:value-type="float" office:value="33684">
                <text:p>33684</text:p>
              </table:table-cell>
              <table:table-cell office:value-type="float" office:value="49692">
                <text:p>4969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0362">
                <text:p>20362</text:p>
              </table:table-cell>
              <table:table-cell office:value-type="float" office:value="31462">
                <text:p>31462</text:p>
              </table:table-cell>
              <table:table-cell office:value-type="float" office:value="49485">
                <text:p>49485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7967">
                <text:p>17967</text:p>
              </table:table-cell>
              <table:table-cell office:value-type="float" office:value="30061">
                <text:p>30061</text:p>
              </table:table-cell>
              <table:table-cell office:value-type="float" office:value="50673">
                <text:p>50673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5572">
                <text:p>15572</text:p>
              </table:table-cell>
              <table:table-cell office:value-type="float" office:value="28554">
                <text:p>28554</text:p>
              </table:table-cell>
              <table:table-cell office:value-type="float" office:value="48679">
                <text:p>48679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4603">
                <text:p>14603</text:p>
              </table:table-cell>
              <table:table-cell office:value-type="float" office:value="28411">
                <text:p>28411</text:p>
              </table:table-cell>
              <table:table-cell office:value-type="float" office:value="45754">
                <text:p>45754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900">
                <text:p>11900</text:p>
              </table:table-cell>
              <table:table-cell office:value-type="float" office:value="25650">
                <text:p>25650</text:p>
              </table:table-cell>
              <table:table-cell office:value-type="float" office:value="42912">
                <text:p>42912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798">
                <text:p>11798</text:p>
              </table:table-cell>
              <table:table-cell office:value-type="float" office:value="23950">
                <text:p>23950</text:p>
              </table:table-cell>
              <table:table-cell office:value-type="float" office:value="40627">
                <text:p>40627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3035">
                <text:p>13035</text:p>
              </table:table-cell>
              <table:table-cell office:value-type="float" office:value="22913">
                <text:p>22913</text:p>
              </table:table-cell>
              <table:table-cell office:value-type="float" office:value="39428">
                <text:p>3942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0995">
                <text:p>10995</text:p>
              </table:table-cell>
              <table:table-cell office:value-type="float" office:value="22470">
                <text:p>22470</text:p>
              </table:table-cell>
              <table:table-cell office:value-type="float" office:value="39283">
                <text:p>39283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9045">
                <text:p>9045</text:p>
              </table:table-cell>
              <table:table-cell office:value-type="float" office:value="21192">
                <text:p>21192</text:p>
              </table:table-cell>
              <table:table-cell office:value-type="float" office:value="36889">
                <text:p>36889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9180">
                <text:p>9180</text:p>
              </table:table-cell>
              <table:table-cell office:value-type="float" office:value="21230">
                <text:p>21230</text:p>
              </table:table-cell>
              <table:table-cell office:value-type="float" office:value="35705">
                <text:p>35705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0950">
                <text:p>10950</text:p>
              </table:table-cell>
              <table:table-cell office:value-type="float" office:value="19926">
                <text:p>19926</text:p>
              </table:table-cell>
              <table:table-cell office:value-type="float" office:value="33082">
                <text:p>3308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0380">
                <text:p>10380</text:p>
              </table:table-cell>
              <table:table-cell office:value-type="float" office:value="19228">
                <text:p>19228</text:p>
              </table:table-cell>
              <table:table-cell office:value-type="float" office:value="35892">
                <text:p>35892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9045">
                <text:p>9045</text:p>
              </table:table-cell>
              <table:table-cell office:value-type="float" office:value="18009">
                <text:p>18009</text:p>
              </table:table-cell>
              <table:table-cell office:value-type="float" office:value="34740">
                <text:p>34740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9180">
                <text:p>9180</text:p>
              </table:table-cell>
              <table:table-cell office:value-type="float" office:value="17946">
                <text:p>17946</text:p>
              </table:table-cell>
              <table:table-cell office:value-type="float" office:value="32215">
                <text:p>3221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7530">
                <text:p>7530</text:p>
              </table:table-cell>
              <table:table-cell office:value-type="float" office:value="16283">
                <text:p>16283</text:p>
              </table:table-cell>
              <table:table-cell office:value-type="float" office:value="29716">
                <text:p>29716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5595">
                <text:p>5595</text:p>
              </table:table-cell>
              <table:table-cell office:value-type="float" office:value="14913">
                <text:p>14913</text:p>
              </table:table-cell>
              <table:table-cell office:value-type="float" office:value="27302">
                <text:p>27302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7365">
                <text:p>7365</text:p>
              </table:table-cell>
              <table:table-cell office:value-type="float" office:value="15300">
                <text:p>15300</text:p>
              </table:table-cell>
              <table:table-cell office:value-type="float" office:value="27251">
                <text:p>2725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8550">
                <text:p>8550</text:p>
              </table:table-cell>
              <table:table-cell office:value-type="float" office:value="16060">
                <text:p>16060</text:p>
              </table:table-cell>
              <table:table-cell office:value-type="float" office:value="29053">
                <text:p>29053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7530">
                <text:p>7530</text:p>
              </table:table-cell>
              <table:table-cell office:value-type="float" office:value="14913">
                <text:p>14913</text:p>
              </table:table-cell>
              <table:table-cell office:value-type="float" office:value="28169">
                <text:p>2816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5595">
                <text:p>5595</text:p>
              </table:table-cell>
              <table:table-cell office:value-type="float" office:value="13607">
                <text:p>13607</text:p>
              </table:table-cell>
              <table:table-cell office:value-type="float" office:value="27438">
                <text:p>2743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7365">
                <text:p>7365</text:p>
              </table:table-cell>
              <table:table-cell office:value-type="float" office:value="15763">
                <text:p>15763</text:p>
              </table:table-cell>
              <table:table-cell office:value-type="float" office:value="27047">
                <text:p>27047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8550">
                <text:p>8550</text:p>
              </table:table-cell>
              <table:table-cell office:value-type="float" office:value="14569">
                <text:p>14569</text:p>
              </table:table-cell>
              <table:table-cell office:value-type="float" office:value="23766">
                <text:p>2376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6714">
                <text:p>6714</text:p>
              </table:table-cell>
              <table:table-cell office:value-type="float" office:value="13296">
                <text:p>13296</text:p>
              </table:table-cell>
              <table:table-cell office:value-type="float" office:value="21366">
                <text:p>2136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7455">
                <text:p>7455</text:p>
              </table:table-cell>
              <table:table-cell office:value-type="float" office:value="13596">
                <text:p>13596</text:p>
              </table:table-cell>
              <table:table-cell office:value-type="float" office:value="22512">
                <text:p>2251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9608">
                <text:p>9608</text:p>
              </table:table-cell>
              <table:table-cell office:value-type="float" office:value="15862">
                <text:p>15862</text:p>
              </table:table-cell>
              <table:table-cell office:value-type="float" office:value="26677">
                <text:p>26677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7533">
                <text:p>7533</text:p>
              </table:table-cell>
              <table:table-cell office:value-type="float" office:value="13244">
                <text:p>13244</text:p>
              </table:table-cell>
              <table:table-cell office:value-type="float" office:value="22274">
                <text:p>2227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7649">
                <text:p>7649</text:p>
              </table:table-cell>
              <table:table-cell office:value-type="float" office:value="13419">
                <text:p>13419</text:p>
              </table:table-cell>
              <table:table-cell office:value-type="float" office:value="23333">
                <text:p>23333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7494">
                <text:p>7494</text:p>
              </table:table-cell>
              <table:table-cell office:value-type="float" office:value="13989">
                <text:p>13989</text:p>
              </table:table-cell>
              <table:table-cell office:value-type="float" office:value="25956">
                <text:p>2595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6759">
                <text:p>6759</text:p>
              </table:table-cell>
              <table:table-cell office:value-type="float" office:value="12617">
                <text:p>12617</text:p>
              </table:table-cell>
              <table:table-cell office:value-type="float" office:value="21913">
                <text:p>21913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6021">
                <text:p>6021</text:p>
              </table:table-cell>
              <table:table-cell office:value-type="float" office:value="12524">
                <text:p>12524</text:p>
              </table:table-cell>
              <table:table-cell office:value-type="float" office:value="24423">
                <text:p>24423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5876">
                <text:p>5876</text:p>
              </table:table-cell>
              <table:table-cell office:value-type="float" office:value="13329">
                <text:p>13329</text:p>
              </table:table-cell>
              <table:table-cell office:value-type="float" office:value="27416">
                <text:p>27416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5178">
                <text:p>5178</text:p>
              </table:table-cell>
              <table:table-cell office:value-type="float" office:value="11807">
                <text:p>11807</text:p>
              </table:table-cell>
              <table:table-cell office:value-type="float" office:value="28658">
                <text:p>28658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4764">
                <text:p>4764</text:p>
              </table:table-cell>
              <table:table-cell office:value-type="float" office:value="11114">
                <text:p>11114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4383">
                <text:p>4383</text:p>
              </table:table-cell>
              <table:table-cell office:value-type="float" office:value="10518">
                <text:p>10518</text:p>
              </table:table-cell>
              <table:table-cell office:value-type="float" office:value="32403">
                <text:p>32403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4032">
                <text:p>4032</text:p>
              </table:table-cell>
              <table:table-cell office:value-type="float" office:value="10206">
                <text:p>10206</text:p>
              </table:table-cell>
              <table:table-cell office:value-type="float" office:value="34565">
                <text:p>34565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3710">
                <text:p>3710</text:p>
              </table:table-cell>
              <table:table-cell office:value-type="float" office:value="9661">
                <text:p>9661</text:p>
              </table:table-cell>
              <table:table-cell office:value-type="float" office:value="36870">
                <text:p>368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431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808.2">
                <text:p>11808.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631.2">
                <text:p>11631.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326.6">
                <text:p>11326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1034.2">
                <text:p>11034.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0865.2">
                <text:p>10865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0665.4">
                <text:p>10665.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0450.8">
                <text:p>10450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245.8">
                <text:p>10245.8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9887.2">
                <text:p>9887.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9412.6">
                <text:p>9412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9069.8">
                <text:p>9069.8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8820.6">
                <text:p>8820.6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8548.2">
                <text:p>8548.2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8260.2">
                <text:p>8260.2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8214">
                <text:p>8214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8068.66666666667">
                <text:p>8068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5cm" svg:y="1.404cm" svg:width="31.156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8.254">
                <text:p>18.25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8.294">
                <text:p>18.29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8.978">
                <text:p>18.97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7.818">
                <text:p>17.81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15.762">
                <text:p>15.762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16.482">
                <text:p>16.48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14.184">
                <text:p>14.184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13.178">
                <text:p>13.178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12.906">
                <text:p>12.906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12.54">
                <text:p>12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2cm" svg:y="1.352cm" svg:width="31.60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110742814877">
                <text:p>1.0311074281487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497157908082">
                <text:p>1.104971579080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152151574055">
                <text:p>1.115215157405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185014497913">
                <text:p>1.011850144979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3868334861907">
                <text:p>1.0386833486190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368432729326">
                <text:p>1.1036843272932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25417611829">
                <text:p>1.0925417611829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591680198196">
                <text:p>1.0059168019819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832198236077">
                <text:p>1.0383219823607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7603693979822">
                <text:p>1.0760369397982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193537578538">
                <text:p>1.1193537578538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4082013575838">
                <text:p>1.1408201357583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1884444444444">
                <text:p>1.1188444444444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3058923114275">
                <text:p>1.1305892311427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363989093918">
                <text:p>1.136398909391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165135730448">
                <text:p>1.1116513573044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1988692959609">
                <text:p>1.11988692959609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8716440980115">
                <text:p>1.1871644098011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38809850823">
                <text:p>1.138809850823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320717654102">
                <text:p>1.132071765410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2454396951075">
                <text:p>1.1245439695107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898984478411">
                <text:p>1.0898984478411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7356925696">
                <text:p>1.05735692569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6042301319975">
                <text:p>1.06042301319975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917887857939">
                <text:p>1.0917887857939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8550692077084">
                <text:p>1.0855069207708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2330884228233">
                <text:p>1.12330884228233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9001143029781">
                <text:p>1.1900114302978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9478420172524">
                <text:p>1.19478420172524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4949842196011">
                <text:p>1.14949842196011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6812072267355">
                <text:p>1.1681207226735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6117508932529">
                <text:p>1.16117508932529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4938817770925">
                <text:p>1.14938817770925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20818387146389">
                <text:p>1.20818387146389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5853058805577">
                <text:p>1.05853058805577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1231649843914">
                <text:p>1.11231649843914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7880308085549">
                <text:p>1.07880308085549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7030980800799">
                <text:p>1.07030980800799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994462784869181">
                <text:p>0.994462784869181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0.977704328967447">
                <text:p>0.977704328967447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4417629508668">
                <text:p>1.04417629508668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7103193427939">
                <text:p>1.07103193427939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57863852717">
                <text:p>1.057863852717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0.981939599553929">
                <text:p>0.981939599553929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5886768071545">
                <text:p>1.05886768071545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04081589729914">
                <text:p>1.0408158972991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1651240557834">
                <text:p>1.0165124055783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980953876539808">
                <text:p>0.980953876539808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67745483566272">
                <text:p>0.96774548356627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84522795790417">
                <text:p>0.984522795790417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81352812761006">
                <text:p>0.98135281276100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4278609736672">
                <text:p>1.04278609736672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0.982693866125319">
                <text:p>0.982693866125319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0.939467829914645">
                <text:p>0.939467829914645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6646052071016">
                <text:p>1.06646052071016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0.914507095324386">
                <text:p>0.91450709532438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0.909028451669518">
                <text:p>0.9090284516695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05555595333159">
                <text:p>1.05555595333159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06130552525563">
                <text:p>1.06130552525563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0.907533431843854">
                <text:p>0.907533431843854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908739938823625">
                <text:p>0.908739938823625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844968276058143">
                <text:p>0.844968276058143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945256635961736">
                <text:p>0.945256635961736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751535790128802">
                <text:p>0.75153579012880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746869542846676">
                <text:p>0.74686954284667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864765705246439">
                <text:p>0.864765705246439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790486643925889">
                <text:p>0.790486643925889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742494378546535">
                <text:p>0.742494378546535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868169369474287">
                <text:p>0.868169369474287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993812762404305">
                <text:p>0.993812762404305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908581619309376">
                <text:p>0.90858161930937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84066544384956">
                <text:p>0.84066544384956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928504456425192">
                <text:p>0.928504456425192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964564784855199">
                <text:p>0.964564784855199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853946159566966">
                <text:p>0.853946159566966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862277898124989">
                <text:p>0.862277898124989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867992510377328">
                <text:p>0.86799251037732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794896328935986">
                <text:p>0.7948963289359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787791753846876">
                <text:p>0.787791753846876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867992510377328">
                <text:p>0.86799251037732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0.85464877939953">
                <text:p>0.85464877939953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.02144432597399">
                <text:p>1.02144432597399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0.862277898124989">
                <text:p>0.862277898124989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.03311111862665">
                <text:p>1.03311111862665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.0379734319715">
                <text:p>1.0379734319715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.0404448440442">
                <text:p>1.040444844044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0.946943414242231">
                <text:p>0.946943414242231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.34127376041154">
                <text:p>1.3412737604115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0.786699573266928">
                <text:p>0.786699573266928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0.68945294222506">
                <text:p>0.68945294222506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0.998463329136898">
                <text:p>0.998463329136898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0.88685116642202">
                <text:p>0.8868511664220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324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21605.8">
                <text:p>21605.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25146.6">
                <text:p>25146.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0280.6">
                <text:p>30280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33112.4">
                <text:p>33112.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30201.2">
                <text:p>30201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30096.8">
                <text:p>30096.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27162.8">
                <text:p>27162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6194.6">
                <text:p>26194.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27055">
                <text:p>27055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29623.6">
                <text:p>29623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26467.2">
                <text:p>26467.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24669.2">
                <text:p>24669.2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22751.6">
                <text:p>22751.6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21900.4">
                <text:p>21900.4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20298">
                <text:p>20298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20597.6666666667">
                <text:p>20597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